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3764in" svg:height="5.8354in" svg:x="8.5091in" svg:y="0.7102in">
            <draw:object draw:notify-on-update-of-ranges="Sheet1.B2:Sheet1.B5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13in" svg:height="7.7602in" svg:x="7.4787in" svg:y="6.7598in">
            <draw:object draw:notify-on-update-of-ranges="Sheet1.C2:Sheet1.C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.8197in" svg:height="7.6768in" svg:x="7.6028in" svg:y="14.8673in">
            <draw:object draw:notify-on-update-of-ranges="Sheet1.D2:Sheet1.D5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9.3764in" svg:height="5.8354in" svg:x="25.5224in" svg:y="0.7315in">
            <draw:object draw:notify-on-update-of-ranges="Sheet1.F2:Sheet1.F3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2.7886in" svg:height="7.926in" svg:x="25.4677in" svg:y="6.987in">
            <draw:object draw:notify-on-update-of-ranges="Sheet1.G2:Sheet1.G3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2.7886in" svg:height="7.926in" svg:x="25.1929in" svg:y="15.124in">
            <draw:object draw:notify-on-update-of-ranges="Sheet1.H2:Sheet1.H30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7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ample_id</text:p>
          </table:table-cell>
          <table:table-cell office:value-type="string" calcext:value-type="string">
            <text:p>ADC_1kHz</text:p>
          </table:table-cell>
          <table:table-cell office:value-type="string" calcext:value-type="string">
            <text:p>ADC_10kHz</text:p>
          </table:table-cell>
          <table:table-cell office:value-type="string" calcext:value-type="string">
            <text:p>ADC_40kHz</text:p>
          </table:table-cell>
          <table:table-cell office:value-type="string" calcext:value-type="string">
            <text:p>DMA_sample_id</text:p>
          </table:table-cell>
          <table:table-cell office:value-type="string" calcext:value-type="string">
            <text:p>DMA_1kHz</text:p>
          </table:table-cell>
          <table:table-cell office:value-type="string" calcext:value-type="string">
            <text:p>DMA_10kHz</text:p>
          </table:table-cell>
          <table:table-cell office:value-type="string" calcext:value-type="string">
            <text:p>DMA_40kHz</text:p>
          </table:table-cell>
          <table:table-cell table:number-columns-repeated="19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3" calcext:value-type="float">
            <text:p>1643</text:p>
          </table:table-cell>
          <table:table-cell office:value-type="float" office:value="1030" calcext:value-type="float">
            <text:p>1030</text:p>
          </table:table-cell>
          <table:table-cell office:value-type="float" office:value="3444" calcext:value-type="float">
            <text:p>3444</text:p>
          </table:table-cell>
          <table:table-cell office:value-type="float" office:value="1" calcext:value-type="float">
            <text:p>1</text:p>
          </table:table-cell>
          <table:table-cell office:value-type="float" office:value="3027" calcext:value-type="float">
            <text:p>3027</text:p>
          </table:table-cell>
          <table:table-cell office:value-type="float" office:value="2973" calcext:value-type="float">
            <text:p>2973</text:p>
          </table:table-cell>
          <table:table-cell office:value-type="float" office:value="2051" calcext:value-type="float">
            <text:p>2051</text:p>
          </table:table-cell>
          <table:table-cell table:number-columns-repeated="19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72" calcext:value-type="float">
            <text:p>1472</text:p>
          </table:table-cell>
          <table:table-cell office:value-type="float" office:value="2627" calcext:value-type="float">
            <text:p>2627</text:p>
          </table:table-cell>
          <table:table-cell office:value-type="float" office:value="2246" calcext:value-type="float">
            <text:p>2246</text:p>
          </table:table-cell>
          <table:table-cell office:value-type="float" office:value="2" calcext:value-type="float">
            <text:p>2</text:p>
          </table:table-cell>
          <table:table-cell office:value-type="float" office:value="2987" calcext:value-type="float">
            <text:p>2987</text:p>
          </table:table-cell>
          <table:table-cell office:value-type="float" office:value="2045" calcext:value-type="float">
            <text:p>2045</text:p>
          </table:table-cell>
          <table:table-cell office:value-type="float" office:value="2073" calcext:value-type="float">
            <text:p>2073</text:p>
          </table:table-cell>
          <table:table-cell table:number-columns-repeated="19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22" calcext:value-type="float">
            <text:p>1322</text:p>
          </table:table-cell>
          <table:table-cell office:value-type="float" office:value="3469" calcext:value-type="float">
            <text:p>3469</text:p>
          </table:table-cell>
          <table:table-cell office:value-type="float" office:value="818" calcext:value-type="float">
            <text:p>818</text:p>
          </table:table-cell>
          <table:table-cell office:value-type="float" office:value="3" calcext:value-type="float">
            <text:p>3</text:p>
          </table:table-cell>
          <table:table-cell office:value-type="float" office:value="2854" calcext:value-type="float">
            <text:p>2854</text:p>
          </table:table-cell>
          <table:table-cell office:value-type="float" office:value="832" calcext:value-type="float">
            <text:p>832</text:p>
          </table:table-cell>
          <table:table-cell office:value-type="float" office:value="1810" calcext:value-type="float">
            <text:p>1810</text:p>
          </table:table-cell>
          <table:table-cell table:number-columns-repeated="19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90" calcext:value-type="float">
            <text:p>1190</text:p>
          </table:table-cell>
          <table:table-cell office:value-type="float" office:value="2396" calcext:value-type="float">
            <text:p>2396</text:p>
          </table:table-cell>
          <table:table-cell office:value-type="float" office:value="1137" calcext:value-type="float">
            <text:p>1137</text:p>
          </table:table-cell>
          <table:table-cell office:value-type="float" office:value="4" calcext:value-type="float">
            <text:p>4</text:p>
          </table:table-cell>
          <table:table-cell office:value-type="float" office:value="2706" calcext:value-type="float">
            <text:p>2706</text:p>
          </table:table-cell>
          <table:table-cell office:value-type="float" office:value="1342" calcext:value-type="float">
            <text:p>1342</text:p>
          </table:table-cell>
          <table:table-cell office:value-type="float" office:value="2178" calcext:value-type="float">
            <text:p>2178</text:p>
          </table:table-cell>
          <table:table-cell table:number-columns-repeated="19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7" calcext:value-type="float">
            <text:p>1057</text:p>
          </table:table-cell>
          <table:table-cell office:value-type="float" office:value="888" calcext:value-type="float">
            <text:p>888</text:p>
          </table:table-cell>
          <table:table-cell office:value-type="float" office:value="2766" calcext:value-type="float">
            <text:p>2766</text:p>
          </table:table-cell>
          <table:table-cell office:value-type="float" office:value="5" calcext:value-type="float">
            <text:p>5</text:p>
          </table:table-cell>
          <table:table-cell office:value-type="float" office:value="2546" calcext:value-type="float">
            <text:p>2546</text:p>
          </table:table-cell>
          <table:table-cell office:value-type="float" office:value="2879" calcext:value-type="float">
            <text:p>2879</text:p>
          </table:table-cell>
          <table:table-cell office:value-type="float" office:value="2410" calcext:value-type="float">
            <text:p>2410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7" calcext:value-type="float">
            <text:p>947</text:p>
          </table:table-cell>
          <table:table-cell office:value-type="float" office:value="1037" calcext:value-type="float">
            <text:p>1037</text:p>
          </table:table-cell>
          <table:table-cell office:value-type="float" office:value="3452" calcext:value-type="float">
            <text:p>3452</text:p>
          </table:table-cell>
          <table:table-cell office:value-type="float" office:value="6" calcext:value-type="float">
            <text:p>6</text:p>
          </table:table-cell>
          <table:table-cell office:value-type="float" office:value="2378" calcext:value-type="float">
            <text:p>2378</text:p>
          </table:table-cell>
          <table:table-cell office:value-type="float" office:value="3319" calcext:value-type="float">
            <text:p>3319</text:p>
          </table:table-cell>
          <table:table-cell office:value-type="float" office:value="2186" calcext:value-type="float">
            <text:p>2186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4" calcext:value-type="float">
            <text:p>854</text:p>
          </table:table-cell>
          <table:table-cell office:value-type="float" office:value="2634" calcext:value-type="float">
            <text:p>2634</text:p>
          </table:table-cell>
          <table:table-cell office:value-type="float" office:value="2251" calcext:value-type="float">
            <text:p>2251</text:p>
          </table:table-cell>
          <table:table-cell office:value-type="float" office:value="7" calcext:value-type="float">
            <text:p>7</text:p>
          </table:table-cell>
          <table:table-cell office:value-type="float" office:value="2205" calcext:value-type="float">
            <text:p>2205</text:p>
          </table:table-cell>
          <table:table-cell office:value-type="float" office:value="2053" calcext:value-type="float">
            <text:p>2053</text:p>
          </table:table-cell>
          <table:table-cell office:value-type="float" office:value="1819" calcext:value-type="float">
            <text:p>1819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1" calcext:value-type="float">
            <text:p>781</text:p>
          </table:table-cell>
          <table:table-cell office:value-type="float" office:value="3477" calcext:value-type="float">
            <text:p>3477</text:p>
          </table:table-cell>
          <table:table-cell office:value-type="float" office:value="821" calcext:value-type="float">
            <text:p>821</text:p>
          </table:table-cell>
          <table:table-cell office:value-type="float" office:value="8" calcext:value-type="float">
            <text:p>8</text:p>
          </table:table-cell>
          <table:table-cell office:value-type="float" office:value="2032" calcext:value-type="float">
            <text:p>2032</text:p>
          </table:table-cell>
          <table:table-cell office:value-type="float" office:value="832" calcext:value-type="float">
            <text:p>832</text:p>
          </table:table-cell>
          <table:table-cell office:value-type="float" office:value="1819" calcext:value-type="float">
            <text:p>1819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8" calcext:value-type="float">
            <text:p>728</text:p>
          </table:table-cell>
          <table:table-cell office:value-type="float" office:value="2396" calcext:value-type="float">
            <text:p>2396</text:p>
          </table:table-cell>
          <table:table-cell office:value-type="float" office:value="1137" calcext:value-type="float">
            <text:p>1137</text:p>
          </table:table-cell>
          <table:table-cell office:value-type="float" office:value="9" calcext:value-type="float">
            <text:p>9</text:p>
          </table:table-cell>
          <table:table-cell office:value-type="float" office:value="1857" calcext:value-type="float">
            <text:p>1857</text:p>
          </table:table-cell>
          <table:table-cell office:value-type="float" office:value="1344" calcext:value-type="float">
            <text:p>1344</text:p>
          </table:table-cell>
          <table:table-cell office:value-type="float" office:value="2187" calcext:value-type="float">
            <text:p>2187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8" calcext:value-type="float">
            <text:p>698</text:p>
          </table:table-cell>
          <table:table-cell office:value-type="float" office:value="887" calcext:value-type="float">
            <text:p>887</text:p>
          </table:table-cell>
          <table:table-cell office:value-type="float" office:value="2770" calcext:value-type="float">
            <text:p>2770</text:p>
          </table:table-cell>
          <table:table-cell office:value-type="float" office:value="10" calcext:value-type="float">
            <text:p>10</text:p>
          </table:table-cell>
          <table:table-cell office:value-type="float" office:value="1686" calcext:value-type="float">
            <text:p>1686</text:p>
          </table:table-cell>
          <table:table-cell office:value-type="float" office:value="2880" calcext:value-type="float">
            <text:p>2880</text:p>
          </table:table-cell>
          <table:table-cell office:value-type="float" office:value="2412" calcext:value-type="float">
            <text:p>2412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0" calcext:value-type="float">
            <text:p>690</text:p>
          </table:table-cell>
          <table:table-cell office:value-type="float" office:value="1033" calcext:value-type="float">
            <text:p>1033</text:p>
          </table:table-cell>
          <table:table-cell office:value-type="float" office:value="3452" calcext:value-type="float">
            <text:p>3452</text:p>
          </table:table-cell>
          <table:table-cell office:value-type="float" office:value="11" calcext:value-type="float">
            <text:p>11</text:p>
          </table:table-cell>
          <table:table-cell office:value-type="float" office:value="1522" calcext:value-type="float">
            <text:p>1522</text:p>
          </table:table-cell>
          <table:table-cell office:value-type="float" office:value="3320" calcext:value-type="float">
            <text:p>3320</text:p>
          </table:table-cell>
          <table:table-cell office:value-type="float" office:value="2189" calcext:value-type="float">
            <text:p>2189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1" calcext:value-type="float">
            <text:p>701</text:p>
          </table:table-cell>
          <table:table-cell office:value-type="float" office:value="2635" calcext:value-type="float">
            <text:p>2635</text:p>
          </table:table-cell>
          <table:table-cell office:value-type="float" office:value="2247" calcext:value-type="float">
            <text:p>2247</text:p>
          </table:table-cell>
          <table:table-cell office:value-type="float" office:value="12" calcext:value-type="float">
            <text:p>12</text:p>
          </table:table-cell>
          <table:table-cell office:value-type="float" office:value="1366" calcext:value-type="float">
            <text:p>1366</text:p>
          </table:table-cell>
          <table:table-cell office:value-type="float" office:value="2055" calcext:value-type="float">
            <text:p>2055</text:p>
          </table:table-cell>
          <table:table-cell office:value-type="float" office:value="1820" calcext:value-type="float">
            <text:p>1820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39" calcext:value-type="float">
            <text:p>739</text:p>
          </table:table-cell>
          <table:table-cell office:value-type="float" office:value="3476" calcext:value-type="float">
            <text:p>3476</text:p>
          </table:table-cell>
          <table:table-cell office:value-type="float" office:value="817" calcext:value-type="float">
            <text:p>817</text:p>
          </table:table-cell>
          <table:table-cell office:value-type="float" office:value="13" calcext:value-type="float">
            <text:p>13</text:p>
          </table:table-cell>
          <table:table-cell office:value-type="float" office:value="1221" calcext:value-type="float">
            <text:p>1221</text:p>
          </table:table-cell>
          <table:table-cell office:value-type="float" office:value="834" calcext:value-type="float">
            <text:p>834</text:p>
          </table:table-cell>
          <table:table-cell office:value-type="float" office:value="1821" calcext:value-type="float">
            <text:p>1821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1" calcext:value-type="float">
            <text:p>791</text:p>
          </table:table-cell>
          <table:table-cell office:value-type="float" office:value="2398" calcext:value-type="float">
            <text:p>2398</text:p>
          </table:table-cell>
          <table:table-cell office:value-type="float" office:value="1138" calcext:value-type="float">
            <text:p>1138</text:p>
          </table:table-cell>
          <table:table-cell office:value-type="float" office:value="14" calcext:value-type="float">
            <text:p>14</text:p>
          </table:table-cell>
          <table:table-cell office:value-type="float" office:value="1093" calcext:value-type="float">
            <text:p>1093</text:p>
          </table:table-cell>
          <table:table-cell office:value-type="float" office:value="1343" calcext:value-type="float">
            <text:p>1343</text:p>
          </table:table-cell>
          <table:table-cell office:value-type="float" office:value="2185" calcext:value-type="float">
            <text:p>2185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  <table:table-cell office:value-type="float" office:value="884" calcext:value-type="float">
            <text:p>884</text:p>
          </table:table-cell>
          <table:table-cell office:value-type="float" office:value="2771" calcext:value-type="float">
            <text:p>2771</text:p>
          </table:table-cell>
          <table:table-cell office:value-type="float" office:value="15" calcext:value-type="float">
            <text:p>15</text:p>
          </table:table-cell>
          <table:table-cell office:value-type="float" office:value="977" calcext:value-type="float">
            <text:p>977</text:p>
          </table:table-cell>
          <table:table-cell office:value-type="float" office:value="2880" calcext:value-type="float">
            <text:p>2880</text:p>
          </table:table-cell>
          <table:table-cell office:value-type="float" office:value="2415" calcext:value-type="float">
            <text:p>2415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70" calcext:value-type="float">
            <text:p>970</text:p>
          </table:table-cell>
          <table:table-cell office:value-type="float" office:value="1035" calcext:value-type="float">
            <text:p>1035</text:p>
          </table:table-cell>
          <table:table-cell office:value-type="float" office:value="3447" calcext:value-type="float">
            <text:p>3447</text:p>
          </table:table-cell>
          <table:table-cell office:value-type="float" office:value="16" calcext:value-type="float">
            <text:p>16</text:p>
          </table:table-cell>
          <table:table-cell office:value-type="float" office:value="879" calcext:value-type="float">
            <text:p>879</text:p>
          </table:table-cell>
          <table:table-cell office:value-type="float" office:value="3319" calcext:value-type="float">
            <text:p>3319</text:p>
          </table:table-cell>
          <table:table-cell office:value-type="float" office:value="2188" calcext:value-type="float">
            <text:p>2188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80" calcext:value-type="float">
            <text:p>1080</text:p>
          </table:table-cell>
          <table:table-cell office:value-type="float" office:value="2632" calcext:value-type="float">
            <text:p>2632</text:p>
          </table:table-cell>
          <table:table-cell office:value-type="float" office:value="2247" calcext:value-type="float">
            <text:p>2247</text:p>
          </table:table-cell>
          <table:table-cell office:value-type="float" office:value="17" calcext:value-type="float">
            <text:p>17</text:p>
          </table:table-cell>
          <table:table-cell office:value-type="float" office:value="800" calcext:value-type="float">
            <text:p>800</text:p>
          </table:table-cell>
          <table:table-cell office:value-type="float" office:value="2055" calcext:value-type="float">
            <text:p>2055</text:p>
          </table:table-cell>
          <table:table-cell office:value-type="float" office:value="1821" calcext:value-type="float">
            <text:p>1821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09" calcext:value-type="float">
            <text:p>1209</text:p>
          </table:table-cell>
          <table:table-cell office:value-type="float" office:value="3476" calcext:value-type="float">
            <text:p>3476</text:p>
          </table:table-cell>
          <table:table-cell office:value-type="float" office:value="815" calcext:value-type="float">
            <text:p>815</text:p>
          </table:table-cell>
          <table:table-cell office:value-type="float" office:value="18" calcext:value-type="float">
            <text:p>18</text:p>
          </table:table-cell>
          <table:table-cell office:value-type="float" office:value="743" calcext:value-type="float">
            <text:p>743</text:p>
          </table:table-cell>
          <table:table-cell office:value-type="float" office:value="834" calcext:value-type="float">
            <text:p>834</text:p>
          </table:table-cell>
          <table:table-cell office:value-type="float" office:value="1821" calcext:value-type="float">
            <text:p>1821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49" calcext:value-type="float">
            <text:p>1349</text:p>
          </table:table-cell>
          <table:table-cell office:value-type="float" office:value="2398" calcext:value-type="float">
            <text:p>2398</text:p>
          </table:table-cell>
          <table:table-cell office:value-type="float" office:value="1140" calcext:value-type="float">
            <text:p>1140</text:p>
          </table:table-cell>
          <table:table-cell office:value-type="float" office:value="19" calcext:value-type="float">
            <text:p>19</text:p>
          </table:table-cell>
          <table:table-cell office:value-type="float" office:value="706" calcext:value-type="float">
            <text:p>706</text:p>
          </table:table-cell>
          <table:table-cell office:value-type="float" office:value="1343" calcext:value-type="float">
            <text:p>1343</text:p>
          </table:table-cell>
          <table:table-cell office:value-type="float" office:value="2187" calcext:value-type="float">
            <text:p>2187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5" calcext:value-type="float">
            <text:p>1505</text:p>
          </table:table-cell>
          <table:table-cell office:value-type="float" office:value="886" calcext:value-type="float">
            <text:p>886</text:p>
          </table:table-cell>
          <table:table-cell office:value-type="float" office:value="2776" calcext:value-type="float">
            <text:p>2776</text:p>
          </table:table-cell>
          <table:table-cell office:value-type="float" office:value="20" calcext:value-type="float">
            <text:p>20</text:p>
          </table:table-cell>
          <table:table-cell office:value-type="float" office:value="691" calcext:value-type="float">
            <text:p>691</text:p>
          </table:table-cell>
          <table:table-cell office:value-type="float" office:value="2880" calcext:value-type="float">
            <text:p>2880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71" calcext:value-type="float">
            <text:p>1671</text:p>
          </table:table-cell>
          <table:table-cell office:value-type="float" office:value="1037" calcext:value-type="float">
            <text:p>1037</text:p>
          </table:table-cell>
          <table:table-cell office:value-type="float" office:value="3455" calcext:value-type="float">
            <text:p>3455</text:p>
          </table:table-cell>
          <table:table-cell office:value-type="float" office:value="21" calcext:value-type="float">
            <text:p>21</text:p>
          </table:table-cell>
          <table:table-cell office:value-type="float" office:value="698" calcext:value-type="float">
            <text:p>698</text:p>
          </table:table-cell>
          <table:table-cell office:value-type="float" office:value="3320" calcext:value-type="float">
            <text:p>3320</text:p>
          </table:table-cell>
          <table:table-cell office:value-type="float" office:value="2189" calcext:value-type="float">
            <text:p>2189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39" calcext:value-type="float">
            <text:p>1839</text:p>
          </table:table-cell>
          <table:table-cell office:value-type="float" office:value="2630" calcext:value-type="float">
            <text:p>2630</text:p>
          </table:table-cell>
          <table:table-cell office:value-type="float" office:value="2243" calcext:value-type="float">
            <text:p>2243</text:p>
          </table:table-cell>
          <table:table-cell office:value-type="float" office:value="22" calcext:value-type="float">
            <text:p>22</text:p>
          </table:table-cell>
          <table:table-cell office:value-type="float" office:value="726" calcext:value-type="float">
            <text:p>726</text:p>
          </table:table-cell>
          <table:table-cell office:value-type="float" office:value="2056" calcext:value-type="float">
            <text:p>2056</text:p>
          </table:table-cell>
          <table:table-cell office:value-type="float" office:value="1820" calcext:value-type="float">
            <text:p>1820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5" calcext:value-type="float">
            <text:p>2015</text:p>
          </table:table-cell>
          <table:table-cell office:value-type="float" office:value="3480" calcext:value-type="float">
            <text:p>3480</text:p>
          </table:table-cell>
          <table:table-cell office:value-type="float" office:value="812" calcext:value-type="float">
            <text:p>812</text:p>
          </table:table-cell>
          <table:table-cell office:value-type="float" office:value="23" calcext:value-type="float">
            <text:p>23</text:p>
          </table:table-cell>
          <table:table-cell office:value-type="float" office:value="777" calcext:value-type="float">
            <text:p>777</text:p>
          </table:table-cell>
          <table:table-cell office:value-type="float" office:value="834" calcext:value-type="float">
            <text:p>834</text:p>
          </table:table-cell>
          <table:table-cell office:value-type="float" office:value="1820" calcext:value-type="float">
            <text:p>1820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88" calcext:value-type="float">
            <text:p>2188</text:p>
          </table:table-cell>
          <table:table-cell office:value-type="float" office:value="2396" calcext:value-type="float">
            <text:p>2396</text:p>
          </table:table-cell>
          <table:table-cell office:value-type="float" office:value="1145" calcext:value-type="float">
            <text:p>1145</text:p>
          </table:table-cell>
          <table:table-cell office:value-type="float" office:value="24" calcext:value-type="float">
            <text:p>24</text:p>
          </table:table-cell>
          <table:table-cell office:value-type="float" office:value="848" calcext:value-type="float">
            <text:p>848</text:p>
          </table:table-cell>
          <table:table-cell office:value-type="float" office:value="1341" calcext:value-type="float">
            <text:p>1341</text:p>
          </table:table-cell>
          <table:table-cell office:value-type="float" office:value="2187" calcext:value-type="float">
            <text:p>2187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65" calcext:value-type="float">
            <text:p>2365</text:p>
          </table:table-cell>
          <table:table-cell office:value-type="float" office:value="887" calcext:value-type="float">
            <text:p>887</text:p>
          </table:table-cell>
          <table:table-cell office:value-type="float" office:value="2782" calcext:value-type="float">
            <text:p>2782</text:p>
          </table:table-cell>
          <table:table-cell office:value-type="float" office:value="25" calcext:value-type="float">
            <text:p>25</text:p>
          </table:table-cell>
          <table:table-cell office:value-type="float" office:value="937" calcext:value-type="float">
            <text:p>937</text:p>
          </table:table-cell>
          <table:table-cell office:value-type="float" office:value="2879" calcext:value-type="float">
            <text:p>2879</text:p>
          </table:table-cell>
          <table:table-cell office:value-type="float" office:value="2415" calcext:value-type="float">
            <text:p>2415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34" calcext:value-type="float">
            <text:p>2534</text:p>
          </table:table-cell>
          <table:table-cell office:value-type="float" office:value="1035" calcext:value-type="float">
            <text:p>1035</text:p>
          </table:table-cell>
          <table:table-cell office:value-type="float" office:value="3454" calcext:value-type="float">
            <text:p>3454</text:p>
          </table:table-cell>
          <table:table-cell office:value-type="float" office:value="26" calcext:value-type="float">
            <text:p>26</text:p>
          </table:table-cell>
          <table:table-cell office:value-type="float" office:value="1047" calcext:value-type="float">
            <text:p>1047</text:p>
          </table:table-cell>
          <table:table-cell office:value-type="float" office:value="3319" calcext:value-type="float">
            <text:p>3319</text:p>
          </table:table-cell>
          <table:table-cell office:value-type="float" office:value="2188" calcext:value-type="float">
            <text:p>2188</text:p>
          </table:table-cell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97" calcext:value-type="float">
            <text:p>2697</text:p>
          </table:table-cell>
          <table:table-cell office:value-type="float" office:value="2631" calcext:value-type="float">
            <text:p>2631</text:p>
          </table:table-cell>
          <table:table-cell office:value-type="float" office:value="2241" calcext:value-type="float">
            <text:p>2241</text:p>
          </table:table-cell>
          <table:table-cell office:value-type="float" office:value="27" calcext:value-type="float">
            <text:p>27</text:p>
          </table:table-cell>
          <table:table-cell office:value-type="float" office:value="1173" calcext:value-type="float">
            <text:p>1173</text:p>
          </table:table-cell>
          <table:table-cell office:value-type="float" office:value="2058" calcext:value-type="float">
            <text:p>2058</text:p>
          </table:table-cell>
          <table:table-cell office:value-type="float" office:value="1820" calcext:value-type="float">
            <text:p>1820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51" calcext:value-type="float">
            <text:p>2851</text:p>
          </table:table-cell>
          <table:table-cell office:value-type="float" office:value="3476" calcext:value-type="float">
            <text:p>3476</text:p>
          </table:table-cell>
          <table:table-cell office:value-type="float" office:value="816" calcext:value-type="float">
            <text:p>816</text:p>
          </table:table-cell>
          <table:table-cell office:value-type="float" office:value="28" calcext:value-type="float">
            <text:p>28</text:p>
          </table:table-cell>
          <table:table-cell office:value-type="float" office:value="1312" calcext:value-type="float">
            <text:p>1312</text:p>
          </table:table-cell>
          <table:table-cell office:value-type="float" office:value="835" calcext:value-type="float">
            <text:p>835</text:p>
          </table:table-cell>
          <table:table-cell office:value-type="float" office:value="1822" calcext:value-type="float">
            <text:p>1822</text:p>
          </table:table-cell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94" calcext:value-type="float">
            <text:p>2994</text:p>
          </table:table-cell>
          <table:table-cell office:value-type="float" office:value="2397" calcext:value-type="float">
            <text:p>2397</text:p>
          </table:table-cell>
          <table:table-cell office:value-type="float" office:value="1143" calcext:value-type="float">
            <text:p>1143</text:p>
          </table:table-cell>
          <table:table-cell office:value-type="float" office:value="29" calcext:value-type="float">
            <text:p>29</text:p>
          </table:table-cell>
          <table:table-cell office:value-type="float" office:value="1462" calcext:value-type="float">
            <text:p>1462</text:p>
          </table:table-cell>
          <table:table-cell office:value-type="float" office:value="1341" calcext:value-type="float">
            <text:p>1341</text:p>
          </table:table-cell>
          <table:table-cell office:value-type="float" office:value="2189" calcext:value-type="float">
            <text:p>2189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19" calcext:value-type="float">
            <text:p>3119</text:p>
          </table:table-cell>
          <table:table-cell office:value-type="float" office:value="888" calcext:value-type="float">
            <text:p>888</text:p>
          </table:table-cell>
          <table:table-cell office:value-type="float" office:value="2775" calcext:value-type="float">
            <text:p>2775</text:p>
          </table:table-cell>
          <table:table-cell office:value-type="float" office:value="30" calcext:value-type="float">
            <text:p>30</text:p>
          </table:table-cell>
          <table:table-cell office:value-type="float" office:value="1624" calcext:value-type="float">
            <text:p>1624</text:p>
          </table:table-cell>
          <table:table-cell office:value-type="float" office:value="2878" calcext:value-type="float">
            <text:p>2878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26" calcext:value-type="float">
            <text:p>3226</text:p>
          </table:table-cell>
          <table:table-cell office:value-type="float" office:value="1035" calcext:value-type="float">
            <text:p>1035</text:p>
          </table:table-cell>
          <table:table-cell office:value-type="float" office:value="3456" calcext:value-type="float">
            <text:p>3456</text:p>
          </table:table-cell>
          <table:table-cell office:value-type="float" office:value="31" calcext:value-type="float">
            <text:p>31</text:p>
          </table:table-cell>
          <table:table-cell office:value-type="float" office:value="1792" calcext:value-type="float">
            <text:p>1792</text:p>
          </table:table-cell>
          <table:table-cell office:value-type="float" office:value="3320" calcext:value-type="float">
            <text:p>3320</text:p>
          </table:table-cell>
          <table:table-cell office:value-type="float" office:value="2186" calcext:value-type="float">
            <text:p>2186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15" calcext:value-type="float">
            <text:p>3315</text:p>
          </table:table-cell>
          <table:table-cell office:value-type="float" office:value="2630" calcext:value-type="float">
            <text:p>2630</text:p>
          </table:table-cell>
          <table:table-cell office:value-type="float" office:value="2237" calcext:value-type="float">
            <text:p>2237</text:p>
          </table:table-cell>
          <table:table-cell office:value-type="float" office:value="32" calcext:value-type="float">
            <text:p>32</text:p>
          </table:table-cell>
          <table:table-cell office:value-type="float" office:value="1966" calcext:value-type="float">
            <text:p>1966</text:p>
          </table:table-cell>
          <table:table-cell office:value-type="float" office:value="2056" calcext:value-type="float">
            <text:p>2056</text:p>
          </table:table-cell>
          <table:table-cell office:value-type="float" office:value="1819" calcext:value-type="float">
            <text:p>1819</text:p>
          </table:table-cell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89" calcext:value-type="float">
            <text:p>3389</text:p>
          </table:table-cell>
          <table:table-cell office:value-type="float" office:value="3481" calcext:value-type="float">
            <text:p>3481</text:p>
          </table:table-cell>
          <table:table-cell office:value-type="float" office:value="814" calcext:value-type="float">
            <text:p>814</text:p>
          </table:table-cell>
          <table:table-cell office:value-type="float" office:value="33" calcext:value-type="float">
            <text:p>33</text:p>
          </table:table-cell>
          <table:table-cell office:value-type="float" office:value="2140" calcext:value-type="float">
            <text:p>2140</text:p>
          </table:table-cell>
          <table:table-cell office:value-type="float" office:value="834" calcext:value-type="float">
            <text:p>834</text:p>
          </table:table-cell>
          <table:table-cell office:value-type="float" office:value="1822" calcext:value-type="float">
            <text:p>1822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45" calcext:value-type="float">
            <text:p>3445</text:p>
          </table:table-cell>
          <table:table-cell office:value-type="float" office:value="2400" calcext:value-type="float">
            <text:p>2400</text:p>
          </table:table-cell>
          <table:table-cell office:value-type="float" office:value="1149" calcext:value-type="float">
            <text:p>1149</text:p>
          </table:table-cell>
          <table:table-cell office:value-type="float" office:value="34" calcext:value-type="float">
            <text:p>34</text:p>
          </table:table-cell>
          <table:table-cell office:value-type="float" office:value="2315" calcext:value-type="float">
            <text:p>2315</text:p>
          </table:table-cell>
          <table:table-cell office:value-type="float" office:value="1341" calcext:value-type="float">
            <text:p>1341</text:p>
          </table:table-cell>
          <table:table-cell office:value-type="float" office:value="2190" calcext:value-type="float">
            <text:p>2190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72" calcext:value-type="float">
            <text:p>3472</text:p>
          </table:table-cell>
          <table:table-cell office:value-type="float" office:value="886" calcext:value-type="float">
            <text:p>886</text:p>
          </table:table-cell>
          <table:table-cell office:value-type="float" office:value="2782" calcext:value-type="float">
            <text:p>2782</text:p>
          </table:table-cell>
          <table:table-cell office:value-type="float" office:value="35" calcext:value-type="float">
            <text:p>35</text:p>
          </table:table-cell>
          <table:table-cell office:value-type="float" office:value="2486" calcext:value-type="float">
            <text:p>2486</text:p>
          </table:table-cell>
          <table:table-cell office:value-type="float" office:value="2877" calcext:value-type="float">
            <text:p>2877</text:p>
          </table:table-cell>
          <table:table-cell office:value-type="float" office:value="2413" calcext:value-type="float">
            <text:p>2413</text:p>
          </table:table-cell>
          <table:table-cell table:number-columns-repeated="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81" calcext:value-type="float">
            <text:p>3481</text:p>
          </table:table-cell>
          <table:table-cell office:value-type="float" office:value="1031" calcext:value-type="float">
            <text:p>1031</text:p>
          </table:table-cell>
          <table:table-cell office:value-type="float" office:value="3453" calcext:value-type="float">
            <text:p>3453</text:p>
          </table:table-cell>
          <table:table-cell office:value-type="float" office:value="36" calcext:value-type="float">
            <text:p>36</text:p>
          </table:table-cell>
          <table:table-cell office:value-type="float" office:value="2652" calcext:value-type="float">
            <text:p>2652</text:p>
          </table:table-cell>
          <table:table-cell office:value-type="float" office:value="3320" calcext:value-type="float">
            <text:p>3320</text:p>
          </table:table-cell>
          <table:table-cell office:value-type="float" office:value="2185" calcext:value-type="float">
            <text:p>2185</text:p>
          </table:table-cell>
          <table:table-cell table:number-columns-repeated="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73" calcext:value-type="float">
            <text:p>3473</text:p>
          </table:table-cell>
          <table:table-cell office:value-type="float" office:value="2630" calcext:value-type="float">
            <text:p>2630</text:p>
          </table:table-cell>
          <table:table-cell office:value-type="float" office:value="2236" calcext:value-type="float">
            <text:p>2236</text:p>
          </table:table-cell>
          <table:table-cell office:value-type="float" office:value="37" calcext:value-type="float">
            <text:p>37</text:p>
          </table:table-cell>
          <table:table-cell office:value-type="float" office:value="2806" calcext:value-type="float">
            <text:p>2806</text:p>
          </table:table-cell>
          <table:table-cell office:value-type="float" office:value="2058" calcext:value-type="float">
            <text:p>2058</text:p>
          </table:table-cell>
          <table:table-cell office:value-type="float" office:value="1820" calcext:value-type="float">
            <text:p>1820</text:p>
          </table:table-cell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34" calcext:value-type="float">
            <text:p>3434</text:p>
          </table:table-cell>
          <table:table-cell office:value-type="float" office:value="3480" calcext:value-type="float">
            <text:p>3480</text:p>
          </table:table-cell>
          <table:table-cell office:value-type="float" office:value="812" calcext:value-type="float">
            <text:p>812</text:p>
          </table:table-cell>
          <table:table-cell office:value-type="float" office:value="38" calcext:value-type="float">
            <text:p>38</text:p>
          </table:table-cell>
          <table:table-cell office:value-type="float" office:value="2950" calcext:value-type="float">
            <text:p>2950</text:p>
          </table:table-cell>
          <table:table-cell office:value-type="float" office:value="834" calcext:value-type="float">
            <text:p>834</text:p>
          </table:table-cell>
          <table:table-cell office:value-type="float" office:value="1822" calcext:value-type="float">
            <text:p>1822</text:p>
          </table:table-cell>
          <table:table-cell table:number-columns-repeated="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380" calcext:value-type="float">
            <text:p>3380</text:p>
          </table:table-cell>
          <table:table-cell office:value-type="float" office:value="2399" calcext:value-type="float">
            <text:p>2399</text:p>
          </table:table-cell>
          <table:table-cell office:value-type="float" office:value="1147" calcext:value-type="float">
            <text:p>1147</text:p>
          </table:table-cell>
          <table:table-cell office:value-type="float" office:value="39" calcext:value-type="float">
            <text:p>39</text:p>
          </table:table-cell>
          <table:table-cell office:value-type="float" office:value="3081" calcext:value-type="float">
            <text:p>3081</text:p>
          </table:table-cell>
          <table:table-cell office:value-type="float" office:value="1341" calcext:value-type="float">
            <text:p>1341</text:p>
          </table:table-cell>
          <table:table-cell office:value-type="float" office:value="2189" calcext:value-type="float">
            <text:p>2189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05" calcext:value-type="float">
            <text:p>3305</text:p>
          </table:table-cell>
          <table:table-cell office:value-type="float" office:value="888" calcext:value-type="float">
            <text:p>888</text:p>
          </table:table-cell>
          <table:table-cell office:value-type="float" office:value="2780" calcext:value-type="float">
            <text:p>2780</text:p>
          </table:table-cell>
          <table:table-cell office:value-type="float" office:value="40" calcext:value-type="float">
            <text:p>40</text:p>
          </table:table-cell>
          <table:table-cell office:value-type="float" office:value="3197" calcext:value-type="float">
            <text:p>3197</text:p>
          </table:table-cell>
          <table:table-cell office:value-type="float" office:value="2877" calcext:value-type="float">
            <text:p>2877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10" calcext:value-type="float">
            <text:p>3210</text:p>
          </table:table-cell>
          <table:table-cell office:value-type="float" office:value="1033" calcext:value-type="float">
            <text:p>1033</text:p>
          </table:table-cell>
          <table:table-cell office:value-type="float" office:value="3453" calcext:value-type="float">
            <text:p>3453</text:p>
          </table:table-cell>
          <table:table-cell office:value-type="float" office:value="41" calcext:value-type="float">
            <text:p>41</text:p>
          </table:table-cell>
          <table:table-cell office:value-type="float" office:value="3293" calcext:value-type="float">
            <text:p>3293</text:p>
          </table:table-cell>
          <table:table-cell office:value-type="float" office:value="3319" calcext:value-type="float">
            <text:p>3319</text:p>
          </table:table-cell>
          <table:table-cell office:value-type="float" office:value="2185" calcext:value-type="float">
            <text:p>2185</text:p>
          </table:table-cell>
          <table:table-cell table:number-columns-repeated="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96" calcext:value-type="float">
            <text:p>3096</text:p>
          </table:table-cell>
          <table:table-cell office:value-type="float" office:value="2630" calcext:value-type="float">
            <text:p>2630</text:p>
          </table:table-cell>
          <table:table-cell office:value-type="float" office:value="2230" calcext:value-type="float">
            <text:p>2230</text:p>
          </table:table-cell>
          <table:table-cell office:value-type="float" office:value="42" calcext:value-type="float">
            <text:p>42</text:p>
          </table:table-cell>
          <table:table-cell office:value-type="float" office:value="3371" calcext:value-type="float">
            <text:p>3371</text:p>
          </table:table-cell>
          <table:table-cell office:value-type="float" office:value="2058" calcext:value-type="float">
            <text:p>2058</text:p>
          </table:table-cell>
          <table:table-cell office:value-type="float" office:value="1819" calcext:value-type="float">
            <text:p>1819</text:p>
          </table:table-cell>
          <table:table-cell table:number-columns-repeated="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966" calcext:value-type="float">
            <text:p>2966</text:p>
          </table:table-cell>
          <table:table-cell office:value-type="float" office:value="3474" calcext:value-type="float">
            <text:p>3474</text:p>
          </table:table-cell>
          <table:table-cell office:value-type="float" office:value="809" calcext:value-type="float">
            <text:p>809</text:p>
          </table:table-cell>
          <table:table-cell office:value-type="float" office:value="43" calcext:value-type="float">
            <text:p>43</text:p>
          </table:table-cell>
          <table:table-cell office:value-type="float" office:value="3428" calcext:value-type="float">
            <text:p>3428</text:p>
          </table:table-cell>
          <table:table-cell office:value-type="float" office:value="835" calcext:value-type="float">
            <text:p>835</text:p>
          </table:table-cell>
          <table:table-cell office:value-type="float" office:value="1822" calcext:value-type="float">
            <text:p>1822</text:p>
          </table:table-cell>
          <table:table-cell table:number-columns-repeated="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18" calcext:value-type="float">
            <text:p>2818</text:p>
          </table:table-cell>
          <table:table-cell office:value-type="float" office:value="2399" calcext:value-type="float">
            <text:p>2399</text:p>
          </table:table-cell>
          <table:table-cell office:value-type="float" office:value="1147" calcext:value-type="float">
            <text:p>1147</text:p>
          </table:table-cell>
          <table:table-cell office:value-type="float" office:value="44" calcext:value-type="float">
            <text:p>44</text:p>
          </table:table-cell>
          <table:table-cell office:value-type="float" office:value="3469" calcext:value-type="float">
            <text:p>3469</text:p>
          </table:table-cell>
          <table:table-cell office:value-type="float" office:value="1341" calcext:value-type="float">
            <text:p>1341</text:p>
          </table:table-cell>
          <table:table-cell office:value-type="float" office:value="2192" calcext:value-type="float">
            <text:p>2192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68" calcext:value-type="float">
            <text:p>2668</text:p>
          </table:table-cell>
          <table:table-cell office:value-type="float" office:value="887" calcext:value-type="float">
            <text:p>887</text:p>
          </table:table-cell>
          <table:table-cell office:value-type="float" office:value="2785" calcext:value-type="float">
            <text:p>2785</text:p>
          </table:table-cell>
          <table:table-cell office:value-type="float" office:value="45" calcext:value-type="float">
            <text:p>45</text:p>
          </table:table-cell>
          <table:table-cell office:value-type="float" office:value="3483" calcext:value-type="float">
            <text:p>3483</text:p>
          </table:table-cell>
          <table:table-cell office:value-type="float" office:value="2876" calcext:value-type="float">
            <text:p>2876</text:p>
          </table:table-cell>
          <table:table-cell office:value-type="float" office:value="2415" calcext:value-type="float">
            <text:p>2415</text:p>
          </table:table-cell>
          <table:table-cell table:number-columns-repeated="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0" calcext:value-type="float">
            <text:p>2500</text:p>
          </table:table-cell>
          <table:table-cell office:value-type="float" office:value="1034" calcext:value-type="float">
            <text:p>1034</text:p>
          </table:table-cell>
          <table:table-cell office:value-type="float" office:value="3449" calcext:value-type="float">
            <text:p>3449</text:p>
          </table:table-cell>
          <table:table-cell office:value-type="float" office:value="46" calcext:value-type="float">
            <text:p>46</text:p>
          </table:table-cell>
          <table:table-cell office:value-type="float" office:value="3475" calcext:value-type="float">
            <text:p>3475</text:p>
          </table:table-cell>
          <table:table-cell office:value-type="float" office:value="3321" calcext:value-type="float">
            <text:p>3321</text:p>
          </table:table-cell>
          <table:table-cell office:value-type="float" office:value="2184" calcext:value-type="float">
            <text:p>2184</text:p>
          </table:table-cell>
          <table:table-cell table:number-columns-repeated="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33" calcext:value-type="float">
            <text:p>2333</text:p>
          </table:table-cell>
          <table:table-cell office:value-type="float" office:value="2627" calcext:value-type="float">
            <text:p>2627</text:p>
          </table:table-cell>
          <table:table-cell office:value-type="float" office:value="2232" calcext:value-type="float">
            <text:p>2232</text:p>
          </table:table-cell>
          <table:table-cell office:value-type="float" office:value="47" calcext:value-type="float">
            <text:p>47</text:p>
          </table:table-cell>
          <table:table-cell office:value-type="float" office:value="3446" calcext:value-type="float">
            <text:p>3446</text:p>
          </table:table-cell>
          <table:table-cell office:value-type="float" office:value="2060" calcext:value-type="float">
            <text:p>2060</text:p>
          </table:table-cell>
          <table:table-cell office:value-type="float" office:value="1818" calcext:value-type="float">
            <text:p>1818</text:p>
          </table:table-cell>
          <table:table-cell table:number-columns-repeated="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157" calcext:value-type="float">
            <text:p>2157</text:p>
          </table:table-cell>
          <table:table-cell office:value-type="float" office:value="3474" calcext:value-type="float">
            <text:p>3474</text:p>
          </table:table-cell>
          <table:table-cell office:value-type="float" office:value="812" calcext:value-type="float">
            <text:p>812</text:p>
          </table:table-cell>
          <table:table-cell office:value-type="float" office:value="48" calcext:value-type="float">
            <text:p>48</text:p>
          </table:table-cell>
          <table:table-cell office:value-type="float" office:value="3396" calcext:value-type="float">
            <text:p>3396</text:p>
          </table:table-cell>
          <table:table-cell office:value-type="float" office:value="834" calcext:value-type="float">
            <text:p>834</text:p>
          </table:table-cell>
          <table:table-cell office:value-type="float" office:value="1823" calcext:value-type="float">
            <text:p>1823</text:p>
          </table:table-cell>
          <table:table-cell table:number-columns-repeated="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80" calcext:value-type="float">
            <text:p>1980</text:p>
          </table:table-cell>
          <table:table-cell office:value-type="float" office:value="2407" calcext:value-type="float">
            <text:p>2407</text:p>
          </table:table-cell>
          <table:table-cell office:value-type="float" office:value="1155" calcext:value-type="float">
            <text:p>1155</text:p>
          </table:table-cell>
          <table:table-cell office:value-type="float" office:value="49" calcext:value-type="float">
            <text:p>49</text:p>
          </table:table-cell>
          <table:table-cell office:value-type="float" office:value="3326" calcext:value-type="float">
            <text:p>3326</text:p>
          </table:table-cell>
          <table:table-cell office:value-type="float" office:value="1340" calcext:value-type="float">
            <text:p>1340</text:p>
          </table:table-cell>
          <table:table-cell office:value-type="float" office:value="2192" calcext:value-type="float">
            <text:p>2192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10" calcext:value-type="float">
            <text:p>1810</text:p>
          </table:table-cell>
          <table:table-cell office:value-type="float" office:value="888" calcext:value-type="float">
            <text:p>888</text:p>
          </table:table-cell>
          <table:table-cell office:value-type="float" office:value="2788" calcext:value-type="float">
            <text:p>2788</text:p>
          </table:table-cell>
          <table:table-cell office:value-type="float" office:value="50" calcext:value-type="float">
            <text:p>50</text:p>
          </table:table-cell>
          <table:table-cell office:value-type="float" office:value="3235" calcext:value-type="float">
            <text:p>3235</text:p>
          </table:table-cell>
          <table:table-cell office:value-type="float" office:value="2877" calcext:value-type="float">
            <text:p>2877</text:p>
          </table:table-cell>
          <table:table-cell office:value-type="float" office:value="2415" calcext:value-type="float">
            <text:p>2415</text:p>
          </table:table-cell>
          <table:table-cell table:number-columns-repeated="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40" calcext:value-type="float">
            <text:p>1640</text:p>
          </table:table-cell>
          <table:table-cell office:value-type="float" office:value="1029" calcext:value-type="float">
            <text:p>1029</text:p>
          </table:table-cell>
          <table:table-cell office:value-type="float" office:value="3452" calcext:value-type="float">
            <text:p>3452</text:p>
          </table:table-cell>
          <table:table-cell office:value-type="float" office:value="51" calcext:value-type="float">
            <text:p>51</text:p>
          </table:table-cell>
          <table:table-cell office:value-type="float" office:value="3127" calcext:value-type="float">
            <text:p>3127</text:p>
          </table:table-cell>
          <table:table-cell office:value-type="float" office:value="3321" calcext:value-type="float">
            <text:p>3321</text:p>
          </table:table-cell>
          <table:table-cell office:value-type="float" office:value="2183" calcext:value-type="float">
            <text:p>2183</text:p>
          </table:table-cell>
          <table:table-cell table:number-columns-repeated="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77" calcext:value-type="float">
            <text:p>1477</text:p>
          </table:table-cell>
          <table:table-cell office:value-type="float" office:value="2630" calcext:value-type="float">
            <text:p>2630</text:p>
          </table:table-cell>
          <table:table-cell office:value-type="float" office:value="2222" calcext:value-type="float">
            <text:p>2222</text:p>
          </table:table-cell>
          <table:table-cell office:value-type="float" office:value="52" calcext:value-type="float">
            <text:p>52</text:p>
          </table:table-cell>
          <table:table-cell office:value-type="float" office:value="3003" calcext:value-type="float">
            <text:p>3003</text:p>
          </table:table-cell>
          <table:table-cell office:value-type="float" office:value="2060" calcext:value-type="float">
            <text:p>2060</text:p>
          </table:table-cell>
          <table:table-cell office:value-type="float" office:value="1818" calcext:value-type="float">
            <text:p>1818</text:p>
          </table:table-cell>
          <table:table-cell table:number-columns-repeated="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24" calcext:value-type="float">
            <text:p>1324</text:p>
          </table:table-cell>
          <table:table-cell office:value-type="float" office:value="3475" calcext:value-type="float">
            <text:p>3475</text:p>
          </table:table-cell>
          <table:table-cell office:value-type="float" office:value="807" calcext:value-type="float">
            <text:p>807</text:p>
          </table:table-cell>
          <table:table-cell office:value-type="float" office:value="53" calcext:value-type="float">
            <text:p>53</text:p>
          </table:table-cell>
          <table:table-cell office:value-type="float" office:value="2863" calcext:value-type="float">
            <text:p>2863</text:p>
          </table:table-cell>
          <table:table-cell office:value-type="float" office:value="835" calcext:value-type="float">
            <text:p>835</text:p>
          </table:table-cell>
          <table:table-cell office:value-type="float" office:value="1823" calcext:value-type="float">
            <text:p>1823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84" calcext:value-type="float">
            <text:p>1184</text:p>
          </table:table-cell>
          <table:table-cell office:value-type="float" office:value="2401" calcext:value-type="float">
            <text:p>2401</text:p>
          </table:table-cell>
          <table:table-cell office:value-type="float" office:value="1155" calcext:value-type="float">
            <text:p>1155</text:p>
          </table:table-cell>
          <table:table-cell office:value-type="float" office:value="54" calcext:value-type="float">
            <text:p>54</text:p>
          </table:table-cell>
          <table:table-cell office:value-type="float" office:value="2711" calcext:value-type="float">
            <text:p>2711</text:p>
          </table:table-cell>
          <table:table-cell office:value-type="float" office:value="1338" calcext:value-type="float">
            <text:p>1338</text:p>
          </table:table-cell>
          <table:table-cell office:value-type="float" office:value="2192" calcext:value-type="float">
            <text:p>2192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8" calcext:value-type="float">
            <text:p>1058</text:p>
          </table:table-cell>
          <table:table-cell office:value-type="float" office:value="894" calcext:value-type="float">
            <text:p>894</text:p>
          </table:table-cell>
          <table:table-cell office:value-type="float" office:value="2792" calcext:value-type="float">
            <text:p>2792</text:p>
          </table:table-cell>
          <table:table-cell office:value-type="float" office:value="55" calcext:value-type="float">
            <text:p>55</text:p>
          </table:table-cell>
          <table:table-cell office:value-type="float" office:value="2549" calcext:value-type="float">
            <text:p>2549</text:p>
          </table:table-cell>
          <table:table-cell office:value-type="float" office:value="2875" calcext:value-type="float">
            <text:p>2875</text:p>
          </table:table-cell>
          <table:table-cell office:value-type="float" office:value="2415" calcext:value-type="float">
            <text:p>2415</text:p>
          </table:table-cell>
          <table:table-cell table:number-columns-repeated="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45" calcext:value-type="float">
            <text:p>945</text:p>
          </table:table-cell>
          <table:table-cell office:value-type="float" office:value="1027" calcext:value-type="float">
            <text:p>1027</text:p>
          </table:table-cell>
          <table:table-cell office:value-type="float" office:value="3452" calcext:value-type="float">
            <text:p>3452</text:p>
          </table:table-cell>
          <table:table-cell office:value-type="float" office:value="56" calcext:value-type="float">
            <text:p>56</text:p>
          </table:table-cell>
          <table:table-cell office:value-type="float" office:value="2379" calcext:value-type="float">
            <text:p>2379</text:p>
          </table:table-cell>
          <table:table-cell office:value-type="float" office:value="3322" calcext:value-type="float">
            <text:p>3322</text:p>
          </table:table-cell>
          <table:table-cell office:value-type="float" office:value="2183" calcext:value-type="float">
            <text:p>2183</text:p>
          </table:table-cell>
          <table:table-cell table:number-columns-repeated="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55" calcext:value-type="float">
            <text:p>855</text:p>
          </table:table-cell>
          <table:table-cell office:value-type="float" office:value="2628" calcext:value-type="float">
            <text:p>2628</text:p>
          </table:table-cell>
          <table:table-cell office:value-type="float" office:value="2223" calcext:value-type="float">
            <text:p>2223</text:p>
          </table:table-cell>
          <table:table-cell office:value-type="float" office:value="57" calcext:value-type="float">
            <text:p>57</text:p>
          </table:table-cell>
          <table:table-cell office:value-type="float" office:value="2207" calcext:value-type="float">
            <text:p>2207</text:p>
          </table:table-cell>
          <table:table-cell office:value-type="float" office:value="2061" calcext:value-type="float">
            <text:p>2061</text:p>
          </table:table-cell>
          <table:table-cell office:value-type="float" office:value="1818" calcext:value-type="float">
            <text:p>1818</text:p>
          </table:table-cell>
          <table:table-cell table:number-columns-repeated="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77" calcext:value-type="float">
            <text:p>777</text:p>
          </table:table-cell>
          <table:table-cell office:value-type="float" office:value="3476" calcext:value-type="float">
            <text:p>3476</text:p>
          </table:table-cell>
          <table:table-cell office:value-type="float" office:value="807" calcext:value-type="float">
            <text:p>807</text:p>
          </table:table-cell>
          <table:table-cell office:value-type="float" office:value="58" calcext:value-type="float">
            <text:p>58</text:p>
          </table:table-cell>
          <table:table-cell office:value-type="float" office:value="2032" calcext:value-type="float">
            <text:p>2032</text:p>
          </table:table-cell>
          <table:table-cell office:value-type="float" office:value="835" calcext:value-type="float">
            <text:p>835</text:p>
          </table:table-cell>
          <table:table-cell office:value-type="float" office:value="1824" calcext:value-type="float">
            <text:p>1824</text:p>
          </table:table-cell>
          <table:table-cell table:number-columns-repeated="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29" calcext:value-type="float">
            <text:p>729</text:p>
          </table:table-cell>
          <table:table-cell office:value-type="float" office:value="2404" calcext:value-type="float">
            <text:p>2404</text:p>
          </table:table-cell>
          <table:table-cell office:value-type="float" office:value="1156" calcext:value-type="float">
            <text:p>1156</text:p>
          </table:table-cell>
          <table:table-cell office:value-type="float" office:value="59" calcext:value-type="float">
            <text:p>59</text:p>
          </table:table-cell>
          <table:table-cell office:value-type="float" office:value="1858" calcext:value-type="float">
            <text:p>1858</text:p>
          </table:table-cell>
          <table:table-cell office:value-type="float" office:value="1339" calcext:value-type="float">
            <text:p>1339</text:p>
          </table:table-cell>
          <table:table-cell office:value-type="float" office:value="2191" calcext:value-type="float">
            <text:p>219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96" calcext:value-type="float">
            <text:p>696</text:p>
          </table:table-cell>
          <table:table-cell office:value-type="float" office:value="890" calcext:value-type="float">
            <text:p>890</text:p>
          </table:table-cell>
          <table:table-cell office:value-type="float" office:value="2792" calcext:value-type="float">
            <text:p>2792</text:p>
          </table:table-cell>
          <table:table-cell office:value-type="float" office:value="60" calcext:value-type="float">
            <text:p>60</text:p>
          </table:table-cell>
          <table:table-cell office:value-type="float" office:value="1688" calcext:value-type="float">
            <text:p>1688</text:p>
          </table:table-cell>
          <table:table-cell office:value-type="float" office:value="2876" calcext:value-type="float">
            <text:p>2876</text:p>
          </table:table-cell>
          <table:table-cell office:value-type="float" office:value="2415" calcext:value-type="float">
            <text:p>2415</text:p>
          </table:table-cell>
          <table:table-cell table:number-columns-repeated="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88" calcext:value-type="float">
            <text:p>688</text:p>
          </table:table-cell>
          <table:table-cell office:value-type="float" office:value="1028" calcext:value-type="float">
            <text:p>1028</text:p>
          </table:table-cell>
          <table:table-cell office:value-type="float" office:value="3449" calcext:value-type="float">
            <text:p>3449</text:p>
          </table:table-cell>
          <table:table-cell office:value-type="float" office:value="61" calcext:value-type="float">
            <text:p>61</text:p>
          </table:table-cell>
          <table:table-cell office:value-type="float" office:value="1523" calcext:value-type="float">
            <text:p>1523</text:p>
          </table:table-cell>
          <table:table-cell office:value-type="float" office:value="3320" calcext:value-type="float">
            <text:p>3320</text:p>
          </table:table-cell>
          <table:table-cell office:value-type="float" office:value="2182" calcext:value-type="float">
            <text:p>2182</text:p>
          </table:table-cell>
          <table:table-cell table:number-columns-repeated="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03" calcext:value-type="float">
            <text:p>703</text:p>
          </table:table-cell>
          <table:table-cell office:value-type="float" office:value="2632" calcext:value-type="float">
            <text:p>2632</text:p>
          </table:table-cell>
          <table:table-cell office:value-type="float" office:value="2224" calcext:value-type="float">
            <text:p>2224</text:p>
          </table:table-cell>
          <table:table-cell office:value-type="float" office:value="62" calcext:value-type="float">
            <text:p>62</text:p>
          </table:table-cell>
          <table:table-cell office:value-type="float" office:value="1366" calcext:value-type="float">
            <text:p>1366</text:p>
          </table:table-cell>
          <table:table-cell office:value-type="float" office:value="2061" calcext:value-type="float">
            <text:p>2061</text:p>
          </table:table-cell>
          <table:table-cell office:value-type="float" office:value="1818" calcext:value-type="float">
            <text:p>1818</text:p>
          </table:table-cell>
          <table:table-cell table:number-columns-repeated="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32" calcext:value-type="float">
            <text:p>732</text:p>
          </table:table-cell>
          <table:table-cell office:value-type="float" office:value="3479" calcext:value-type="float">
            <text:p>3479</text:p>
          </table:table-cell>
          <table:table-cell office:value-type="float" office:value="808" calcext:value-type="float">
            <text:p>808</text:p>
          </table:table-cell>
          <table:table-cell office:value-type="float" office:value="63" calcext:value-type="float">
            <text:p>63</text:p>
          </table:table-cell>
          <table:table-cell office:value-type="float" office:value="1223" calcext:value-type="float">
            <text:p>1223</text:p>
          </table:table-cell>
          <table:table-cell office:value-type="float" office:value="836" calcext:value-type="float">
            <text:p>836</text:p>
          </table:table-cell>
          <table:table-cell office:value-type="float" office:value="1823" calcext:value-type="float">
            <text:p>1823</text:p>
          </table:table-cell>
          <table:table-cell table:number-columns-repeated="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92" calcext:value-type="float">
            <text:p>792</text:p>
          </table:table-cell>
          <table:table-cell office:value-type="float" office:value="2406" calcext:value-type="float">
            <text:p>2406</text:p>
          </table:table-cell>
          <table:table-cell office:value-type="float" office:value="1158" calcext:value-type="float">
            <text:p>1158</text:p>
          </table:table-cell>
          <table:table-cell office:value-type="float" office:value="64" calcext:value-type="float">
            <text:p>64</text:p>
          </table:table-cell>
          <table:table-cell office:value-type="float" office:value="1091" calcext:value-type="float">
            <text:p>1091</text:p>
          </table:table-cell>
          <table:table-cell office:value-type="float" office:value="1339" calcext:value-type="float">
            <text:p>1339</text:p>
          </table:table-cell>
          <table:table-cell office:value-type="float" office:value="2192" calcext:value-type="float">
            <text:p>2192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70" calcext:value-type="float">
            <text:p>870</text:p>
          </table:table-cell>
          <table:table-cell office:value-type="float" office:value="891" calcext:value-type="float">
            <text:p>891</text:p>
          </table:table-cell>
          <table:table-cell office:value-type="float" office:value="2794" calcext:value-type="float">
            <text:p>2794</text:p>
          </table:table-cell>
          <table:table-cell office:value-type="float" office:value="65" calcext:value-type="float">
            <text:p>65</text:p>
          </table:table-cell>
          <table:table-cell office:value-type="float" office:value="977" calcext:value-type="float">
            <text:p>977</text:p>
          </table:table-cell>
          <table:table-cell office:value-type="float" office:value="2875" calcext:value-type="float">
            <text:p>2875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67" calcext:value-type="float">
            <text:p>967</text:p>
          </table:table-cell>
          <table:table-cell office:value-type="float" office:value="1026" calcext:value-type="float">
            <text:p>1026</text:p>
          </table:table-cell>
          <table:table-cell office:value-type="float" office:value="3451" calcext:value-type="float">
            <text:p>3451</text:p>
          </table:table-cell>
          <table:table-cell office:value-type="float" office:value="66" calcext:value-type="float">
            <text:p>66</text:p>
          </table:table-cell>
          <table:table-cell office:value-type="float" office:value="881" calcext:value-type="float">
            <text:p>881</text:p>
          </table:table-cell>
          <table:table-cell office:value-type="float" office:value="3322" calcext:value-type="float">
            <text:p>3322</text:p>
          </table:table-cell>
          <table:table-cell office:value-type="float" office:value="2181" calcext:value-type="float">
            <text:p>2181</text:p>
          </table:table-cell>
          <table:table-cell table:number-columns-repeated="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79" calcext:value-type="float">
            <text:p>1079</text:p>
          </table:table-cell>
          <table:table-cell office:value-type="float" office:value="2628" calcext:value-type="float">
            <text:p>2628</text:p>
          </table:table-cell>
          <table:table-cell office:value-type="float" office:value="2220" calcext:value-type="float">
            <text:p>2220</text:p>
          </table:table-cell>
          <table:table-cell office:value-type="float" office:value="67" calcext:value-type="float">
            <text:p>67</text:p>
          </table:table-cell>
          <table:table-cell office:value-type="float" office:value="801" calcext:value-type="float">
            <text:p>801</text:p>
          </table:table-cell>
          <table:table-cell office:value-type="float" office:value="2062" calcext:value-type="float">
            <text:p>2062</text:p>
          </table:table-cell>
          <table:table-cell office:value-type="float" office:value="1818" calcext:value-type="float">
            <text:p>1818</text:p>
          </table:table-cell>
          <table:table-cell table:number-columns-repeated="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10" calcext:value-type="float">
            <text:p>1210</text:p>
          </table:table-cell>
          <table:table-cell office:value-type="float" office:value="3479" calcext:value-type="float">
            <text:p>3479</text:p>
          </table:table-cell>
          <table:table-cell office:value-type="float" office:value="806" calcext:value-type="float">
            <text:p>806</text:p>
          </table:table-cell>
          <table:table-cell office:value-type="float" office:value="68" calcext:value-type="float">
            <text:p>68</text:p>
          </table:table-cell>
          <table:table-cell office:value-type="float" office:value="743" calcext:value-type="float">
            <text:p>743</text:p>
          </table:table-cell>
          <table:table-cell office:value-type="float" office:value="837" calcext:value-type="float">
            <text:p>837</text:p>
          </table:table-cell>
          <table:table-cell office:value-type="float" office:value="1823" calcext:value-type="float">
            <text:p>1823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50" calcext:value-type="float">
            <text:p>1350</text:p>
          </table:table-cell>
          <table:table-cell office:value-type="float" office:value="2405" calcext:value-type="float">
            <text:p>2405</text:p>
          </table:table-cell>
          <table:table-cell office:value-type="float" office:value="1164" calcext:value-type="float">
            <text:p>1164</text:p>
          </table:table-cell>
          <table:table-cell office:value-type="float" office:value="69" calcext:value-type="float">
            <text:p>69</text:p>
          </table:table-cell>
          <table:table-cell office:value-type="float" office:value="706" calcext:value-type="float">
            <text:p>706</text:p>
          </table:table-cell>
          <table:table-cell office:value-type="float" office:value="1337" calcext:value-type="float">
            <text:p>1337</text:p>
          </table:table-cell>
          <table:table-cell office:value-type="float" office:value="2193" calcext:value-type="float">
            <text:p>2193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08" calcext:value-type="float">
            <text:p>1508</text:p>
          </table:table-cell>
          <table:table-cell office:value-type="float" office:value="890" calcext:value-type="float">
            <text:p>890</text:p>
          </table:table-cell>
          <table:table-cell office:value-type="float" office:value="2798" calcext:value-type="float">
            <text:p>2798</text:p>
          </table:table-cell>
          <table:table-cell office:value-type="float" office:value="70" calcext:value-type="float">
            <text:p>70</text:p>
          </table:table-cell>
          <table:table-cell office:value-type="float" office:value="691" calcext:value-type="float">
            <text:p>691</text:p>
          </table:table-cell>
          <table:table-cell office:value-type="float" office:value="2874" calcext:value-type="float">
            <text:p>2874</text:p>
          </table:table-cell>
          <table:table-cell office:value-type="float" office:value="2413" calcext:value-type="float">
            <text:p>2413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73" calcext:value-type="float">
            <text:p>1673</text:p>
          </table:table-cell>
          <table:table-cell office:value-type="float" office:value="1029" calcext:value-type="float">
            <text:p>1029</text:p>
          </table:table-cell>
          <table:table-cell office:value-type="float" office:value="3448" calcext:value-type="float">
            <text:p>3448</text:p>
          </table:table-cell>
          <table:table-cell office:value-type="float" office:value="71" calcext:value-type="float">
            <text:p>71</text:p>
          </table:table-cell>
          <table:table-cell office:value-type="float" office:value="699" calcext:value-type="float">
            <text:p>699</text:p>
          </table:table-cell>
          <table:table-cell office:value-type="float" office:value="3322" calcext:value-type="float">
            <text:p>3322</text:p>
          </table:table-cell>
          <table:table-cell office:value-type="float" office:value="2181" calcext:value-type="float">
            <text:p>2181</text:p>
          </table:table-cell>
          <table:table-cell table:number-columns-repeated="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39" calcext:value-type="float">
            <text:p>1839</text:p>
          </table:table-cell>
          <table:table-cell office:value-type="float" office:value="2623" calcext:value-type="float">
            <text:p>2623</text:p>
          </table:table-cell>
          <table:table-cell office:value-type="float" office:value="2217" calcext:value-type="float">
            <text:p>2217</text:p>
          </table:table-cell>
          <table:table-cell office:value-type="float" office:value="72" calcext:value-type="float">
            <text:p>72</text:p>
          </table:table-cell>
          <table:table-cell office:value-type="float" office:value="726" calcext:value-type="float">
            <text:p>726</text:p>
          </table:table-cell>
          <table:table-cell office:value-type="float" office:value="2063" calcext:value-type="float">
            <text:p>2063</text:p>
          </table:table-cell>
          <table:table-cell office:value-type="float" office:value="1818" calcext:value-type="float">
            <text:p>1818</text:p>
          </table:table-cell>
          <table:table-cell table:number-columns-repeated="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13" calcext:value-type="float">
            <text:p>2013</text:p>
          </table:table-cell>
          <table:table-cell office:value-type="float" office:value="3476" calcext:value-type="float">
            <text:p>3476</text:p>
          </table:table-cell>
          <table:table-cell office:value-type="float" office:value="802" calcext:value-type="float">
            <text:p>802</text:p>
          </table:table-cell>
          <table:table-cell office:value-type="float" office:value="73" calcext:value-type="float">
            <text:p>73</text:p>
          </table:table-cell>
          <table:table-cell office:value-type="float" office:value="778" calcext:value-type="float">
            <text:p>778</text:p>
          </table:table-cell>
          <table:table-cell office:value-type="float" office:value="837" calcext:value-type="float">
            <text:p>837</text:p>
          </table:table-cell>
          <table:table-cell office:value-type="float" office:value="1826" calcext:value-type="float">
            <text:p>1826</text:p>
          </table:table-cell>
          <table:table-cell table:number-columns-repeated="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191" calcext:value-type="float">
            <text:p>2191</text:p>
          </table:table-cell>
          <table:table-cell office:value-type="float" office:value="2404" calcext:value-type="float">
            <text:p>2404</text:p>
          </table:table-cell>
          <table:table-cell office:value-type="float" office:value="1163" calcext:value-type="float">
            <text:p>1163</text:p>
          </table:table-cell>
          <table:table-cell office:value-type="float" office:value="74" calcext:value-type="float">
            <text:p>74</text:p>
          </table:table-cell>
          <table:table-cell office:value-type="float" office:value="848" calcext:value-type="float">
            <text:p>848</text:p>
          </table:table-cell>
          <table:table-cell office:value-type="float" office:value="1336" calcext:value-type="float">
            <text:p>1336</text:p>
          </table:table-cell>
          <table:table-cell office:value-type="float" office:value="2195" calcext:value-type="float">
            <text:p>2195</text:p>
          </table:table-cell>
          <table:table-cell table:number-columns-repeated="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62" calcext:value-type="float">
            <text:p>2362</text:p>
          </table:table-cell>
          <table:table-cell office:value-type="float" office:value="894" calcext:value-type="float">
            <text:p>894</text:p>
          </table:table-cell>
          <table:table-cell office:value-type="float" office:value="2800" calcext:value-type="float">
            <text:p>2800</text:p>
          </table:table-cell>
          <table:table-cell office:value-type="float" office:value="75" calcext:value-type="float">
            <text:p>75</text:p>
          </table:table-cell>
          <table:table-cell office:value-type="float" office:value="938" calcext:value-type="float">
            <text:p>938</text:p>
          </table:table-cell>
          <table:table-cell office:value-type="float" office:value="2873" calcext:value-type="float">
            <text:p>2873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32" calcext:value-type="float">
            <text:p>2532</text:p>
          </table:table-cell>
          <table:table-cell office:value-type="float" office:value="1028" calcext:value-type="float">
            <text:p>1028</text:p>
          </table:table-cell>
          <table:table-cell office:value-type="float" office:value="3449" calcext:value-type="float">
            <text:p>3449</text:p>
          </table:table-cell>
          <table:table-cell office:value-type="float" office:value="76" calcext:value-type="float">
            <text:p>76</text:p>
          </table:table-cell>
          <table:table-cell office:value-type="float" office:value="1047" calcext:value-type="float">
            <text:p>1047</text:p>
          </table:table-cell>
          <table:table-cell office:value-type="float" office:value="3322" calcext:value-type="float">
            <text:p>3322</text:p>
          </table:table-cell>
          <table:table-cell office:value-type="float" office:value="2181" calcext:value-type="float">
            <text:p>2181</text:p>
          </table:table-cell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695" calcext:value-type="float">
            <text:p>2695</text:p>
          </table:table-cell>
          <table:table-cell office:value-type="float" office:value="2630" calcext:value-type="float">
            <text:p>2630</text:p>
          </table:table-cell>
          <table:table-cell office:value-type="float" office:value="2220" calcext:value-type="float">
            <text:p>2220</text:p>
          </table:table-cell>
          <table:table-cell office:value-type="float" office:value="77" calcext:value-type="float">
            <text:p>77</text:p>
          </table:table-cell>
          <table:table-cell office:value-type="float" office:value="1171" calcext:value-type="float">
            <text:p>1171</text:p>
          </table:table-cell>
          <table:table-cell office:value-type="float" office:value="2063" calcext:value-type="float">
            <text:p>2063</text:p>
          </table:table-cell>
          <table:table-cell office:value-type="float" office:value="1818" calcext:value-type="float">
            <text:p>1818</text:p>
          </table:table-cell>
          <table:table-cell table:number-columns-repeated="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48" calcext:value-type="float">
            <text:p>2848</text:p>
          </table:table-cell>
          <table:table-cell office:value-type="float" office:value="3477" calcext:value-type="float">
            <text:p>3477</text:p>
          </table:table-cell>
          <table:table-cell office:value-type="float" office:value="803" calcext:value-type="float">
            <text:p>803</text:p>
          </table:table-cell>
          <table:table-cell office:value-type="float" office:value="78" calcext:value-type="float">
            <text:p>78</text:p>
          </table:table-cell>
          <table:table-cell office:value-type="float" office:value="1309" calcext:value-type="float">
            <text:p>1309</text:p>
          </table:table-cell>
          <table:table-cell office:value-type="float" office:value="836" calcext:value-type="float">
            <text:p>836</text:p>
          </table:table-cell>
          <table:table-cell office:value-type="float" office:value="1825" calcext:value-type="float">
            <text:p>1825</text:p>
          </table:table-cell>
          <table:table-cell table:number-columns-repeated="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986" calcext:value-type="float">
            <text:p>2986</text:p>
          </table:table-cell>
          <table:table-cell office:value-type="float" office:value="2403" calcext:value-type="float">
            <text:p>2403</text:p>
          </table:table-cell>
          <table:table-cell office:value-type="float" office:value="1163" calcext:value-type="float">
            <text:p>1163</text:p>
          </table:table-cell>
          <table:table-cell office:value-type="float" office:value="79" calcext:value-type="float">
            <text:p>79</text:p>
          </table:table-cell>
          <table:table-cell office:value-type="float" office:value="1462" calcext:value-type="float">
            <text:p>1462</text:p>
          </table:table-cell>
          <table:table-cell office:value-type="float" office:value="1336" calcext:value-type="float">
            <text:p>1336</text:p>
          </table:table-cell>
          <table:table-cell office:value-type="float" office:value="2194" calcext:value-type="float">
            <text:p>2194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20" calcext:value-type="float">
            <text:p>3120</text:p>
          </table:table-cell>
          <table:table-cell office:value-type="float" office:value="891" calcext:value-type="float">
            <text:p>891</text:p>
          </table:table-cell>
          <table:table-cell office:value-type="float" office:value="2801" calcext:value-type="float">
            <text:p>2801</text:p>
          </table:table-cell>
          <table:table-cell office:value-type="float" office:value="80" calcext:value-type="float">
            <text:p>80</text:p>
          </table:table-cell>
          <table:table-cell office:value-type="float" office:value="1622" calcext:value-type="float">
            <text:p>1622</text:p>
          </table:table-cell>
          <table:table-cell office:value-type="float" office:value="2873" calcext:value-type="float">
            <text:p>2873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225" calcext:value-type="float">
            <text:p>3225</text:p>
          </table:table-cell>
          <table:table-cell office:value-type="float" office:value="1026" calcext:value-type="float">
            <text:p>1026</text:p>
          </table:table-cell>
          <table:table-cell office:value-type="float" office:value="3447" calcext:value-type="float">
            <text:p>3447</text:p>
          </table:table-cell>
          <table:table-cell office:value-type="float" office:value="81" calcext:value-type="float">
            <text:p>81</text:p>
          </table:table-cell>
          <table:table-cell office:value-type="float" office:value="1790" calcext:value-type="float">
            <text:p>1790</text:p>
          </table:table-cell>
          <table:table-cell office:value-type="float" office:value="3322" calcext:value-type="float">
            <text:p>3322</text:p>
          </table:table-cell>
          <table:table-cell office:value-type="float" office:value="2180" calcext:value-type="float">
            <text:p>2180</text:p>
          </table:table-cell>
          <table:table-cell table:number-columns-repeated="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316" calcext:value-type="float">
            <text:p>3316</text:p>
          </table:table-cell>
          <table:table-cell office:value-type="float" office:value="2628" calcext:value-type="float">
            <text:p>2628</text:p>
          </table:table-cell>
          <table:table-cell office:value-type="float" office:value="2206" calcext:value-type="float">
            <text:p>2206</text:p>
          </table:table-cell>
          <table:table-cell office:value-type="float" office:value="82" calcext:value-type="float">
            <text:p>82</text:p>
          </table:table-cell>
          <table:table-cell office:value-type="float" office:value="1965" calcext:value-type="float">
            <text:p>1965</text:p>
          </table:table-cell>
          <table:table-cell office:value-type="float" office:value="2064" calcext:value-type="float">
            <text:p>2064</text:p>
          </table:table-cell>
          <table:table-cell office:value-type="float" office:value="1816" calcext:value-type="float">
            <text:p>1816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392" calcext:value-type="float">
            <text:p>3392</text:p>
          </table:table-cell>
          <table:table-cell office:value-type="float" office:value="3479" calcext:value-type="float">
            <text:p>3479</text:p>
          </table:table-cell>
          <table:table-cell office:value-type="float" office:value="802" calcext:value-type="float">
            <text:p>802</text:p>
          </table:table-cell>
          <table:table-cell office:value-type="float" office:value="83" calcext:value-type="float">
            <text:p>83</text:p>
          </table:table-cell>
          <table:table-cell office:value-type="float" office:value="2141" calcext:value-type="float">
            <text:p>2141</text:p>
          </table:table-cell>
          <table:table-cell office:value-type="float" office:value="836" calcext:value-type="float">
            <text:p>836</text:p>
          </table:table-cell>
          <table:table-cell office:value-type="float" office:value="1825" calcext:value-type="float">
            <text:p>1825</text:p>
          </table:table-cell>
          <table:table-cell table:number-columns-repeated="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444" calcext:value-type="float">
            <text:p>3444</text:p>
          </table:table-cell>
          <table:table-cell office:value-type="float" office:value="2407" calcext:value-type="float">
            <text:p>2407</text:p>
          </table:table-cell>
          <table:table-cell office:value-type="float" office:value="1172" calcext:value-type="float">
            <text:p>1172</text:p>
          </table:table-cell>
          <table:table-cell office:value-type="float" office:value="84" calcext:value-type="float">
            <text:p>84</text:p>
          </table:table-cell>
          <table:table-cell office:value-type="float" office:value="2314" calcext:value-type="float">
            <text:p>2314</text:p>
          </table:table-cell>
          <table:table-cell office:value-type="float" office:value="1337" calcext:value-type="float">
            <text:p>1337</text:p>
          </table:table-cell>
          <table:table-cell office:value-type="float" office:value="2194" calcext:value-type="float">
            <text:p>2194</text:p>
          </table:table-cell>
          <table:table-cell table:number-columns-repeated="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478" calcext:value-type="float">
            <text:p>3478</text:p>
          </table:table-cell>
          <table:table-cell office:value-type="float" office:value="895" calcext:value-type="float">
            <text:p>895</text:p>
          </table:table-cell>
          <table:table-cell office:value-type="float" office:value="2804" calcext:value-type="float">
            <text:p>2804</text:p>
          </table:table-cell>
          <table:table-cell office:value-type="float" office:value="85" calcext:value-type="float">
            <text:p>85</text:p>
          </table:table-cell>
          <table:table-cell office:value-type="float" office:value="2485" calcext:value-type="float">
            <text:p>2485</text:p>
          </table:table-cell>
          <table:table-cell office:value-type="float" office:value="2872" calcext:value-type="float">
            <text:p>2872</text:p>
          </table:table-cell>
          <table:table-cell office:value-type="float" office:value="2413" calcext:value-type="float">
            <text:p>2413</text:p>
          </table:table-cell>
          <table:table-cell table:number-columns-repeated="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485" calcext:value-type="float">
            <text:p>3485</text:p>
          </table:table-cell>
          <table:table-cell office:value-type="float" office:value="1026" calcext:value-type="float">
            <text:p>1026</text:p>
          </table:table-cell>
          <table:table-cell office:value-type="float" office:value="3442" calcext:value-type="float">
            <text:p>3442</text:p>
          </table:table-cell>
          <table:table-cell office:value-type="float" office:value="86" calcext:value-type="float">
            <text:p>86</text:p>
          </table:table-cell>
          <table:table-cell office:value-type="float" office:value="2650" calcext:value-type="float">
            <text:p>2650</text:p>
          </table:table-cell>
          <table:table-cell office:value-type="float" office:value="3321" calcext:value-type="float">
            <text:p>3321</text:p>
          </table:table-cell>
          <table:table-cell office:value-type="float" office:value="2180" calcext:value-type="float">
            <text:p>2180</text:p>
          </table:table-cell>
          <table:table-cell table:number-columns-repeated="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470" calcext:value-type="float">
            <text:p>3470</text:p>
          </table:table-cell>
          <table:table-cell office:value-type="float" office:value="2624" calcext:value-type="float">
            <text:p>2624</text:p>
          </table:table-cell>
          <table:table-cell office:value-type="float" office:value="2207" calcext:value-type="float">
            <text:p>2207</text:p>
          </table:table-cell>
          <table:table-cell office:value-type="float" office:value="87" calcext:value-type="float">
            <text:p>87</text:p>
          </table:table-cell>
          <table:table-cell office:value-type="float" office:value="2806" calcext:value-type="float">
            <text:p>2806</text:p>
          </table:table-cell>
          <table:table-cell office:value-type="float" office:value="2063" calcext:value-type="float">
            <text:p>2063</text:p>
          </table:table-cell>
          <table:table-cell office:value-type="float" office:value="1816" calcext:value-type="float">
            <text:p>1816</text:p>
          </table:table-cell>
          <table:table-cell table:number-columns-repeated="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438" calcext:value-type="float">
            <text:p>3438</text:p>
          </table:table-cell>
          <table:table-cell office:value-type="float" office:value="3477" calcext:value-type="float">
            <text:p>3477</text:p>
          </table:table-cell>
          <table:table-cell office:value-type="float" office:value="800" calcext:value-type="float">
            <text:p>800</text:p>
          </table:table-cell>
          <table:table-cell office:value-type="float" office:value="88" calcext:value-type="float">
            <text:p>88</text:p>
          </table:table-cell>
          <table:table-cell office:value-type="float" office:value="2949" calcext:value-type="float">
            <text:p>2949</text:p>
          </table:table-cell>
          <table:table-cell office:value-type="float" office:value="837" calcext:value-type="float">
            <text:p>837</text:p>
          </table:table-cell>
          <table:table-cell office:value-type="float" office:value="1827" calcext:value-type="float">
            <text:p>1827</text:p>
          </table:table-cell>
          <table:table-cell table:number-columns-repeated="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381" calcext:value-type="float">
            <text:p>3381</text:p>
          </table:table-cell>
          <table:table-cell office:value-type="float" office:value="2406" calcext:value-type="float">
            <text:p>2406</text:p>
          </table:table-cell>
          <table:table-cell office:value-type="float" office:value="1170" calcext:value-type="float">
            <text:p>1170</text:p>
          </table:table-cell>
          <table:table-cell office:value-type="float" office:value="89" calcext:value-type="float">
            <text:p>89</text:p>
          </table:table-cell>
          <table:table-cell office:value-type="float" office:value="3082" calcext:value-type="float">
            <text:p>3082</text:p>
          </table:table-cell>
          <table:table-cell office:value-type="float" office:value="1336" calcext:value-type="float">
            <text:p>1336</text:p>
          </table:table-cell>
          <table:table-cell office:value-type="float" office:value="2197" calcext:value-type="float">
            <text:p>2197</text:p>
          </table:table-cell>
          <table:table-cell table:number-columns-repeated="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02" calcext:value-type="float">
            <text:p>3302</text:p>
          </table:table-cell>
          <table:table-cell office:value-type="float" office:value="892" calcext:value-type="float">
            <text:p>892</text:p>
          </table:table-cell>
          <table:table-cell office:value-type="float" office:value="2806" calcext:value-type="float">
            <text:p>2806</text:p>
          </table:table-cell>
          <table:table-cell office:value-type="float" office:value="90" calcext:value-type="float">
            <text:p>90</text:p>
          </table:table-cell>
          <table:table-cell office:value-type="float" office:value="3195" calcext:value-type="float">
            <text:p>3195</text:p>
          </table:table-cell>
          <table:table-cell office:value-type="float" office:value="2872" calcext:value-type="float">
            <text:p>2872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210" calcext:value-type="float">
            <text:p>3210</text:p>
          </table:table-cell>
          <table:table-cell office:value-type="float" office:value="1028" calcext:value-type="float">
            <text:p>1028</text:p>
          </table:table-cell>
          <table:table-cell office:value-type="float" office:value="3445" calcext:value-type="float">
            <text:p>3445</text:p>
          </table:table-cell>
          <table:table-cell office:value-type="float" office:value="91" calcext:value-type="float">
            <text:p>91</text:p>
          </table:table-cell>
          <table:table-cell office:value-type="float" office:value="3293" calcext:value-type="float">
            <text:p>3293</text:p>
          </table:table-cell>
          <table:table-cell office:value-type="float" office:value="3322" calcext:value-type="float">
            <text:p>3322</text:p>
          </table:table-cell>
          <table:table-cell office:value-type="float" office:value="2179" calcext:value-type="float">
            <text:p>2179</text:p>
          </table:table-cell>
          <table:table-cell table:number-columns-repeated="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097" calcext:value-type="float">
            <text:p>3097</text:p>
          </table:table-cell>
          <table:table-cell office:value-type="float" office:value="2624" calcext:value-type="float">
            <text:p>2624</text:p>
          </table:table-cell>
          <table:table-cell office:value-type="float" office:value="2210" calcext:value-type="float">
            <text:p>2210</text:p>
          </table:table-cell>
          <table:table-cell office:value-type="float" office:value="92" calcext:value-type="float">
            <text:p>92</text:p>
          </table:table-cell>
          <table:table-cell office:value-type="float" office:value="3373" calcext:value-type="float">
            <text:p>3373</text:p>
          </table:table-cell>
          <table:table-cell office:value-type="float" office:value="2065" calcext:value-type="float">
            <text:p>2065</text:p>
          </table:table-cell>
          <table:table-cell office:value-type="float" office:value="1814" calcext:value-type="float">
            <text:p>1814</text:p>
          </table:table-cell>
          <table:table-cell table:number-columns-repeated="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966" calcext:value-type="float">
            <text:p>2966</text:p>
          </table:table-cell>
          <table:table-cell office:value-type="float" office:value="3479" calcext:value-type="float">
            <text:p>3479</text:p>
          </table:table-cell>
          <table:table-cell office:value-type="float" office:value="800" calcext:value-type="float">
            <text:p>800</text:p>
          </table:table-cell>
          <table:table-cell office:value-type="float" office:value="93" calcext:value-type="float">
            <text:p>93</text:p>
          </table:table-cell>
          <table:table-cell office:value-type="float" office:value="3429" calcext:value-type="float">
            <text:p>3429</text:p>
          </table:table-cell>
          <table:table-cell office:value-type="float" office:value="836" calcext:value-type="float">
            <text:p>836</text:p>
          </table:table-cell>
          <table:table-cell office:value-type="float" office:value="1827" calcext:value-type="float">
            <text:p>1827</text:p>
          </table:table-cell>
          <table:table-cell table:number-columns-repeated="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821" calcext:value-type="float">
            <text:p>2821</text:p>
          </table:table-cell>
          <table:table-cell office:value-type="float" office:value="2411" calcext:value-type="float">
            <text:p>2411</text:p>
          </table:table-cell>
          <table:table-cell office:value-type="float" office:value="1170" calcext:value-type="float">
            <text:p>1170</text:p>
          </table:table-cell>
          <table:table-cell office:value-type="float" office:value="94" calcext:value-type="float">
            <text:p>94</text:p>
          </table:table-cell>
          <table:table-cell office:value-type="float" office:value="3466" calcext:value-type="float">
            <text:p>3466</text:p>
          </table:table-cell>
          <table:table-cell office:value-type="float" office:value="1334" calcext:value-type="float">
            <text:p>1334</text:p>
          </table:table-cell>
          <table:table-cell office:value-type="float" office:value="2195" calcext:value-type="float">
            <text:p>2195</text:p>
          </table:table-cell>
          <table:table-cell table:number-columns-repeated="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670" calcext:value-type="float">
            <text:p>2670</text:p>
          </table:table-cell>
          <table:table-cell office:value-type="float" office:value="895" calcext:value-type="float">
            <text:p>895</text:p>
          </table:table-cell>
          <table:table-cell office:value-type="float" office:value="2801" calcext:value-type="float">
            <text:p>2801</text:p>
          </table:table-cell>
          <table:table-cell office:value-type="float" office:value="95" calcext:value-type="float">
            <text:p>95</text:p>
          </table:table-cell>
          <table:table-cell office:value-type="float" office:value="3482" calcext:value-type="float">
            <text:p>3482</text:p>
          </table:table-cell>
          <table:table-cell office:value-type="float" office:value="2871" calcext:value-type="float">
            <text:p>2871</text:p>
          </table:table-cell>
          <table:table-cell office:value-type="float" office:value="2413" calcext:value-type="float">
            <text:p>2413</text:p>
          </table:table-cell>
          <table:table-cell table:number-columns-repeated="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99" calcext:value-type="float">
            <text:p>2499</text:p>
          </table:table-cell>
          <table:table-cell office:value-type="float" office:value="1028" calcext:value-type="float">
            <text:p>1028</text:p>
          </table:table-cell>
          <table:table-cell office:value-type="float" office:value="3448" calcext:value-type="float">
            <text:p>3448</text:p>
          </table:table-cell>
          <table:table-cell office:value-type="float" office:value="96" calcext:value-type="float">
            <text:p>96</text:p>
          </table:table-cell>
          <table:table-cell office:value-type="float" office:value="3476" calcext:value-type="float">
            <text:p>3476</text:p>
          </table:table-cell>
          <table:table-cell office:value-type="float" office:value="3323" calcext:value-type="float">
            <text:p>3323</text:p>
          </table:table-cell>
          <table:table-cell office:value-type="float" office:value="2179" calcext:value-type="float">
            <text:p>2179</text:p>
          </table:table-cell>
          <table:table-cell table:number-columns-repeated="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333" calcext:value-type="float">
            <text:p>2333</text:p>
          </table:table-cell>
          <table:table-cell office:value-type="float" office:value="2624" calcext:value-type="float">
            <text:p>2624</text:p>
          </table:table-cell>
          <table:table-cell office:value-type="float" office:value="2201" calcext:value-type="float">
            <text:p>2201</text:p>
          </table:table-cell>
          <table:table-cell office:value-type="float" office:value="97" calcext:value-type="float">
            <text:p>97</text:p>
          </table:table-cell>
          <table:table-cell office:value-type="float" office:value="3445" calcext:value-type="float">
            <text:p>3445</text:p>
          </table:table-cell>
          <table:table-cell office:value-type="float" office:value="2066" calcext:value-type="float">
            <text:p>2066</text:p>
          </table:table-cell>
          <table:table-cell office:value-type="float" office:value="1815" calcext:value-type="float">
            <text:p>1815</text:p>
          </table:table-cell>
          <table:table-cell table:number-columns-repeated="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160" calcext:value-type="float">
            <text:p>2160</text:p>
          </table:table-cell>
          <table:table-cell office:value-type="float" office:value="3480" calcext:value-type="float">
            <text:p>3480</text:p>
          </table:table-cell>
          <table:table-cell office:value-type="float" office:value="797" calcext:value-type="float">
            <text:p>797</text:p>
          </table:table-cell>
          <table:table-cell office:value-type="float" office:value="98" calcext:value-type="float">
            <text:p>98</text:p>
          </table:table-cell>
          <table:table-cell office:value-type="float" office:value="3396" calcext:value-type="float">
            <text:p>3396</text:p>
          </table:table-cell>
          <table:table-cell office:value-type="float" office:value="836" calcext:value-type="float">
            <text:p>836</text:p>
          </table:table-cell>
          <table:table-cell office:value-type="float" office:value="1827" calcext:value-type="float">
            <text:p>1827</text:p>
          </table:table-cell>
          <table:table-cell table:number-columns-repeated="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82" calcext:value-type="float">
            <text:p>1982</text:p>
          </table:table-cell>
          <table:table-cell office:value-type="float" office:value="2409" calcext:value-type="float">
            <text:p>2409</text:p>
          </table:table-cell>
          <table:table-cell office:value-type="float" office:value="1173" calcext:value-type="float">
            <text:p>1173</text:p>
          </table:table-cell>
          <table:table-cell office:value-type="float" office:value="99" calcext:value-type="float">
            <text:p>99</text:p>
          </table:table-cell>
          <table:table-cell office:value-type="float" office:value="3327" calcext:value-type="float">
            <text:p>3327</text:p>
          </table:table-cell>
          <table:table-cell office:value-type="float" office:value="1335" calcext:value-type="float">
            <text:p>1335</text:p>
          </table:table-cell>
          <table:table-cell office:value-type="float" office:value="2197" calcext:value-type="float">
            <text:p>2197</text:p>
          </table:table-cell>
          <table:table-cell table:number-columns-repeated="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12" calcext:value-type="float">
            <text:p>1812</text:p>
          </table:table-cell>
          <table:table-cell office:value-type="float" office:value="893" calcext:value-type="float">
            <text:p>893</text:p>
          </table:table-cell>
          <table:table-cell office:value-type="float" office:value="2808" calcext:value-type="float">
            <text:p>2808</text:p>
          </table:table-cell>
          <table:table-cell office:value-type="float" office:value="100" calcext:value-type="float">
            <text:p>100</text:p>
          </table:table-cell>
          <table:table-cell office:value-type="float" office:value="3235" calcext:value-type="float">
            <text:p>3235</text:p>
          </table:table-cell>
          <table:table-cell office:value-type="float" office:value="2872" calcext:value-type="float">
            <text:p>2872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36" calcext:value-type="float">
            <text:p>1636</text:p>
          </table:table-cell>
          <table:table-cell office:value-type="float" office:value="1024" calcext:value-type="float">
            <text:p>1024</text:p>
          </table:table-cell>
          <table:table-cell office:value-type="float" office:value="3445" calcext:value-type="float">
            <text:p>3445</text:p>
          </table:table-cell>
          <table:table-cell office:value-type="float" office:value="101" calcext:value-type="float">
            <text:p>101</text:p>
          </table:table-cell>
          <table:table-cell office:value-type="float" office:value="3128" calcext:value-type="float">
            <text:p>3128</text:p>
          </table:table-cell>
          <table:table-cell office:value-type="float" office:value="3323" calcext:value-type="float">
            <text:p>3323</text:p>
          </table:table-cell>
          <table:table-cell office:value-type="float" office:value="2179" calcext:value-type="float">
            <text:p>2179</text:p>
          </table:table-cell>
          <table:table-cell table:number-columns-repeated="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74" calcext:value-type="float">
            <text:p>1474</text:p>
          </table:table-cell>
          <table:table-cell office:value-type="float" office:value="2622" calcext:value-type="float">
            <text:p>2622</text:p>
          </table:table-cell>
          <table:table-cell office:value-type="float" office:value="2202" calcext:value-type="float">
            <text:p>2202</text:p>
          </table:table-cell>
          <table:table-cell office:value-type="float" office:value="102" calcext:value-type="float">
            <text:p>102</text:p>
          </table:table-cell>
          <table:table-cell office:value-type="float" office:value="3003" calcext:value-type="float">
            <text:p>3003</text:p>
          </table:table-cell>
          <table:table-cell office:value-type="float" office:value="2066" calcext:value-type="float">
            <text:p>2066</text:p>
          </table:table-cell>
          <table:table-cell office:value-type="float" office:value="1815" calcext:value-type="float">
            <text:p>1815</text:p>
          </table:table-cell>
          <table:table-cell table:number-columns-repeated="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25" calcext:value-type="float">
            <text:p>1325</text:p>
          </table:table-cell>
          <table:table-cell office:value-type="float" office:value="3478" calcext:value-type="float">
            <text:p>3478</text:p>
          </table:table-cell>
          <table:table-cell office:value-type="float" office:value="798" calcext:value-type="float">
            <text:p>798</text:p>
          </table:table-cell>
          <table:table-cell office:value-type="float" office:value="103" calcext:value-type="float">
            <text:p>103</text:p>
          </table:table-cell>
          <table:table-cell office:value-type="float" office:value="2864" calcext:value-type="float">
            <text:p>2864</text:p>
          </table:table-cell>
          <table:table-cell office:value-type="float" office:value="837" calcext:value-type="float">
            <text:p>837</text:p>
          </table:table-cell>
          <table:table-cell office:value-type="float" office:value="1827" calcext:value-type="float">
            <text:p>1827</text:p>
          </table:table-cell>
          <table:table-cell table:number-columns-repeated="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87" calcext:value-type="float">
            <text:p>1187</text:p>
          </table:table-cell>
          <table:table-cell office:value-type="float" office:value="2411" calcext:value-type="float">
            <text:p>2411</text:p>
          </table:table-cell>
          <table:table-cell office:value-type="float" office:value="1174" calcext:value-type="float">
            <text:p>1174</text:p>
          </table:table-cell>
          <table:table-cell office:value-type="float" office:value="104" calcext:value-type="float">
            <text:p>104</text:p>
          </table:table-cell>
          <table:table-cell office:value-type="float" office:value="2712" calcext:value-type="float">
            <text:p>2712</text:p>
          </table:table-cell>
          <table:table-cell office:value-type="float" office:value="1334" calcext:value-type="float">
            <text:p>1334</text:p>
          </table:table-cell>
          <table:table-cell office:value-type="float" office:value="2199" calcext:value-type="float">
            <text:p>2199</text:p>
          </table:table-cell>
          <table:table-cell table:number-columns-repeated="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57" calcext:value-type="float">
            <text:p>1057</text:p>
          </table:table-cell>
          <table:table-cell office:value-type="float" office:value="896" calcext:value-type="float">
            <text:p>896</text:p>
          </table:table-cell>
          <table:table-cell office:value-type="float" office:value="2815" calcext:value-type="float">
            <text:p>2815</text:p>
          </table:table-cell>
          <table:table-cell office:value-type="float" office:value="105" calcext:value-type="float">
            <text:p>105</text:p>
          </table:table-cell>
          <table:table-cell office:value-type="float" office:value="2551" calcext:value-type="float">
            <text:p>2551</text:p>
          </table:table-cell>
          <table:table-cell office:value-type="float" office:value="2870" calcext:value-type="float">
            <text:p>2870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47" calcext:value-type="float">
            <text:p>947</text:p>
          </table:table-cell>
          <table:table-cell office:value-type="float" office:value="1027" calcext:value-type="float">
            <text:p>1027</text:p>
          </table:table-cell>
          <table:table-cell office:value-type="float" office:value="3448" calcext:value-type="float">
            <text:p>3448</text:p>
          </table:table-cell>
          <table:table-cell office:value-type="float" office:value="106" calcext:value-type="float">
            <text:p>106</text:p>
          </table:table-cell>
          <table:table-cell office:value-type="float" office:value="2381" calcext:value-type="float">
            <text:p>2381</text:p>
          </table:table-cell>
          <table:table-cell office:value-type="float" office:value="3324" calcext:value-type="float">
            <text:p>3324</text:p>
          </table:table-cell>
          <table:table-cell office:value-type="float" office:value="2178" calcext:value-type="float">
            <text:p>2178</text:p>
          </table:table-cell>
          <table:table-cell table:number-columns-repeated="2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53" calcext:value-type="float">
            <text:p>853</text:p>
          </table:table-cell>
          <table:table-cell office:value-type="float" office:value="2624" calcext:value-type="float">
            <text:p>2624</text:p>
          </table:table-cell>
          <table:table-cell office:value-type="float" office:value="2198" calcext:value-type="float">
            <text:p>2198</text:p>
          </table:table-cell>
          <table:table-cell office:value-type="float" office:value="107" calcext:value-type="float">
            <text:p>107</text:p>
          </table:table-cell>
          <table:table-cell office:value-type="float" office:value="2208" calcext:value-type="float">
            <text:p>2208</text:p>
          </table:table-cell>
          <table:table-cell office:value-type="float" office:value="2066" calcext:value-type="float">
            <text:p>2066</text:p>
          </table:table-cell>
          <table:table-cell office:value-type="float" office:value="1815" calcext:value-type="float">
            <text:p>1815</text:p>
          </table:table-cell>
          <table:table-cell table:number-columns-repeated="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84" calcext:value-type="float">
            <text:p>784</text:p>
          </table:table-cell>
          <table:table-cell office:value-type="float" office:value="3477" calcext:value-type="float">
            <text:p>3477</text:p>
          </table:table-cell>
          <table:table-cell office:value-type="float" office:value="798" calcext:value-type="float">
            <text:p>798</text:p>
          </table:table-cell>
          <table:table-cell office:value-type="float" office:value="108" calcext:value-type="float">
            <text:p>108</text:p>
          </table:table-cell>
          <table:table-cell office:value-type="float" office:value="2034" calcext:value-type="float">
            <text:p>2034</text:p>
          </table:table-cell>
          <table:table-cell office:value-type="float" office:value="838" calcext:value-type="float">
            <text:p>838</text:p>
          </table:table-cell>
          <table:table-cell office:value-type="float" office:value="1828" calcext:value-type="float">
            <text:p>1828</text:p>
          </table:table-cell>
          <table:table-cell table:number-columns-repeated="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32" calcext:value-type="float">
            <text:p>732</text:p>
          </table:table-cell>
          <table:table-cell office:value-type="float" office:value="2405" calcext:value-type="float">
            <text:p>2405</text:p>
          </table:table-cell>
          <table:table-cell office:value-type="float" office:value="1180" calcext:value-type="float">
            <text:p>1180</text:p>
          </table:table-cell>
          <table:table-cell office:value-type="float" office:value="109" calcext:value-type="float">
            <text:p>109</text:p>
          </table:table-cell>
          <table:table-cell office:value-type="float" office:value="1858" calcext:value-type="float">
            <text:p>1858</text:p>
          </table:table-cell>
          <table:table-cell office:value-type="float" office:value="1334" calcext:value-type="float">
            <text:p>1334</text:p>
          </table:table-cell>
          <table:table-cell office:value-type="float" office:value="2198" calcext:value-type="float">
            <text:p>2198</text:p>
          </table:table-cell>
          <table:table-cell table:number-columns-repeated="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99" calcext:value-type="float">
            <text:p>699</text:p>
          </table:table-cell>
          <table:table-cell office:value-type="float" office:value="892" calcext:value-type="float">
            <text:p>892</text:p>
          </table:table-cell>
          <table:table-cell office:value-type="float" office:value="2815" calcext:value-type="float">
            <text:p>2815</text:p>
          </table:table-cell>
          <table:table-cell office:value-type="float" office:value="110" calcext:value-type="float">
            <text:p>110</text:p>
          </table:table-cell>
          <table:table-cell office:value-type="float" office:value="1688" calcext:value-type="float">
            <text:p>1688</text:p>
          </table:table-cell>
          <table:table-cell office:value-type="float" office:value="2870" calcext:value-type="float">
            <text:p>2870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93" calcext:value-type="float">
            <text:p>693</text:p>
          </table:table-cell>
          <table:table-cell office:value-type="float" office:value="1024" calcext:value-type="float">
            <text:p>1024</text:p>
          </table:table-cell>
          <table:table-cell office:value-type="float" office:value="3442" calcext:value-type="float">
            <text:p>3442</text:p>
          </table:table-cell>
          <table:table-cell office:value-type="float" office:value="111" calcext:value-type="float">
            <text:p>111</text:p>
          </table:table-cell>
          <table:table-cell office:value-type="float" office:value="1523" calcext:value-type="float">
            <text:p>1523</text:p>
          </table:table-cell>
          <table:table-cell office:value-type="float" office:value="3322" calcext:value-type="float">
            <text:p>3322</text:p>
          </table:table-cell>
          <table:table-cell office:value-type="float" office:value="2176" calcext:value-type="float">
            <text:p>2176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02" calcext:value-type="float">
            <text:p>702</text:p>
          </table:table-cell>
          <table:table-cell office:value-type="float" office:value="2622" calcext:value-type="float">
            <text:p>2622</text:p>
          </table:table-cell>
          <table:table-cell office:value-type="float" office:value="2196" calcext:value-type="float">
            <text:p>2196</text:p>
          </table:table-cell>
          <table:table-cell office:value-type="float" office:value="112" calcext:value-type="float">
            <text:p>112</text:p>
          </table:table-cell>
          <table:table-cell office:value-type="float" office:value="1367" calcext:value-type="float">
            <text:p>1367</text:p>
          </table:table-cell>
          <table:table-cell office:value-type="float" office:value="2067" calcext:value-type="float">
            <text:p>2067</text:p>
          </table:table-cell>
          <table:table-cell office:value-type="float" office:value="1815" calcext:value-type="float">
            <text:p>1815</text:p>
          </table:table-cell>
          <table:table-cell table:number-columns-repeated="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36" calcext:value-type="float">
            <text:p>736</text:p>
          </table:table-cell>
          <table:table-cell office:value-type="float" office:value="3477" calcext:value-type="float">
            <text:p>3477</text:p>
          </table:table-cell>
          <table:table-cell office:value-type="float" office:value="794" calcext:value-type="float">
            <text:p>794</text:p>
          </table:table-cell>
          <table:table-cell office:value-type="float" office:value="113" calcext:value-type="float">
            <text:p>113</text:p>
          </table:table-cell>
          <table:table-cell office:value-type="float" office:value="1223" calcext:value-type="float">
            <text:p>1223</text:p>
          </table:table-cell>
          <table:table-cell office:value-type="float" office:value="838" calcext:value-type="float">
            <text:p>838</text:p>
          </table:table-cell>
          <table:table-cell office:value-type="float" office:value="1828" calcext:value-type="float">
            <text:p>1828</text:p>
          </table:table-cell>
          <table:table-cell table:number-columns-repeated="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91" calcext:value-type="float">
            <text:p>791</text:p>
          </table:table-cell>
          <table:table-cell office:value-type="float" office:value="2409" calcext:value-type="float">
            <text:p>2409</text:p>
          </table:table-cell>
          <table:table-cell office:value-type="float" office:value="1180" calcext:value-type="float">
            <text:p>1180</text:p>
          </table:table-cell>
          <table:table-cell office:value-type="float" office:value="114" calcext:value-type="float">
            <text:p>114</text:p>
          </table:table-cell>
          <table:table-cell office:value-type="float" office:value="1093" calcext:value-type="float">
            <text:p>1093</text:p>
          </table:table-cell>
          <table:table-cell office:value-type="float" office:value="1334" calcext:value-type="float">
            <text:p>1334</text:p>
          </table:table-cell>
          <table:table-cell office:value-type="float" office:value="2199" calcext:value-type="float">
            <text:p>2199</text:p>
          </table:table-cell>
          <table:table-cell table:number-columns-repeated="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69" calcext:value-type="float">
            <text:p>869</text:p>
          </table:table-cell>
          <table:table-cell office:value-type="float" office:value="898" calcext:value-type="float">
            <text:p>898</text:p>
          </table:table-cell>
          <table:table-cell office:value-type="float" office:value="2818" calcext:value-type="float">
            <text:p>2818</text:p>
          </table:table-cell>
          <table:table-cell office:value-type="float" office:value="115" calcext:value-type="float">
            <text:p>115</text:p>
          </table:table-cell>
          <table:table-cell office:value-type="float" office:value="979" calcext:value-type="float">
            <text:p>979</text:p>
          </table:table-cell>
          <table:table-cell office:value-type="float" office:value="2870" calcext:value-type="float">
            <text:p>2870</text:p>
          </table:table-cell>
          <table:table-cell office:value-type="float" office:value="2415" calcext:value-type="float">
            <text:p>2415</text:p>
          </table:table-cell>
          <table:table-cell table:number-columns-repeated="2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64" calcext:value-type="float">
            <text:p>964</text:p>
          </table:table-cell>
          <table:table-cell office:value-type="float" office:value="1028" calcext:value-type="float">
            <text:p>1028</text:p>
          </table:table-cell>
          <table:table-cell office:value-type="float" office:value="3441" calcext:value-type="float">
            <text:p>3441</text:p>
          </table:table-cell>
          <table:table-cell office:value-type="float" office:value="116" calcext:value-type="float">
            <text:p>116</text:p>
          </table:table-cell>
          <table:table-cell office:value-type="float" office:value="880" calcext:value-type="float">
            <text:p>880</text:p>
          </table:table-cell>
          <table:table-cell office:value-type="float" office:value="3325" calcext:value-type="float">
            <text:p>3325</text:p>
          </table:table-cell>
          <table:table-cell office:value-type="float" office:value="2176" calcext:value-type="float">
            <text:p>2176</text:p>
          </table:table-cell>
          <table:table-cell table:number-columns-repeated="2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82" calcext:value-type="float">
            <text:p>1082</text:p>
          </table:table-cell>
          <table:table-cell office:value-type="float" office:value="2620" calcext:value-type="float">
            <text:p>2620</text:p>
          </table:table-cell>
          <table:table-cell office:value-type="float" office:value="2194" calcext:value-type="float">
            <text:p>2194</text:p>
          </table:table-cell>
          <table:table-cell office:value-type="float" office:value="117" calcext:value-type="float">
            <text:p>117</text:p>
          </table:table-cell>
          <table:table-cell office:value-type="float" office:value="800" calcext:value-type="float">
            <text:p>800</text:p>
          </table:table-cell>
          <table:table-cell office:value-type="float" office:value="2068" calcext:value-type="float">
            <text:p>2068</text:p>
          </table:table-cell>
          <table:table-cell office:value-type="float" office:value="1816" calcext:value-type="float">
            <text:p>1816</text:p>
          </table:table-cell>
          <table:table-cell table:number-columns-repeated="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09" calcext:value-type="float">
            <text:p>1209</text:p>
          </table:table-cell>
          <table:table-cell office:value-type="float" office:value="3478" calcext:value-type="float">
            <text:p>3478</text:p>
          </table:table-cell>
          <table:table-cell office:value-type="float" office:value="797" calcext:value-type="float">
            <text:p>797</text:p>
          </table:table-cell>
          <table:table-cell office:value-type="float" office:value="118" calcext:value-type="float">
            <text:p>118</text:p>
          </table:table-cell>
          <table:table-cell office:value-type="float" office:value="744" calcext:value-type="float">
            <text:p>744</text:p>
          </table:table-cell>
          <table:table-cell office:value-type="float" office:value="838" calcext:value-type="float">
            <text:p>838</text:p>
          </table:table-cell>
          <table:table-cell office:value-type="float" office:value="1827" calcext:value-type="float">
            <text:p>1827</text:p>
          </table:table-cell>
          <table:table-cell table:number-columns-repeated="2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47" calcext:value-type="float">
            <text:p>1347</text:p>
          </table:table-cell>
          <table:table-cell office:value-type="float" office:value="2414" calcext:value-type="float">
            <text:p>2414</text:p>
          </table:table-cell>
          <table:table-cell office:value-type="float" office:value="1182" calcext:value-type="float">
            <text:p>1182</text:p>
          </table:table-cell>
          <table:table-cell office:value-type="float" office:value="119" calcext:value-type="float">
            <text:p>119</text:p>
          </table:table-cell>
          <table:table-cell office:value-type="float" office:value="705" calcext:value-type="float">
            <text:p>705</text:p>
          </table:table-cell>
          <table:table-cell office:value-type="float" office:value="1332" calcext:value-type="float">
            <text:p>1332</text:p>
          </table:table-cell>
          <table:table-cell office:value-type="float" office:value="2198" calcext:value-type="float">
            <text:p>2198</text:p>
          </table:table-cell>
          <table:table-cell table:number-columns-repeated="2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01" calcext:value-type="float">
            <text:p>1501</text:p>
          </table:table-cell>
          <table:table-cell office:value-type="float" office:value="895" calcext:value-type="float">
            <text:p>895</text:p>
          </table:table-cell>
          <table:table-cell office:value-type="float" office:value="2820" calcext:value-type="float">
            <text:p>2820</text:p>
          </table:table-cell>
          <table:table-cell office:value-type="float" office:value="120" calcext:value-type="float">
            <text:p>120</text:p>
          </table:table-cell>
          <table:table-cell office:value-type="float" office:value="691" calcext:value-type="float">
            <text:p>691</text:p>
          </table:table-cell>
          <table:table-cell office:value-type="float" office:value="2868" calcext:value-type="float">
            <text:p>2868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70" calcext:value-type="float">
            <text:p>1670</text:p>
          </table:table-cell>
          <table:table-cell office:value-type="float" office:value="1027" calcext:value-type="float">
            <text:p>1027</text:p>
          </table:table-cell>
          <table:table-cell office:value-type="float" office:value="3439" calcext:value-type="float">
            <text:p>3439</text:p>
          </table:table-cell>
          <table:table-cell office:value-type="float" office:value="121" calcext:value-type="float">
            <text:p>121</text:p>
          </table:table-cell>
          <table:table-cell office:value-type="float" office:value="698" calcext:value-type="float">
            <text:p>698</text:p>
          </table:table-cell>
          <table:table-cell office:value-type="float" office:value="3324" calcext:value-type="float">
            <text:p>3324</text:p>
          </table:table-cell>
          <table:table-cell office:value-type="float" office:value="2176" calcext:value-type="float">
            <text:p>2176</text:p>
          </table:table-cell>
          <table:table-cell table:number-columns-repeated="2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839" calcext:value-type="float">
            <text:p>1839</text:p>
          </table:table-cell>
          <table:table-cell office:value-type="float" office:value="2624" calcext:value-type="float">
            <text:p>2624</text:p>
          </table:table-cell>
          <table:table-cell office:value-type="float" office:value="2196" calcext:value-type="float">
            <text:p>2196</text:p>
          </table:table-cell>
          <table:table-cell office:value-type="float" office:value="122" calcext:value-type="float">
            <text:p>122</text:p>
          </table:table-cell>
          <table:table-cell office:value-type="float" office:value="726" calcext:value-type="float">
            <text:p>726</text:p>
          </table:table-cell>
          <table:table-cell office:value-type="float" office:value="2068" calcext:value-type="float">
            <text:p>2068</text:p>
          </table:table-cell>
          <table:table-cell office:value-type="float" office:value="1813" calcext:value-type="float">
            <text:p>1813</text:p>
          </table:table-cell>
          <table:table-cell table:number-columns-repeated="2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14" calcext:value-type="float">
            <text:p>2014</text:p>
          </table:table-cell>
          <table:table-cell office:value-type="float" office:value="3479" calcext:value-type="float">
            <text:p>3479</text:p>
          </table:table-cell>
          <table:table-cell office:value-type="float" office:value="793" calcext:value-type="float">
            <text:p>793</text:p>
          </table:table-cell>
          <table:table-cell office:value-type="float" office:value="123" calcext:value-type="float">
            <text:p>123</text:p>
          </table:table-cell>
          <table:table-cell office:value-type="float" office:value="776" calcext:value-type="float">
            <text:p>776</text:p>
          </table:table-cell>
          <table:table-cell office:value-type="float" office:value="839" calcext:value-type="float">
            <text:p>839</text:p>
          </table:table-cell>
          <table:table-cell office:value-type="float" office:value="1827" calcext:value-type="float">
            <text:p>1827</text:p>
          </table:table-cell>
          <table:table-cell table:number-columns-repeated="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192" calcext:value-type="float">
            <text:p>2192</text:p>
          </table:table-cell>
          <table:table-cell office:value-type="float" office:value="2413" calcext:value-type="float">
            <text:p>2413</text:p>
          </table:table-cell>
          <table:table-cell office:value-type="float" office:value="1185" calcext:value-type="float">
            <text:p>1185</text:p>
          </table:table-cell>
          <table:table-cell office:value-type="float" office:value="124" calcext:value-type="float">
            <text:p>124</text:p>
          </table:table-cell>
          <table:table-cell office:value-type="float" office:value="846" calcext:value-type="float">
            <text:p>846</text:p>
          </table:table-cell>
          <table:table-cell office:value-type="float" office:value="1332" calcext:value-type="float">
            <text:p>1332</text:p>
          </table:table-cell>
          <table:table-cell office:value-type="float" office:value="2199" calcext:value-type="float">
            <text:p>2199</text:p>
          </table:table-cell>
          <table:table-cell table:number-columns-repeated="2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364" calcext:value-type="float">
            <text:p>2364</text:p>
          </table:table-cell>
          <table:table-cell office:value-type="float" office:value="896" calcext:value-type="float">
            <text:p>896</text:p>
          </table:table-cell>
          <table:table-cell office:value-type="float" office:value="2821" calcext:value-type="float">
            <text:p>2821</text:p>
          </table:table-cell>
          <table:table-cell office:value-type="float" office:value="125" calcext:value-type="float">
            <text:p>125</text:p>
          </table:table-cell>
          <table:table-cell office:value-type="float" office:value="936" calcext:value-type="float">
            <text:p>936</text:p>
          </table:table-cell>
          <table:table-cell office:value-type="float" office:value="2868" calcext:value-type="float">
            <text:p>2868</text:p>
          </table:table-cell>
          <table:table-cell office:value-type="float" office:value="2416" calcext:value-type="float">
            <text:p>2416</text:p>
          </table:table-cell>
          <table:table-cell table:number-columns-repeated="2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28" calcext:value-type="float">
            <text:p>2528</text:p>
          </table:table-cell>
          <table:table-cell office:value-type="float" office:value="1022" calcext:value-type="float">
            <text:p>1022</text:p>
          </table:table-cell>
          <table:table-cell office:value-type="float" office:value="3441" calcext:value-type="float">
            <text:p>3441</text:p>
          </table:table-cell>
          <table:table-cell office:value-type="float" office:value="126" calcext:value-type="float">
            <text:p>126</text:p>
          </table:table-cell>
          <table:table-cell office:value-type="float" office:value="1046" calcext:value-type="float">
            <text:p>1046</text:p>
          </table:table-cell>
          <table:table-cell office:value-type="float" office:value="3324" calcext:value-type="float">
            <text:p>3324</text:p>
          </table:table-cell>
          <table:table-cell office:value-type="float" office:value="2175" calcext:value-type="float">
            <text:p>2175</text:p>
          </table:table-cell>
          <table:table-cell table:number-columns-repeated="2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695" calcext:value-type="float">
            <text:p>2695</text:p>
          </table:table-cell>
          <table:table-cell office:value-type="float" office:value="2617" calcext:value-type="float">
            <text:p>2617</text:p>
          </table:table-cell>
          <table:table-cell office:value-type="float" office:value="2187" calcext:value-type="float">
            <text:p>2187</text:p>
          </table:table-cell>
          <table:table-cell office:value-type="float" office:value="127" calcext:value-type="float">
            <text:p>127</text:p>
          </table:table-cell>
          <table:table-cell office:value-type="float" office:value="1170" calcext:value-type="float">
            <text:p>1170</text:p>
          </table:table-cell>
          <table:table-cell office:value-type="float" office:value="2068" calcext:value-type="float">
            <text:p>2068</text:p>
          </table:table-cell>
          <table:table-cell office:value-type="float" office:value="1813" calcext:value-type="float">
            <text:p>1813</text:p>
          </table:table-cell>
          <table:table-cell table:number-columns-repeated="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850" calcext:value-type="float">
            <text:p>2850</text:p>
          </table:table-cell>
          <table:table-cell office:value-type="float" office:value="3474" calcext:value-type="float">
            <text:p>3474</text:p>
          </table:table-cell>
          <table:table-cell office:value-type="float" office:value="792" calcext:value-type="float">
            <text:p>792</text:p>
          </table:table-cell>
          <table:table-cell office:value-type="float" office:value="128" calcext:value-type="float">
            <text:p>128</text:p>
          </table:table-cell>
          <table:table-cell office:value-type="float" office:value="1309" calcext:value-type="float">
            <text:p>1309</text:p>
          </table:table-cell>
          <table:table-cell office:value-type="float" office:value="837" calcext:value-type="float">
            <text:p>837</text:p>
          </table:table-cell>
          <table:table-cell office:value-type="float" office:value="1829" calcext:value-type="float">
            <text:p>1829</text:p>
          </table:table-cell>
          <table:table-cell table:number-columns-repeated="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992" calcext:value-type="float">
            <text:p>2992</text:p>
          </table:table-cell>
          <table:table-cell office:value-type="float" office:value="2411" calcext:value-type="float">
            <text:p>2411</text:p>
          </table:table-cell>
          <table:table-cell office:value-type="float" office:value="1187" calcext:value-type="float">
            <text:p>1187</text:p>
          </table:table-cell>
          <table:table-cell office:value-type="float" office:value="129" calcext:value-type="float">
            <text:p>129</text:p>
          </table:table-cell>
          <table:table-cell office:value-type="float" office:value="1461" calcext:value-type="float">
            <text:p>1461</text:p>
          </table:table-cell>
          <table:table-cell office:value-type="float" office:value="1332" calcext:value-type="float">
            <text:p>1332</text:p>
          </table:table-cell>
          <table:table-cell office:value-type="float" office:value="2202" calcext:value-type="float">
            <text:p>2202</text:p>
          </table:table-cell>
          <table:table-cell table:number-columns-repeated="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115" calcext:value-type="float">
            <text:p>3115</text:p>
          </table:table-cell>
          <table:table-cell office:value-type="float" office:value="894" calcext:value-type="float">
            <text:p>894</text:p>
          </table:table-cell>
          <table:table-cell office:value-type="float" office:value="2826" calcext:value-type="float">
            <text:p>2826</text:p>
          </table:table-cell>
          <table:table-cell office:value-type="float" office:value="130" calcext:value-type="float">
            <text:p>130</text:p>
          </table:table-cell>
          <table:table-cell office:value-type="float" office:value="1623" calcext:value-type="float">
            <text:p>1623</text:p>
          </table:table-cell>
          <table:table-cell office:value-type="float" office:value="2869" calcext:value-type="float">
            <text:p>2869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222" calcext:value-type="float">
            <text:p>3222</text:p>
          </table:table-cell>
          <table:table-cell office:value-type="float" office:value="1020" calcext:value-type="float">
            <text:p>1020</text:p>
          </table:table-cell>
          <table:table-cell office:value-type="float" office:value="3444" calcext:value-type="float">
            <text:p>3444</text:p>
          </table:table-cell>
          <table:table-cell office:value-type="float" office:value="131" calcext:value-type="float">
            <text:p>131</text:p>
          </table:table-cell>
          <table:table-cell office:value-type="float" office:value="1791" calcext:value-type="float">
            <text:p>1791</text:p>
          </table:table-cell>
          <table:table-cell office:value-type="float" office:value="3325" calcext:value-type="float">
            <text:p>3325</text:p>
          </table:table-cell>
          <table:table-cell office:value-type="float" office:value="2175" calcext:value-type="float">
            <text:p>2175</text:p>
          </table:table-cell>
          <table:table-cell table:number-columns-repeated="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317" calcext:value-type="float">
            <text:p>3317</text:p>
          </table:table-cell>
          <table:table-cell office:value-type="float" office:value="2618" calcext:value-type="float">
            <text:p>2618</text:p>
          </table:table-cell>
          <table:table-cell office:value-type="float" office:value="2186" calcext:value-type="float">
            <text:p>2186</text:p>
          </table:table-cell>
          <table:table-cell office:value-type="float" office:value="132" calcext:value-type="float">
            <text:p>132</text:p>
          </table:table-cell>
          <table:table-cell office:value-type="float" office:value="1964" calcext:value-type="float">
            <text:p>1964</text:p>
          </table:table-cell>
          <table:table-cell office:value-type="float" office:value="2069" calcext:value-type="float">
            <text:p>2069</text:p>
          </table:table-cell>
          <table:table-cell office:value-type="float" office:value="1812" calcext:value-type="float">
            <text:p>1812</text:p>
          </table:table-cell>
          <table:table-cell table:number-columns-repeated="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389" calcext:value-type="float">
            <text:p>3389</text:p>
          </table:table-cell>
          <table:table-cell office:value-type="float" office:value="3476" calcext:value-type="float">
            <text:p>3476</text:p>
          </table:table-cell>
          <table:table-cell office:value-type="float" office:value="789" calcext:value-type="float">
            <text:p>789</text:p>
          </table:table-cell>
          <table:table-cell office:value-type="float" office:value="133" calcext:value-type="float">
            <text:p>133</text:p>
          </table:table-cell>
          <table:table-cell office:value-type="float" office:value="2139" calcext:value-type="float">
            <text:p>2139</text:p>
          </table:table-cell>
          <table:table-cell office:value-type="float" office:value="838" calcext:value-type="float">
            <text:p>838</text:p>
          </table:table-cell>
          <table:table-cell office:value-type="float" office:value="1830" calcext:value-type="float">
            <text:p>1830</text:p>
          </table:table-cell>
          <table:table-cell table:number-columns-repeated="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446" calcext:value-type="float">
            <text:p>3446</text:p>
          </table:table-cell>
          <table:table-cell office:value-type="float" office:value="2411" calcext:value-type="float">
            <text:p>2411</text:p>
          </table:table-cell>
          <table:table-cell office:value-type="float" office:value="1187" calcext:value-type="float">
            <text:p>1187</text:p>
          </table:table-cell>
          <table:table-cell office:value-type="float" office:value="134" calcext:value-type="float">
            <text:p>134</text:p>
          </table:table-cell>
          <table:table-cell office:value-type="float" office:value="2313" calcext:value-type="float">
            <text:p>2313</text:p>
          </table:table-cell>
          <table:table-cell office:value-type="float" office:value="1330" calcext:value-type="float">
            <text:p>1330</text:p>
          </table:table-cell>
          <table:table-cell office:value-type="float" office:value="2200" calcext:value-type="float">
            <text:p>2200</text:p>
          </table:table-cell>
          <table:table-cell table:number-columns-repeated="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469" calcext:value-type="float">
            <text:p>3469</text:p>
          </table:table-cell>
          <table:table-cell office:value-type="float" office:value="898" calcext:value-type="float">
            <text:p>898</text:p>
          </table:table-cell>
          <table:table-cell office:value-type="float" office:value="2832" calcext:value-type="float">
            <text:p>2832</text:p>
          </table:table-cell>
          <table:table-cell office:value-type="float" office:value="135" calcext:value-type="float">
            <text:p>135</text:p>
          </table:table-cell>
          <table:table-cell office:value-type="float" office:value="2483" calcext:value-type="float">
            <text:p>2483</text:p>
          </table:table-cell>
          <table:table-cell office:value-type="float" office:value="2866" calcext:value-type="float">
            <text:p>2866</text:p>
          </table:table-cell>
          <table:table-cell office:value-type="float" office:value="2412" calcext:value-type="float">
            <text:p>2412</text:p>
          </table:table-cell>
          <table:table-cell table:number-columns-repeated="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486" calcext:value-type="float">
            <text:p>3486</text:p>
          </table:table-cell>
          <table:table-cell office:value-type="float" office:value="1022" calcext:value-type="float">
            <text:p>1022</text:p>
          </table:table-cell>
          <table:table-cell office:value-type="float" office:value="3439" calcext:value-type="float">
            <text:p>3439</text:p>
          </table:table-cell>
          <table:table-cell office:value-type="float" office:value="136" calcext:value-type="float">
            <text:p>136</text:p>
          </table:table-cell>
          <table:table-cell office:value-type="float" office:value="2649" calcext:value-type="float">
            <text:p>2649</text:p>
          </table:table-cell>
          <table:table-cell office:value-type="float" office:value="3325" calcext:value-type="float">
            <text:p>3325</text:p>
          </table:table-cell>
          <table:table-cell office:value-type="float" office:value="2173" calcext:value-type="float">
            <text:p>2173</text:p>
          </table:table-cell>
          <table:table-cell table:number-columns-repeated="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463" calcext:value-type="float">
            <text:p>3463</text:p>
          </table:table-cell>
          <table:table-cell office:value-type="float" office:value="2614" calcext:value-type="float">
            <text:p>2614</text:p>
          </table:table-cell>
          <table:table-cell office:value-type="float" office:value="2182" calcext:value-type="float">
            <text:p>2182</text:p>
          </table:table-cell>
          <table:table-cell office:value-type="float" office:value="137" calcext:value-type="float">
            <text:p>137</text:p>
          </table:table-cell>
          <table:table-cell office:value-type="float" office:value="2806" calcext:value-type="float">
            <text:p>2806</text:p>
          </table:table-cell>
          <table:table-cell office:value-type="float" office:value="2070" calcext:value-type="float">
            <text:p>2070</text:p>
          </table:table-cell>
          <table:table-cell office:value-type="float" office:value="1813" calcext:value-type="float">
            <text:p>1813</text:p>
          </table:table-cell>
          <table:table-cell table:number-columns-repeated="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434" calcext:value-type="float">
            <text:p>3434</text:p>
          </table:table-cell>
          <table:table-cell office:value-type="float" office:value="3477" calcext:value-type="float">
            <text:p>3477</text:p>
          </table:table-cell>
          <table:table-cell office:value-type="float" office:value="793" calcext:value-type="float">
            <text:p>793</text:p>
          </table:table-cell>
          <table:table-cell office:value-type="float" office:value="138" calcext:value-type="float">
            <text:p>138</text:p>
          </table:table-cell>
          <table:table-cell office:value-type="float" office:value="2950" calcext:value-type="float">
            <text:p>2950</text:p>
          </table:table-cell>
          <table:table-cell office:value-type="float" office:value="840" calcext:value-type="float">
            <text:p>840</text:p>
          </table:table-cell>
          <table:table-cell office:value-type="float" office:value="1830" calcext:value-type="float">
            <text:p>1830</text:p>
          </table:table-cell>
          <table:table-cell table:number-columns-repeated="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382" calcext:value-type="float">
            <text:p>3382</text:p>
          </table:table-cell>
          <table:table-cell office:value-type="float" office:value="2415" calcext:value-type="float">
            <text:p>2415</text:p>
          </table:table-cell>
          <table:table-cell office:value-type="float" office:value="1191" calcext:value-type="float">
            <text:p>1191</text:p>
          </table:table-cell>
          <table:table-cell office:value-type="float" office:value="139" calcext:value-type="float">
            <text:p>139</text:p>
          </table:table-cell>
          <table:table-cell office:value-type="float" office:value="3081" calcext:value-type="float">
            <text:p>3081</text:p>
          </table:table-cell>
          <table:table-cell office:value-type="float" office:value="1331" calcext:value-type="float">
            <text:p>1331</text:p>
          </table:table-cell>
          <table:table-cell office:value-type="float" office:value="2201" calcext:value-type="float">
            <text:p>2201</text:p>
          </table:table-cell>
          <table:table-cell table:number-columns-repeated="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301" calcext:value-type="float">
            <text:p>3301</text:p>
          </table:table-cell>
          <table:table-cell office:value-type="float" office:value="896" calcext:value-type="float">
            <text:p>896</text:p>
          </table:table-cell>
          <table:table-cell office:value-type="float" office:value="2830" calcext:value-type="float">
            <text:p>2830</text:p>
          </table:table-cell>
          <table:table-cell office:value-type="float" office:value="140" calcext:value-type="float">
            <text:p>140</text:p>
          </table:table-cell>
          <table:table-cell office:value-type="float" office:value="3196" calcext:value-type="float">
            <text:p>3196</text:p>
          </table:table-cell>
          <table:table-cell office:value-type="float" office:value="2868" calcext:value-type="float">
            <text:p>2868</text:p>
          </table:table-cell>
          <table:table-cell office:value-type="float" office:value="2413" calcext:value-type="float">
            <text:p>2413</text:p>
          </table:table-cell>
          <table:table-cell table:number-columns-repeated="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208" calcext:value-type="float">
            <text:p>3208</text:p>
          </table:table-cell>
          <table:table-cell office:value-type="float" office:value="1020" calcext:value-type="float">
            <text:p>1020</text:p>
          </table:table-cell>
          <table:table-cell office:value-type="float" office:value="3438" calcext:value-type="float">
            <text:p>3438</text:p>
          </table:table-cell>
          <table:table-cell office:value-type="float" office:value="141" calcext:value-type="float">
            <text:p>141</text:p>
          </table:table-cell>
          <table:table-cell office:value-type="float" office:value="3292" calcext:value-type="float">
            <text:p>3292</text:p>
          </table:table-cell>
          <table:table-cell office:value-type="float" office:value="3323" calcext:value-type="float">
            <text:p>3323</text:p>
          </table:table-cell>
          <table:table-cell office:value-type="float" office:value="2174" calcext:value-type="float">
            <text:p>2174</text:p>
          </table:table-cell>
          <table:table-cell table:number-columns-repeated="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096" calcext:value-type="float">
            <text:p>3096</text:p>
          </table:table-cell>
          <table:table-cell office:value-type="float" office:value="2616" calcext:value-type="float">
            <text:p>2616</text:p>
          </table:table-cell>
          <table:table-cell office:value-type="float" office:value="2181" calcext:value-type="float">
            <text:p>2181</text:p>
          </table:table-cell>
          <table:table-cell office:value-type="float" office:value="142" calcext:value-type="float">
            <text:p>142</text:p>
          </table:table-cell>
          <table:table-cell office:value-type="float" office:value="3371" calcext:value-type="float">
            <text:p>3371</text:p>
          </table:table-cell>
          <table:table-cell office:value-type="float" office:value="2071" calcext:value-type="float">
            <text:p>2071</text:p>
          </table:table-cell>
          <table:table-cell office:value-type="float" office:value="1811" calcext:value-type="float">
            <text:p>1811</text:p>
          </table:table-cell>
          <table:table-cell table:number-columns-repeated="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963" calcext:value-type="float">
            <text:p>2963</text:p>
          </table:table-cell>
          <table:table-cell office:value-type="float" office:value="3477" calcext:value-type="float">
            <text:p>3477</text:p>
          </table:table-cell>
          <table:table-cell office:value-type="float" office:value="789" calcext:value-type="float">
            <text:p>789</text:p>
          </table:table-cell>
          <table:table-cell office:value-type="float" office:value="143" calcext:value-type="float">
            <text:p>143</text:p>
          </table:table-cell>
          <table:table-cell office:value-type="float" office:value="3428" calcext:value-type="float">
            <text:p>3428</text:p>
          </table:table-cell>
          <table:table-cell office:value-type="float" office:value="839" calcext:value-type="float">
            <text:p>839</text:p>
          </table:table-cell>
          <table:table-cell office:value-type="float" office:value="1829" calcext:value-type="float">
            <text:p>1829</text:p>
          </table:table-cell>
          <table:table-cell table:number-columns-repeated="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822" calcext:value-type="float">
            <text:p>2822</text:p>
          </table:table-cell>
          <table:table-cell office:value-type="float" office:value="2417" calcext:value-type="float">
            <text:p>2417</text:p>
          </table:table-cell>
          <table:table-cell office:value-type="float" office:value="1193" calcext:value-type="float">
            <text:p>1193</text:p>
          </table:table-cell>
          <table:table-cell office:value-type="float" office:value="144" calcext:value-type="float">
            <text:p>144</text:p>
          </table:table-cell>
          <table:table-cell office:value-type="float" office:value="3468" calcext:value-type="float">
            <text:p>3468</text:p>
          </table:table-cell>
          <table:table-cell office:value-type="float" office:value="1329" calcext:value-type="float">
            <text:p>1329</text:p>
          </table:table-cell>
          <table:table-cell office:value-type="float" office:value="2202" calcext:value-type="float">
            <text:p>2202</text:p>
          </table:table-cell>
          <table:table-cell table:number-columns-repeated="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663" calcext:value-type="float">
            <text:p>2663</text:p>
          </table:table-cell>
          <table:table-cell office:value-type="float" office:value="902" calcext:value-type="float">
            <text:p>902</text:p>
          </table:table-cell>
          <table:table-cell office:value-type="float" office:value="2834" calcext:value-type="float">
            <text:p>2834</text:p>
          </table:table-cell>
          <table:table-cell office:value-type="float" office:value="145" calcext:value-type="float">
            <text:p>145</text:p>
          </table:table-cell>
          <table:table-cell office:value-type="float" office:value="3482" calcext:value-type="float">
            <text:p>3482</text:p>
          </table:table-cell>
          <table:table-cell office:value-type="float" office:value="2866" calcext:value-type="float">
            <text:p>2866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02" calcext:value-type="float">
            <text:p>2502</text:p>
          </table:table-cell>
          <table:table-cell office:value-type="float" office:value="1019" calcext:value-type="float">
            <text:p>1019</text:p>
          </table:table-cell>
          <table:table-cell office:value-type="float" office:value="3442" calcext:value-type="float">
            <text:p>3442</text:p>
          </table:table-cell>
          <table:table-cell office:value-type="float" office:value="146" calcext:value-type="float">
            <text:p>146</text:p>
          </table:table-cell>
          <table:table-cell office:value-type="float" office:value="3476" calcext:value-type="float">
            <text:p>3476</text:p>
          </table:table-cell>
          <table:table-cell office:value-type="float" office:value="3326" calcext:value-type="float">
            <text:p>3326</text:p>
          </table:table-cell>
          <table:table-cell office:value-type="float" office:value="2172" calcext:value-type="float">
            <text:p>2172</text:p>
          </table:table-cell>
          <table:table-cell table:number-columns-repeated="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33" calcext:value-type="float">
            <text:p>2333</text:p>
          </table:table-cell>
          <table:table-cell office:value-type="float" office:value="2621" calcext:value-type="float">
            <text:p>2621</text:p>
          </table:table-cell>
          <table:table-cell office:value-type="float" office:value="2180" calcext:value-type="float">
            <text:p>2180</text:p>
          </table:table-cell>
          <table:table-cell office:value-type="float" office:value="147" calcext:value-type="float">
            <text:p>147</text:p>
          </table:table-cell>
          <table:table-cell office:value-type="float" office:value="3447" calcext:value-type="float">
            <text:p>3447</text:p>
          </table:table-cell>
          <table:table-cell office:value-type="float" office:value="2072" calcext:value-type="float">
            <text:p>2072</text:p>
          </table:table-cell>
          <table:table-cell office:value-type="float" office:value="1811" calcext:value-type="float">
            <text:p>1811</text:p>
          </table:table-cell>
          <table:table-cell table:number-columns-repeated="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162" calcext:value-type="float">
            <text:p>2162</text:p>
          </table:table-cell>
          <table:table-cell office:value-type="float" office:value="3476" calcext:value-type="float">
            <text:p>3476</text:p>
          </table:table-cell>
          <table:table-cell office:value-type="float" office:value="792" calcext:value-type="float">
            <text:p>792</text:p>
          </table:table-cell>
          <table:table-cell office:value-type="float" office:value="148" calcext:value-type="float">
            <text:p>148</text:p>
          </table:table-cell>
          <table:table-cell office:value-type="float" office:value="3396" calcext:value-type="float">
            <text:p>3396</text:p>
          </table:table-cell>
          <table:table-cell office:value-type="float" office:value="839" calcext:value-type="float">
            <text:p>839</text:p>
          </table:table-cell>
          <table:table-cell office:value-type="float" office:value="1830" calcext:value-type="float">
            <text:p>1830</text:p>
          </table:table-cell>
          <table:table-cell table:number-columns-repeated="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981" calcext:value-type="float">
            <text:p>1981</text:p>
          </table:table-cell>
          <table:table-cell office:value-type="float" office:value="2417" calcext:value-type="float">
            <text:p>2417</text:p>
          </table:table-cell>
          <table:table-cell office:value-type="float" office:value="1193" calcext:value-type="float">
            <text:p>1193</text:p>
          </table:table-cell>
          <table:table-cell office:value-type="float" office:value="149" calcext:value-type="float">
            <text:p>149</text:p>
          </table:table-cell>
          <table:table-cell office:value-type="float" office:value="3327" calcext:value-type="float">
            <text:p>3327</text:p>
          </table:table-cell>
          <table:table-cell office:value-type="float" office:value="1328" calcext:value-type="float">
            <text:p>1328</text:p>
          </table:table-cell>
          <table:table-cell office:value-type="float" office:value="2204" calcext:value-type="float">
            <text:p>2204</text:p>
          </table:table-cell>
          <table:table-cell table:number-columns-repeated="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14" calcext:value-type="float">
            <text:p>1814</text:p>
          </table:table-cell>
          <table:table-cell office:value-type="float" office:value="892" calcext:value-type="float">
            <text:p>892</text:p>
          </table:table-cell>
          <table:table-cell office:value-type="float" office:value="2841" calcext:value-type="float">
            <text:p>2841</text:p>
          </table:table-cell>
          <table:table-cell office:value-type="float" office:value="150" calcext:value-type="float">
            <text:p>150</text:p>
          </table:table-cell>
          <table:table-cell office:value-type="float" office:value="3237" calcext:value-type="float">
            <text:p>3237</text:p>
          </table:table-cell>
          <table:table-cell office:value-type="float" office:value="2868" calcext:value-type="float">
            <text:p>2868</text:p>
          </table:table-cell>
          <table:table-cell office:value-type="float" office:value="2413" calcext:value-type="float">
            <text:p>2413</text:p>
          </table:table-cell>
          <table:table-cell table:number-columns-repeated="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43" calcext:value-type="float">
            <text:p>1643</text:p>
          </table:table-cell>
          <table:table-cell office:value-type="float" office:value="1025" calcext:value-type="float">
            <text:p>1025</text:p>
          </table:table-cell>
          <table:table-cell office:value-type="float" office:value="3440" calcext:value-type="float">
            <text:p>3440</text:p>
          </table:table-cell>
          <table:table-cell office:value-type="float" office:value="151" calcext:value-type="float">
            <text:p>151</text:p>
          </table:table-cell>
          <table:table-cell office:value-type="float" office:value="3128" calcext:value-type="float">
            <text:p>3128</text:p>
          </table:table-cell>
          <table:table-cell office:value-type="float" office:value="3325" calcext:value-type="float">
            <text:p>3325</text:p>
          </table:table-cell>
          <table:table-cell office:value-type="float" office:value="2172" calcext:value-type="float">
            <text:p>2172</text:p>
          </table:table-cell>
          <table:table-cell table:number-columns-repeated="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77" calcext:value-type="float">
            <text:p>1477</text:p>
          </table:table-cell>
          <table:table-cell office:value-type="float" office:value="2614" calcext:value-type="float">
            <text:p>2614</text:p>
          </table:table-cell>
          <table:table-cell office:value-type="float" office:value="2173" calcext:value-type="float">
            <text:p>2173</text:p>
          </table:table-cell>
          <table:table-cell office:value-type="float" office:value="152" calcext:value-type="float">
            <text:p>152</text:p>
          </table:table-cell>
          <table:table-cell office:value-type="float" office:value="3002" calcext:value-type="float">
            <text:p>3002</text:p>
          </table:table-cell>
          <table:table-cell office:value-type="float" office:value="2072" calcext:value-type="float">
            <text:p>2072</text:p>
          </table:table-cell>
          <table:table-cell office:value-type="float" office:value="1811" calcext:value-type="float">
            <text:p>1811</text:p>
          </table:table-cell>
          <table:table-cell table:number-columns-repeated="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25" calcext:value-type="float">
            <text:p>1325</text:p>
          </table:table-cell>
          <table:table-cell office:value-type="float" office:value="3475" calcext:value-type="float">
            <text:p>3475</text:p>
          </table:table-cell>
          <table:table-cell office:value-type="float" office:value="788" calcext:value-type="float">
            <text:p>788</text:p>
          </table:table-cell>
          <table:table-cell office:value-type="float" office:value="153" calcext:value-type="float">
            <text:p>153</text:p>
          </table:table-cell>
          <table:table-cell office:value-type="float" office:value="2863" calcext:value-type="float">
            <text:p>2863</text:p>
          </table:table-cell>
          <table:table-cell office:value-type="float" office:value="838" calcext:value-type="float">
            <text:p>838</text:p>
          </table:table-cell>
          <table:table-cell office:value-type="float" office:value="1831" calcext:value-type="float">
            <text:p>1831</text:p>
          </table:table-cell>
          <table:table-cell table:number-columns-repeated="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85" calcext:value-type="float">
            <text:p>1185</text:p>
          </table:table-cell>
          <table:table-cell office:value-type="float" office:value="2414" calcext:value-type="float">
            <text:p>2414</text:p>
          </table:table-cell>
          <table:table-cell office:value-type="float" office:value="1196" calcext:value-type="float">
            <text:p>1196</text:p>
          </table:table-cell>
          <table:table-cell office:value-type="float" office:value="154" calcext:value-type="float">
            <text:p>154</text:p>
          </table:table-cell>
          <table:table-cell office:value-type="float" office:value="2712" calcext:value-type="float">
            <text:p>2712</text:p>
          </table:table-cell>
          <table:table-cell office:value-type="float" office:value="1329" calcext:value-type="float">
            <text:p>1329</text:p>
          </table:table-cell>
          <table:table-cell office:value-type="float" office:value="2205" calcext:value-type="float">
            <text:p>2205</text:p>
          </table:table-cell>
          <table:table-cell table:number-columns-repeated="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58" calcext:value-type="float">
            <text:p>1058</text:p>
          </table:table-cell>
          <table:table-cell office:value-type="float" office:value="903" calcext:value-type="float">
            <text:p>903</text:p>
          </table:table-cell>
          <table:table-cell office:value-type="float" office:value="2834" calcext:value-type="float">
            <text:p>2834</text:p>
          </table:table-cell>
          <table:table-cell office:value-type="float" office:value="155" calcext:value-type="float">
            <text:p>155</text:p>
          </table:table-cell>
          <table:table-cell office:value-type="float" office:value="2550" calcext:value-type="float">
            <text:p>2550</text:p>
          </table:table-cell>
          <table:table-cell office:value-type="float" office:value="2866" calcext:value-type="float">
            <text:p>2866</text:p>
          </table:table-cell>
          <table:table-cell office:value-type="float" office:value="2416" calcext:value-type="float">
            <text:p>2416</text:p>
          </table:table-cell>
          <table:table-cell table:number-columns-repeated="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47" calcext:value-type="float">
            <text:p>947</text:p>
          </table:table-cell>
          <table:table-cell office:value-type="float" office:value="1024" calcext:value-type="float">
            <text:p>1024</text:p>
          </table:table-cell>
          <table:table-cell office:value-type="float" office:value="3436" calcext:value-type="float">
            <text:p>3436</text:p>
          </table:table-cell>
          <table:table-cell office:value-type="float" office:value="156" calcext:value-type="float">
            <text:p>156</text:p>
          </table:table-cell>
          <table:table-cell office:value-type="float" office:value="2382" calcext:value-type="float">
            <text:p>2382</text:p>
          </table:table-cell>
          <table:table-cell office:value-type="float" office:value="3327" calcext:value-type="float">
            <text:p>3327</text:p>
          </table:table-cell>
          <table:table-cell office:value-type="float" office:value="2171" calcext:value-type="float">
            <text:p>2171</text:p>
          </table:table-cell>
          <table:table-cell table:number-columns-repeated="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54" calcext:value-type="float">
            <text:p>854</text:p>
          </table:table-cell>
          <table:table-cell office:value-type="float" office:value="2612" calcext:value-type="float">
            <text:p>2612</text:p>
          </table:table-cell>
          <table:table-cell office:value-type="float" office:value="2173" calcext:value-type="float">
            <text:p>2173</text:p>
          </table:table-cell>
          <table:table-cell office:value-type="float" office:value="157" calcext:value-type="float">
            <text:p>157</text:p>
          </table:table-cell>
          <table:table-cell office:value-type="float" office:value="2209" calcext:value-type="float">
            <text:p>2209</text:p>
          </table:table-cell>
          <table:table-cell office:value-type="float" office:value="2074" calcext:value-type="float">
            <text:p>2074</text:p>
          </table:table-cell>
          <table:table-cell office:value-type="float" office:value="1811" calcext:value-type="float">
            <text:p>1811</text:p>
          </table:table-cell>
          <table:table-cell table:number-columns-repeated="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80" calcext:value-type="float">
            <text:p>780</text:p>
          </table:table-cell>
          <table:table-cell office:value-type="float" office:value="3478" calcext:value-type="float">
            <text:p>3478</text:p>
          </table:table-cell>
          <table:table-cell office:value-type="float" office:value="790" calcext:value-type="float">
            <text:p>790</text:p>
          </table:table-cell>
          <table:table-cell office:value-type="float" office:value="158" calcext:value-type="float">
            <text:p>158</text:p>
          </table:table-cell>
          <table:table-cell office:value-type="float" office:value="2032" calcext:value-type="float">
            <text:p>2032</text:p>
          </table:table-cell>
          <table:table-cell office:value-type="float" office:value="841" calcext:value-type="float">
            <text:p>841</text:p>
          </table:table-cell>
          <table:table-cell office:value-type="float" office:value="1829" calcext:value-type="float">
            <text:p>1829</text:p>
          </table:table-cell>
          <table:table-cell table:number-columns-repeated="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28" calcext:value-type="float">
            <text:p>728</text:p>
          </table:table-cell>
          <table:table-cell office:value-type="float" office:value="2416" calcext:value-type="float">
            <text:p>2416</text:p>
          </table:table-cell>
          <table:table-cell office:value-type="float" office:value="1195" calcext:value-type="float">
            <text:p>1195</text:p>
          </table:table-cell>
          <table:table-cell office:value-type="float" office:value="159" calcext:value-type="float">
            <text:p>159</text:p>
          </table:table-cell>
          <table:table-cell office:value-type="float" office:value="1859" calcext:value-type="float">
            <text:p>1859</text:p>
          </table:table-cell>
          <table:table-cell office:value-type="float" office:value="1330" calcext:value-type="float">
            <text:p>1330</text:p>
          </table:table-cell>
          <table:table-cell office:value-type="float" office:value="2205" calcext:value-type="float">
            <text:p>2205</text:p>
          </table:table-cell>
          <table:table-cell table:number-columns-repeated="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98" calcext:value-type="float">
            <text:p>698</text:p>
          </table:table-cell>
          <table:table-cell office:value-type="float" office:value="897" calcext:value-type="float">
            <text:p>897</text:p>
          </table:table-cell>
          <table:table-cell office:value-type="float" office:value="2835" calcext:value-type="float">
            <text:p>2835</text:p>
          </table:table-cell>
          <table:table-cell office:value-type="float" office:value="160" calcext:value-type="float">
            <text:p>160</text:p>
          </table:table-cell>
          <table:table-cell office:value-type="float" office:value="1689" calcext:value-type="float">
            <text:p>1689</text:p>
          </table:table-cell>
          <table:table-cell office:value-type="float" office:value="2866" calcext:value-type="float">
            <text:p>2866</text:p>
          </table:table-cell>
          <table:table-cell office:value-type="float" office:value="2412" calcext:value-type="float">
            <text:p>2412</text:p>
          </table:table-cell>
          <table:table-cell table:number-columns-repeated="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85" calcext:value-type="float">
            <text:p>685</text:p>
          </table:table-cell>
          <table:table-cell office:value-type="float" office:value="1016" calcext:value-type="float">
            <text:p>1016</text:p>
          </table:table-cell>
          <table:table-cell office:value-type="float" office:value="3438" calcext:value-type="float">
            <text:p>3438</text:p>
          </table:table-cell>
          <table:table-cell office:value-type="float" office:value="161" calcext:value-type="float">
            <text:p>161</text:p>
          </table:table-cell>
          <table:table-cell office:value-type="float" office:value="1524" calcext:value-type="float">
            <text:p>1524</text:p>
          </table:table-cell>
          <table:table-cell office:value-type="float" office:value="3325" calcext:value-type="float">
            <text:p>3325</text:p>
          </table:table-cell>
          <table:table-cell office:value-type="float" office:value="2170" calcext:value-type="float">
            <text:p>2170</text:p>
          </table:table-cell>
          <table:table-cell table:number-columns-repeated="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02" calcext:value-type="float">
            <text:p>702</text:p>
          </table:table-cell>
          <table:table-cell office:value-type="float" office:value="2617" calcext:value-type="float">
            <text:p>2617</text:p>
          </table:table-cell>
          <table:table-cell office:value-type="float" office:value="2169" calcext:value-type="float">
            <text:p>2169</text:p>
          </table:table-cell>
          <table:table-cell office:value-type="float" office:value="162" calcext:value-type="float">
            <text:p>162</text:p>
          </table:table-cell>
          <table:table-cell office:value-type="float" office:value="1369" calcext:value-type="float">
            <text:p>1369</text:p>
          </table:table-cell>
          <table:table-cell office:value-type="float" office:value="2075" calcext:value-type="float">
            <text:p>2075</text:p>
          </table:table-cell>
          <table:table-cell office:value-type="float" office:value="1810" calcext:value-type="float">
            <text:p>1810</text:p>
          </table:table-cell>
          <table:table-cell table:number-columns-repeated="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36" calcext:value-type="float">
            <text:p>736</text:p>
          </table:table-cell>
          <table:table-cell office:value-type="float" office:value="3482" calcext:value-type="float">
            <text:p>3482</text:p>
          </table:table-cell>
          <table:table-cell office:value-type="float" office:value="786" calcext:value-type="float">
            <text:p>786</text:p>
          </table:table-cell>
          <table:table-cell office:value-type="float" office:value="163" calcext:value-type="float">
            <text:p>163</text:p>
          </table:table-cell>
          <table:table-cell office:value-type="float" office:value="1225" calcext:value-type="float">
            <text:p>1225</text:p>
          </table:table-cell>
          <table:table-cell office:value-type="float" office:value="840" calcext:value-type="float">
            <text:p>840</text:p>
          </table:table-cell>
          <table:table-cell office:value-type="float" office:value="1831" calcext:value-type="float">
            <text:p>1831</text:p>
          </table:table-cell>
          <table:table-cell table:number-columns-repeated="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90" calcext:value-type="float">
            <text:p>790</text:p>
          </table:table-cell>
          <table:table-cell office:value-type="float" office:value="2415" calcext:value-type="float">
            <text:p>2415</text:p>
          </table:table-cell>
          <table:table-cell office:value-type="float" office:value="1201" calcext:value-type="float">
            <text:p>1201</text:p>
          </table:table-cell>
          <table:table-cell office:value-type="float" office:value="164" calcext:value-type="float">
            <text:p>164</text:p>
          </table:table-cell>
          <table:table-cell office:value-type="float" office:value="1093" calcext:value-type="float">
            <text:p>1093</text:p>
          </table:table-cell>
          <table:table-cell office:value-type="float" office:value="1329" calcext:value-type="float">
            <text:p>1329</text:p>
          </table:table-cell>
          <table:table-cell office:value-type="float" office:value="2204" calcext:value-type="float">
            <text:p>2204</text:p>
          </table:table-cell>
          <table:table-cell table:number-columns-repeated="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71" calcext:value-type="float">
            <text:p>871</text:p>
          </table:table-cell>
          <table:table-cell office:value-type="float" office:value="900" calcext:value-type="float">
            <text:p>900</text:p>
          </table:table-cell>
          <table:table-cell office:value-type="float" office:value="2837" calcext:value-type="float">
            <text:p>2837</text:p>
          </table:table-cell>
          <table:table-cell office:value-type="float" office:value="165" calcext:value-type="float">
            <text:p>165</text:p>
          </table:table-cell>
          <table:table-cell office:value-type="float" office:value="979" calcext:value-type="float">
            <text:p>979</text:p>
          </table:table-cell>
          <table:table-cell office:value-type="float" office:value="2864" calcext:value-type="float">
            <text:p>2864</text:p>
          </table:table-cell>
          <table:table-cell office:value-type="float" office:value="2415" calcext:value-type="float">
            <text:p>2415</text:p>
          </table:table-cell>
          <table:table-cell table:number-columns-repeated="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66" calcext:value-type="float">
            <text:p>966</text:p>
          </table:table-cell>
          <table:table-cell office:value-type="float" office:value="1021" calcext:value-type="float">
            <text:p>1021</text:p>
          </table:table-cell>
          <table:table-cell office:value-type="float" office:value="3438" calcext:value-type="float">
            <text:p>3438</text:p>
          </table:table-cell>
          <table:table-cell office:value-type="float" office:value="166" calcext:value-type="float">
            <text:p>166</text:p>
          </table:table-cell>
          <table:table-cell office:value-type="float" office:value="879" calcext:value-type="float">
            <text:p>879</text:p>
          </table:table-cell>
          <table:table-cell office:value-type="float" office:value="3325" calcext:value-type="float">
            <text:p>3325</text:p>
          </table:table-cell>
          <table:table-cell office:value-type="float" office:value="2171" calcext:value-type="float">
            <text:p>2171</text:p>
          </table:table-cell>
          <table:table-cell table:number-columns-repeated="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79" calcext:value-type="float">
            <text:p>1079</text:p>
          </table:table-cell>
          <table:table-cell office:value-type="float" office:value="2617" calcext:value-type="float">
            <text:p>2617</text:p>
          </table:table-cell>
          <table:table-cell office:value-type="float" office:value="2166" calcext:value-type="float">
            <text:p>2166</text:p>
          </table:table-cell>
          <table:table-cell office:value-type="float" office:value="167" calcext:value-type="float">
            <text:p>167</text:p>
          </table:table-cell>
          <table:table-cell office:value-type="float" office:value="802" calcext:value-type="float">
            <text:p>802</text:p>
          </table:table-cell>
          <table:table-cell office:value-type="float" office:value="2075" calcext:value-type="float">
            <text:p>2075</text:p>
          </table:table-cell>
          <table:table-cell office:value-type="float" office:value="1809" calcext:value-type="float">
            <text:p>1809</text:p>
          </table:table-cell>
          <table:table-cell table:number-columns-repeated="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09" calcext:value-type="float">
            <text:p>1209</text:p>
          </table:table-cell>
          <table:table-cell office:value-type="float" office:value="3479" calcext:value-type="float">
            <text:p>3479</text:p>
          </table:table-cell>
          <table:table-cell office:value-type="float" office:value="782" calcext:value-type="float">
            <text:p>782</text:p>
          </table:table-cell>
          <table:table-cell office:value-type="float" office:value="168" calcext:value-type="float">
            <text:p>168</text:p>
          </table:table-cell>
          <table:table-cell office:value-type="float" office:value="743" calcext:value-type="float">
            <text:p>743</text:p>
          </table:table-cell>
          <table:table-cell office:value-type="float" office:value="839" calcext:value-type="float">
            <text:p>839</text:p>
          </table:table-cell>
          <table:table-cell office:value-type="float" office:value="1832" calcext:value-type="float">
            <text:p>1832</text:p>
          </table:table-cell>
          <table:table-cell table:number-columns-repeated="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51" calcext:value-type="float">
            <text:p>1351</text:p>
          </table:table-cell>
          <table:table-cell office:value-type="float" office:value="2417" calcext:value-type="float">
            <text:p>2417</text:p>
          </table:table-cell>
          <table:table-cell office:value-type="float" office:value="1201" calcext:value-type="float">
            <text:p>1201</text:p>
          </table:table-cell>
          <table:table-cell office:value-type="float" office:value="169" calcext:value-type="float">
            <text:p>169</text:p>
          </table:table-cell>
          <table:table-cell office:value-type="float" office:value="706" calcext:value-type="float">
            <text:p>706</text:p>
          </table:table-cell>
          <table:table-cell office:value-type="float" office:value="1327" calcext:value-type="float">
            <text:p>1327</text:p>
          </table:table-cell>
          <table:table-cell office:value-type="float" office:value="2205" calcext:value-type="float">
            <text:p>2205</text:p>
          </table:table-cell>
          <table:table-cell table:number-columns-repeated="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office:value-type="float" office:value="2843" calcext:value-type="float">
            <text:p>2843</text:p>
          </table:table-cell>
          <table:table-cell office:value-type="float" office:value="170" calcext:value-type="float">
            <text:p>170</text:p>
          </table:table-cell>
          <table:table-cell office:value-type="float" office:value="691" calcext:value-type="float">
            <text:p>691</text:p>
          </table:table-cell>
          <table:table-cell office:value-type="float" office:value="2864" calcext:value-type="float">
            <text:p>2864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68" calcext:value-type="float">
            <text:p>1668</text:p>
          </table:table-cell>
          <table:table-cell office:value-type="float" office:value="1018" calcext:value-type="float">
            <text:p>1018</text:p>
          </table:table-cell>
          <table:table-cell office:value-type="float" office:value="3436" calcext:value-type="float">
            <text:p>3436</text:p>
          </table:table-cell>
          <table:table-cell office:value-type="float" office:value="171" calcext:value-type="float">
            <text:p>171</text:p>
          </table:table-cell>
          <table:table-cell office:value-type="float" office:value="698" calcext:value-type="float">
            <text:p>698</text:p>
          </table:table-cell>
          <table:table-cell office:value-type="float" office:value="3325" calcext:value-type="float">
            <text:p>3325</text:p>
          </table:table-cell>
          <table:table-cell office:value-type="float" office:value="2170" calcext:value-type="float">
            <text:p>2170</text:p>
          </table:table-cell>
          <table:table-cell table:number-columns-repeated="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46" calcext:value-type="float">
            <text:p>1846</text:p>
          </table:table-cell>
          <table:table-cell office:value-type="float" office:value="2613" calcext:value-type="float">
            <text:p>2613</text:p>
          </table:table-cell>
          <table:table-cell office:value-type="float" office:value="2165" calcext:value-type="float">
            <text:p>2165</text:p>
          </table:table-cell>
          <table:table-cell office:value-type="float" office:value="172" calcext:value-type="float">
            <text:p>172</text:p>
          </table:table-cell>
          <table:table-cell office:value-type="float" office:value="726" calcext:value-type="float">
            <text:p>726</text:p>
          </table:table-cell>
          <table:table-cell office:value-type="float" office:value="2075" calcext:value-type="float">
            <text:p>2075</text:p>
          </table:table-cell>
          <table:table-cell office:value-type="float" office:value="1809" calcext:value-type="float">
            <text:p>1809</text:p>
          </table:table-cell>
          <table:table-cell table:number-columns-repeated="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14" calcext:value-type="float">
            <text:p>2014</text:p>
          </table:table-cell>
          <table:table-cell office:value-type="float" office:value="3478" calcext:value-type="float">
            <text:p>3478</text:p>
          </table:table-cell>
          <table:table-cell office:value-type="float" office:value="786" calcext:value-type="float">
            <text:p>786</text:p>
          </table:table-cell>
          <table:table-cell office:value-type="float" office:value="173" calcext:value-type="float">
            <text:p>173</text:p>
          </table:table-cell>
          <table:table-cell office:value-type="float" office:value="777" calcext:value-type="float">
            <text:p>777</text:p>
          </table:table-cell>
          <table:table-cell office:value-type="float" office:value="840" calcext:value-type="float">
            <text:p>840</text:p>
          </table:table-cell>
          <table:table-cell office:value-type="float" office:value="1833" calcext:value-type="float">
            <text:p>1833</text:p>
          </table:table-cell>
          <table:table-cell table:number-columns-repeated="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188" calcext:value-type="float">
            <text:p>2188</text:p>
          </table:table-cell>
          <table:table-cell office:value-type="float" office:value="2417" calcext:value-type="float">
            <text:p>2417</text:p>
          </table:table-cell>
          <table:table-cell office:value-type="float" office:value="1203" calcext:value-type="float">
            <text:p>1203</text:p>
          </table:table-cell>
          <table:table-cell office:value-type="float" office:value="174" calcext:value-type="float">
            <text:p>174</text:p>
          </table:table-cell>
          <table:table-cell office:value-type="float" office:value="846" calcext:value-type="float">
            <text:p>846</text:p>
          </table:table-cell>
          <table:table-cell office:value-type="float" office:value="1326" calcext:value-type="float">
            <text:p>1326</text:p>
          </table:table-cell>
          <table:table-cell office:value-type="float" office:value="2205" calcext:value-type="float">
            <text:p>2205</text:p>
          </table:table-cell>
          <table:table-cell table:number-columns-repeated="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58" calcext:value-type="float">
            <text:p>2358</text:p>
          </table:table-cell>
          <table:table-cell office:value-type="float" office:value="899" calcext:value-type="float">
            <text:p>899</text:p>
          </table:table-cell>
          <table:table-cell office:value-type="float" office:value="2839" calcext:value-type="float">
            <text:p>2839</text:p>
          </table:table-cell>
          <table:table-cell office:value-type="float" office:value="175" calcext:value-type="float">
            <text:p>175</text:p>
          </table:table-cell>
          <table:table-cell office:value-type="float" office:value="936" calcext:value-type="float">
            <text:p>936</text:p>
          </table:table-cell>
          <table:table-cell office:value-type="float" office:value="2862" calcext:value-type="float">
            <text:p>2862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30" calcext:value-type="float">
            <text:p>2530</text:p>
          </table:table-cell>
          <table:table-cell office:value-type="float" office:value="1021" calcext:value-type="float">
            <text:p>1021</text:p>
          </table:table-cell>
          <table:table-cell office:value-type="float" office:value="3438" calcext:value-type="float">
            <text:p>3438</text:p>
          </table:table-cell>
          <table:table-cell office:value-type="float" office:value="176" calcext:value-type="float">
            <text:p>176</text:p>
          </table:table-cell>
          <table:table-cell office:value-type="float" office:value="1044" calcext:value-type="float">
            <text:p>1044</text:p>
          </table:table-cell>
          <table:table-cell office:value-type="float" office:value="3326" calcext:value-type="float">
            <text:p>3326</text:p>
          </table:table-cell>
          <table:table-cell office:value-type="float" office:value="2167" calcext:value-type="float">
            <text:p>2167</text:p>
          </table:table-cell>
          <table:table-cell table:number-columns-repeated="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92" calcext:value-type="float">
            <text:p>2692</text:p>
          </table:table-cell>
          <table:table-cell office:value-type="float" office:value="2613" calcext:value-type="float">
            <text:p>2613</text:p>
          </table:table-cell>
          <table:table-cell office:value-type="float" office:value="2165" calcext:value-type="float">
            <text:p>2165</text:p>
          </table:table-cell>
          <table:table-cell office:value-type="float" office:value="177" calcext:value-type="float">
            <text:p>177</text:p>
          </table:table-cell>
          <table:table-cell office:value-type="float" office:value="1170" calcext:value-type="float">
            <text:p>1170</text:p>
          </table:table-cell>
          <table:table-cell office:value-type="float" office:value="2075" calcext:value-type="float">
            <text:p>2075</text:p>
          </table:table-cell>
          <table:table-cell office:value-type="float" office:value="1810" calcext:value-type="float">
            <text:p>1810</text:p>
          </table:table-cell>
          <table:table-cell table:number-columns-repeated="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848" calcext:value-type="float">
            <text:p>2848</text:p>
          </table:table-cell>
          <table:table-cell office:value-type="float" office:value="3474" calcext:value-type="float">
            <text:p>3474</text:p>
          </table:table-cell>
          <table:table-cell office:value-type="float" office:value="785" calcext:value-type="float">
            <text:p>785</text:p>
          </table:table-cell>
          <table:table-cell office:value-type="float" office:value="178" calcext:value-type="float">
            <text:p>178</text:p>
          </table:table-cell>
          <table:table-cell office:value-type="float" office:value="1310" calcext:value-type="float">
            <text:p>1310</text:p>
          </table:table-cell>
          <table:table-cell office:value-type="float" office:value="840" calcext:value-type="float">
            <text:p>840</text:p>
          </table:table-cell>
          <table:table-cell office:value-type="float" office:value="1833" calcext:value-type="float">
            <text:p>1833</text:p>
          </table:table-cell>
          <table:table-cell table:number-columns-repeated="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984" calcext:value-type="float">
            <text:p>2984</text:p>
          </table:table-cell>
          <table:table-cell office:value-type="float" office:value="2416" calcext:value-type="float">
            <text:p>2416</text:p>
          </table:table-cell>
          <table:table-cell office:value-type="float" office:value="1205" calcext:value-type="float">
            <text:p>1205</text:p>
          </table:table-cell>
          <table:table-cell office:value-type="float" office:value="179" calcext:value-type="float">
            <text:p>179</text:p>
          </table:table-cell>
          <table:table-cell office:value-type="float" office:value="1459" calcext:value-type="float">
            <text:p>1459</text:p>
          </table:table-cell>
          <table:table-cell office:value-type="float" office:value="1325" calcext:value-type="float">
            <text:p>1325</text:p>
          </table:table-cell>
          <table:table-cell office:value-type="float" office:value="2207" calcext:value-type="float">
            <text:p>2207</text:p>
          </table:table-cell>
          <table:table-cell table:number-columns-repeated="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114" calcext:value-type="float">
            <text:p>3114</text:p>
          </table:table-cell>
          <table:table-cell office:value-type="float" office:value="901" calcext:value-type="float">
            <text:p>901</text:p>
          </table:table-cell>
          <table:table-cell office:value-type="float" office:value="2845" calcext:value-type="float">
            <text:p>2845</text:p>
          </table:table-cell>
          <table:table-cell office:value-type="float" office:value="180" calcext:value-type="float">
            <text:p>180</text:p>
          </table:table-cell>
          <table:table-cell office:value-type="float" office:value="1622" calcext:value-type="float">
            <text:p>1622</text:p>
          </table:table-cell>
          <table:table-cell office:value-type="float" office:value="2863" calcext:value-type="float">
            <text:p>2863</text:p>
          </table:table-cell>
          <table:table-cell office:value-type="float" office:value="2412" calcext:value-type="float">
            <text:p>2412</text:p>
          </table:table-cell>
          <table:table-cell table:number-columns-repeated="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229" calcext:value-type="float">
            <text:p>3229</text:p>
          </table:table-cell>
          <table:table-cell office:value-type="float" office:value="1016" calcext:value-type="float">
            <text:p>1016</text:p>
          </table:table-cell>
          <table:table-cell office:value-type="float" office:value="3435" calcext:value-type="float">
            <text:p>3435</text:p>
          </table:table-cell>
          <table:table-cell office:value-type="float" office:value="181" calcext:value-type="float">
            <text:p>181</text:p>
          </table:table-cell>
          <table:table-cell office:value-type="float" office:value="1790" calcext:value-type="float">
            <text:p>1790</text:p>
          </table:table-cell>
          <table:table-cell office:value-type="float" office:value="3326" calcext:value-type="float">
            <text:p>3326</text:p>
          </table:table-cell>
          <table:table-cell office:value-type="float" office:value="2170" calcext:value-type="float">
            <text:p>2170</text:p>
          </table:table-cell>
          <table:table-cell table:number-columns-repeated="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319" calcext:value-type="float">
            <text:p>3319</text:p>
          </table:table-cell>
          <table:table-cell office:value-type="float" office:value="2610" calcext:value-type="float">
            <text:p>2610</text:p>
          </table:table-cell>
          <table:table-cell office:value-type="float" office:value="2158" calcext:value-type="float">
            <text:p>2158</text:p>
          </table:table-cell>
          <table:table-cell office:value-type="float" office:value="182" calcext:value-type="float">
            <text:p>182</text:p>
          </table:table-cell>
          <table:table-cell office:value-type="float" office:value="1962" calcext:value-type="float">
            <text:p>1962</text:p>
          </table:table-cell>
          <table:table-cell office:value-type="float" office:value="2075" calcext:value-type="float">
            <text:p>2075</text:p>
          </table:table-cell>
          <table:table-cell office:value-type="float" office:value="1808" calcext:value-type="float">
            <text:p>1808</text:p>
          </table:table-cell>
          <table:table-cell table:number-columns-repeated="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394" calcext:value-type="float">
            <text:p>3394</text:p>
          </table:table-cell>
          <table:table-cell office:value-type="float" office:value="3479" calcext:value-type="float">
            <text:p>3479</text:p>
          </table:table-cell>
          <table:table-cell office:value-type="float" office:value="782" calcext:value-type="float">
            <text:p>782</text:p>
          </table:table-cell>
          <table:table-cell office:value-type="float" office:value="183" calcext:value-type="float">
            <text:p>183</text:p>
          </table:table-cell>
          <table:table-cell office:value-type="float" office:value="2139" calcext:value-type="float">
            <text:p>2139</text:p>
          </table:table-cell>
          <table:table-cell office:value-type="float" office:value="840" calcext:value-type="float">
            <text:p>840</text:p>
          </table:table-cell>
          <table:table-cell office:value-type="float" office:value="1834" calcext:value-type="float">
            <text:p>1834</text:p>
          </table:table-cell>
          <table:table-cell table:number-columns-repeated="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445" calcext:value-type="float">
            <text:p>3445</text:p>
          </table:table-cell>
          <table:table-cell office:value-type="float" office:value="2417" calcext:value-type="float">
            <text:p>2417</text:p>
          </table:table-cell>
          <table:table-cell office:value-type="float" office:value="1208" calcext:value-type="float">
            <text:p>1208</text:p>
          </table:table-cell>
          <table:table-cell office:value-type="float" office:value="184" calcext:value-type="float">
            <text:p>184</text:p>
          </table:table-cell>
          <table:table-cell office:value-type="float" office:value="2314" calcext:value-type="float">
            <text:p>2314</text:p>
          </table:table-cell>
          <table:table-cell office:value-type="float" office:value="1327" calcext:value-type="float">
            <text:p>1327</text:p>
          </table:table-cell>
          <table:table-cell office:value-type="float" office:value="2207" calcext:value-type="float">
            <text:p>2207</text:p>
          </table:table-cell>
          <table:table-cell table:number-columns-repeated="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483" calcext:value-type="float">
            <text:p>3483</text:p>
          </table:table-cell>
          <table:table-cell office:value-type="float" office:value="900" calcext:value-type="float">
            <text:p>900</text:p>
          </table:table-cell>
          <table:table-cell office:value-type="float" office:value="2847" calcext:value-type="float">
            <text:p>2847</text:p>
          </table:table-cell>
          <table:table-cell office:value-type="float" office:value="185" calcext:value-type="float">
            <text:p>185</text:p>
          </table:table-cell>
          <table:table-cell office:value-type="float" office:value="2485" calcext:value-type="float">
            <text:p>2485</text:p>
          </table:table-cell>
          <table:table-cell office:value-type="float" office:value="2861" calcext:value-type="float">
            <text:p>2861</text:p>
          </table:table-cell>
          <table:table-cell office:value-type="float" office:value="2413" calcext:value-type="float">
            <text:p>2413</text:p>
          </table:table-cell>
          <table:table-cell table:number-columns-repeated="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486" calcext:value-type="float">
            <text:p>3486</text:p>
          </table:table-cell>
          <table:table-cell office:value-type="float" office:value="1017" calcext:value-type="float">
            <text:p>1017</text:p>
          </table:table-cell>
          <table:table-cell office:value-type="float" office:value="3423" calcext:value-type="float">
            <text:p>3423</text:p>
          </table:table-cell>
          <table:table-cell office:value-type="float" office:value="186" calcext:value-type="float">
            <text:p>186</text:p>
          </table:table-cell>
          <table:table-cell office:value-type="float" office:value="2649" calcext:value-type="float">
            <text:p>2649</text:p>
          </table:table-cell>
          <table:table-cell office:value-type="float" office:value="3325" calcext:value-type="float">
            <text:p>3325</text:p>
          </table:table-cell>
          <table:table-cell office:value-type="float" office:value="2168" calcext:value-type="float">
            <text:p>2168</text:p>
          </table:table-cell>
          <table:table-cell table:number-columns-repeated="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469" calcext:value-type="float">
            <text:p>3469</text:p>
          </table:table-cell>
          <table:table-cell office:value-type="float" office:value="2613" calcext:value-type="float">
            <text:p>2613</text:p>
          </table:table-cell>
          <table:table-cell office:value-type="float" office:value="2153" calcext:value-type="float">
            <text:p>2153</text:p>
          </table:table-cell>
          <table:table-cell office:value-type="float" office:value="187" calcext:value-type="float">
            <text:p>187</text:p>
          </table:table-cell>
          <table:table-cell office:value-type="float" office:value="2804" calcext:value-type="float">
            <text:p>2804</text:p>
          </table:table-cell>
          <table:table-cell office:value-type="float" office:value="2077" calcext:value-type="float">
            <text:p>2077</text:p>
          </table:table-cell>
          <table:table-cell office:value-type="float" office:value="1807" calcext:value-type="float">
            <text:p>1807</text:p>
          </table:table-cell>
          <table:table-cell table:number-columns-repeated="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434" calcext:value-type="float">
            <text:p>3434</text:p>
          </table:table-cell>
          <table:table-cell office:value-type="float" office:value="3480" calcext:value-type="float">
            <text:p>3480</text:p>
          </table:table-cell>
          <table:table-cell office:value-type="float" office:value="784" calcext:value-type="float">
            <text:p>784</text:p>
          </table:table-cell>
          <table:table-cell office:value-type="float" office:value="188" calcext:value-type="float">
            <text:p>188</text:p>
          </table:table-cell>
          <table:table-cell office:value-type="float" office:value="2949" calcext:value-type="float">
            <text:p>2949</text:p>
          </table:table-cell>
          <table:table-cell office:value-type="float" office:value="841" calcext:value-type="float">
            <text:p>841</text:p>
          </table:table-cell>
          <table:table-cell office:value-type="float" office:value="1832" calcext:value-type="float">
            <text:p>1832</text:p>
          </table:table-cell>
          <table:table-cell table:number-columns-repeated="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377" calcext:value-type="float">
            <text:p>3377</text:p>
          </table:table-cell>
          <table:table-cell office:value-type="float" office:value="2419" calcext:value-type="float">
            <text:p>2419</text:p>
          </table:table-cell>
          <table:table-cell office:value-type="float" office:value="1207" calcext:value-type="float">
            <text:p>1207</text:p>
          </table:table-cell>
          <table:table-cell office:value-type="float" office:value="189" calcext:value-type="float">
            <text:p>189</text:p>
          </table:table-cell>
          <table:table-cell office:value-type="float" office:value="3079" calcext:value-type="float">
            <text:p>3079</text:p>
          </table:table-cell>
          <table:table-cell office:value-type="float" office:value="1325" calcext:value-type="float">
            <text:p>1325</text:p>
          </table:table-cell>
          <table:table-cell office:value-type="float" office:value="2209" calcext:value-type="float">
            <text:p>2209</text:p>
          </table:table-cell>
          <table:table-cell table:number-columns-repeated="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303" calcext:value-type="float">
            <text:p>3303</text:p>
          </table:table-cell>
          <table:table-cell office:value-type="float" office:value="895" calcext:value-type="float">
            <text:p>895</text:p>
          </table:table-cell>
          <table:table-cell office:value-type="float" office:value="2851" calcext:value-type="float">
            <text:p>2851</text:p>
          </table:table-cell>
          <table:table-cell office:value-type="float" office:value="190" calcext:value-type="float">
            <text:p>190</text:p>
          </table:table-cell>
          <table:table-cell office:value-type="float" office:value="3195" calcext:value-type="float">
            <text:p>3195</text:p>
          </table:table-cell>
          <table:table-cell office:value-type="float" office:value="2861" calcext:value-type="float">
            <text:p>2861</text:p>
          </table:table-cell>
          <table:table-cell office:value-type="float" office:value="2411" calcext:value-type="float">
            <text:p>2411</text:p>
          </table:table-cell>
          <table:table-cell table:number-columns-repeated="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207" calcext:value-type="float">
            <text:p>3207</text:p>
          </table:table-cell>
          <table:table-cell office:value-type="float" office:value="1010" calcext:value-type="float">
            <text:p>1010</text:p>
          </table:table-cell>
          <table:table-cell office:value-type="float" office:value="3436" calcext:value-type="float">
            <text:p>3436</text:p>
          </table:table-cell>
          <table:table-cell office:value-type="float" office:value="191" calcext:value-type="float">
            <text:p>191</text:p>
          </table:table-cell>
          <table:table-cell office:value-type="float" office:value="3293" calcext:value-type="float">
            <text:p>3293</text:p>
          </table:table-cell>
          <table:table-cell office:value-type="float" office:value="3326" calcext:value-type="float">
            <text:p>3326</text:p>
          </table:table-cell>
          <table:table-cell office:value-type="float" office:value="2166" calcext:value-type="float">
            <text:p>2166</text:p>
          </table:table-cell>
          <table:table-cell table:number-columns-repeated="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095" calcext:value-type="float">
            <text:p>3095</text:p>
          </table:table-cell>
          <table:table-cell office:value-type="float" office:value="2615" calcext:value-type="float">
            <text:p>2615</text:p>
          </table:table-cell>
          <table:table-cell office:value-type="float" office:value="2153" calcext:value-type="float">
            <text:p>2153</text:p>
          </table:table-cell>
          <table:table-cell office:value-type="float" office:value="192" calcext:value-type="float">
            <text:p>192</text:p>
          </table:table-cell>
          <table:table-cell office:value-type="float" office:value="3371" calcext:value-type="float">
            <text:p>3371</text:p>
          </table:table-cell>
          <table:table-cell office:value-type="float" office:value="2079" calcext:value-type="float">
            <text:p>2079</text:p>
          </table:table-cell>
          <table:table-cell office:value-type="float" office:value="1808" calcext:value-type="float">
            <text:p>1808</text:p>
          </table:table-cell>
          <table:table-cell table:number-columns-repeated="2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964" calcext:value-type="float">
            <text:p>2964</text:p>
          </table:table-cell>
          <table:table-cell office:value-type="float" office:value="3478" calcext:value-type="float">
            <text:p>3478</text:p>
          </table:table-cell>
          <table:table-cell office:value-type="float" office:value="782" calcext:value-type="float">
            <text:p>782</text:p>
          </table:table-cell>
          <table:table-cell office:value-type="float" office:value="193" calcext:value-type="float">
            <text:p>193</text:p>
          </table:table-cell>
          <table:table-cell office:value-type="float" office:value="3430" calcext:value-type="float">
            <text:p>3430</text:p>
          </table:table-cell>
          <table:table-cell office:value-type="float" office:value="840" calcext:value-type="float">
            <text:p>840</text:p>
          </table:table-cell>
          <table:table-cell office:value-type="float" office:value="1835" calcext:value-type="float">
            <text:p>1835</text:p>
          </table:table-cell>
          <table:table-cell table:number-columns-repeated="2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821" calcext:value-type="float">
            <text:p>2821</text:p>
          </table:table-cell>
          <table:table-cell office:value-type="float" office:value="2417" calcext:value-type="float">
            <text:p>2417</text:p>
          </table:table-cell>
          <table:table-cell office:value-type="float" office:value="1210" calcext:value-type="float">
            <text:p>1210</text:p>
          </table:table-cell>
          <table:table-cell office:value-type="float" office:value="194" calcext:value-type="float">
            <text:p>194</text:p>
          </table:table-cell>
          <table:table-cell office:value-type="float" office:value="3466" calcext:value-type="float">
            <text:p>3466</text:p>
          </table:table-cell>
          <table:table-cell office:value-type="float" office:value="1323" calcext:value-type="float">
            <text:p>1323</text:p>
          </table:table-cell>
          <table:table-cell office:value-type="float" office:value="2209" calcext:value-type="float">
            <text:p>2209</text:p>
          </table:table-cell>
          <table:table-cell table:number-columns-repeated="2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673" calcext:value-type="float">
            <text:p>2673</text:p>
          </table:table-cell>
          <table:table-cell office:value-type="float" office:value="902" calcext:value-type="float">
            <text:p>902</text:p>
          </table:table-cell>
          <table:table-cell office:value-type="float" office:value="2850" calcext:value-type="float">
            <text:p>2850</text:p>
          </table:table-cell>
          <table:table-cell office:value-type="float" office:value="195" calcext:value-type="float">
            <text:p>195</text:p>
          </table:table-cell>
          <table:table-cell office:value-type="float" office:value="3481" calcext:value-type="float">
            <text:p>3481</text:p>
          </table:table-cell>
          <table:table-cell office:value-type="float" office:value="2862" calcext:value-type="float">
            <text:p>2862</text:p>
          </table:table-cell>
          <table:table-cell office:value-type="float" office:value="2412" calcext:value-type="float">
            <text:p>2412</text:p>
          </table:table-cell>
          <table:table-cell table:number-columns-repeated="2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04" calcext:value-type="float">
            <text:p>2504</text:p>
          </table:table-cell>
          <table:table-cell office:value-type="float" office:value="1017" calcext:value-type="float">
            <text:p>1017</text:p>
          </table:table-cell>
          <table:table-cell office:value-type="float" office:value="3433" calcext:value-type="float">
            <text:p>3433</text:p>
          </table:table-cell>
          <table:table-cell office:value-type="float" office:value="196" calcext:value-type="float">
            <text:p>196</text:p>
          </table:table-cell>
          <table:table-cell office:value-type="float" office:value="3475" calcext:value-type="float">
            <text:p>3475</text:p>
          </table:table-cell>
          <table:table-cell office:value-type="float" office:value="3327" calcext:value-type="float">
            <text:p>3327</text:p>
          </table:table-cell>
          <table:table-cell office:value-type="float" office:value="2165" calcext:value-type="float">
            <text:p>2165</text:p>
          </table:table-cell>
          <table:table-cell table:number-columns-repeated="2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333" calcext:value-type="float">
            <text:p>2333</text:p>
          </table:table-cell>
          <table:table-cell office:value-type="float" office:value="2612" calcext:value-type="float">
            <text:p>2612</text:p>
          </table:table-cell>
          <table:table-cell office:value-type="float" office:value="2152" calcext:value-type="float">
            <text:p>2152</text:p>
          </table:table-cell>
          <table:table-cell office:value-type="float" office:value="197" calcext:value-type="float">
            <text:p>197</text:p>
          </table:table-cell>
          <table:table-cell office:value-type="float" office:value="3447" calcext:value-type="float">
            <text:p>3447</text:p>
          </table:table-cell>
          <table:table-cell office:value-type="float" office:value="2077" calcext:value-type="float">
            <text:p>2077</text:p>
          </table:table-cell>
          <table:table-cell office:value-type="float" office:value="1809" calcext:value-type="float">
            <text:p>1809</text:p>
          </table:table-cell>
          <table:table-cell table:number-columns-repeated="2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164" calcext:value-type="float">
            <text:p>2164</text:p>
          </table:table-cell>
          <table:table-cell office:value-type="float" office:value="3480" calcext:value-type="float">
            <text:p>3480</text:p>
          </table:table-cell>
          <table:table-cell office:value-type="float" office:value="779" calcext:value-type="float">
            <text:p>779</text:p>
          </table:table-cell>
          <table:table-cell office:value-type="float" office:value="198" calcext:value-type="float">
            <text:p>198</text:p>
          </table:table-cell>
          <table:table-cell office:value-type="float" office:value="3397" calcext:value-type="float">
            <text:p>3397</text:p>
          </table:table-cell>
          <table:table-cell office:value-type="float" office:value="841" calcext:value-type="float">
            <text:p>841</text:p>
          </table:table-cell>
          <table:table-cell office:value-type="float" office:value="1834" calcext:value-type="float">
            <text:p>1834</text:p>
          </table:table-cell>
          <table:table-cell table:number-columns-repeated="2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90" calcext:value-type="float">
            <text:p>1990</text:p>
          </table:table-cell>
          <table:table-cell office:value-type="float" office:value="2421" calcext:value-type="float">
            <text:p>2421</text:p>
          </table:table-cell>
          <table:table-cell office:value-type="float" office:value="1212" calcext:value-type="float">
            <text:p>1212</text:p>
          </table:table-cell>
          <table:table-cell office:value-type="float" office:value="199" calcext:value-type="float">
            <text:p>199</text:p>
          </table:table-cell>
          <table:table-cell office:value-type="float" office:value="3325" calcext:value-type="float">
            <text:p>3325</text:p>
          </table:table-cell>
          <table:table-cell office:value-type="float" office:value="1324" calcext:value-type="float">
            <text:p>1324</text:p>
          </table:table-cell>
          <table:table-cell office:value-type="float" office:value="2209" calcext:value-type="float">
            <text:p>2209</text:p>
          </table:table-cell>
          <table:table-cell table:number-columns-repeated="2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12" calcext:value-type="float">
            <text:p>1812</text:p>
          </table:table-cell>
          <table:table-cell office:value-type="float" office:value="903" calcext:value-type="float">
            <text:p>903</text:p>
          </table:table-cell>
          <table:table-cell office:value-type="float" office:value="2855" calcext:value-type="float">
            <text:p>2855</text:p>
          </table:table-cell>
          <table:table-cell office:value-type="float" office:value="200" calcext:value-type="float">
            <text:p>200</text:p>
          </table:table-cell>
          <table:table-cell office:value-type="float" office:value="3236" calcext:value-type="float">
            <text:p>3236</text:p>
          </table:table-cell>
          <table:table-cell office:value-type="float" office:value="2861" calcext:value-type="float">
            <text:p>2861</text:p>
          </table:table-cell>
          <table:table-cell office:value-type="float" office:value="2412" calcext:value-type="float">
            <text:p>2412</text:p>
          </table:table-cell>
          <table:table-cell table:number-columns-repeated="2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644" calcext:value-type="float">
            <text:p>1644</text:p>
          </table:table-cell>
          <table:table-cell office:value-type="float" office:value="1013" calcext:value-type="float">
            <text:p>1013</text:p>
          </table:table-cell>
          <table:table-cell office:value-type="float" office:value="3431" calcext:value-type="float">
            <text:p>3431</text:p>
          </table:table-cell>
          <table:table-cell office:value-type="float" office:value="201" calcext:value-type="float">
            <text:p>201</text:p>
          </table:table-cell>
          <table:table-cell office:value-type="float" office:value="3129" calcext:value-type="float">
            <text:p>3129</text:p>
          </table:table-cell>
          <table:table-cell office:value-type="float" office:value="3326" calcext:value-type="float">
            <text:p>3326</text:p>
          </table:table-cell>
          <table:table-cell office:value-type="float" office:value="2167" calcext:value-type="float">
            <text:p>2167</text:p>
          </table:table-cell>
          <table:table-cell table:number-columns-repeated="2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79" calcext:value-type="float">
            <text:p>1479</text:p>
          </table:table-cell>
          <table:table-cell office:value-type="float" office:value="2613" calcext:value-type="float">
            <text:p>2613</text:p>
          </table:table-cell>
          <table:table-cell office:value-type="float" office:value="2147" calcext:value-type="float">
            <text:p>2147</text:p>
          </table:table-cell>
          <table:table-cell office:value-type="float" office:value="202" calcext:value-type="float">
            <text:p>202</text:p>
          </table:table-cell>
          <table:table-cell office:value-type="float" office:value="3002" calcext:value-type="float">
            <text:p>3002</text:p>
          </table:table-cell>
          <table:table-cell office:value-type="float" office:value="2078" calcext:value-type="float">
            <text:p>2078</text:p>
          </table:table-cell>
          <table:table-cell office:value-type="float" office:value="1808" calcext:value-type="float">
            <text:p>1808</text:p>
          </table:table-cell>
          <table:table-cell table:number-columns-repeated="2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323" calcext:value-type="float">
            <text:p>1323</text:p>
          </table:table-cell>
          <table:table-cell office:value-type="float" office:value="3478" calcext:value-type="float">
            <text:p>3478</text:p>
          </table:table-cell>
          <table:table-cell office:value-type="float" office:value="778" calcext:value-type="float">
            <text:p>778</text:p>
          </table:table-cell>
          <table:table-cell office:value-type="float" office:value="203" calcext:value-type="float">
            <text:p>203</text:p>
          </table:table-cell>
          <table:table-cell office:value-type="float" office:value="2864" calcext:value-type="float">
            <text:p>2864</text:p>
          </table:table-cell>
          <table:table-cell office:value-type="float" office:value="841" calcext:value-type="float">
            <text:p>841</text:p>
          </table:table-cell>
          <table:table-cell office:value-type="float" office:value="1834" calcext:value-type="float">
            <text:p>1834</text:p>
          </table:table-cell>
          <table:table-cell table:number-columns-repeated="2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88" calcext:value-type="float">
            <text:p>1188</text:p>
          </table:table-cell>
          <table:table-cell office:value-type="float" office:value="2419" calcext:value-type="float">
            <text:p>2419</text:p>
          </table:table-cell>
          <table:table-cell office:value-type="float" office:value="1216" calcext:value-type="float">
            <text:p>1216</text:p>
          </table:table-cell>
          <table:table-cell office:value-type="float" office:value="204" calcext:value-type="float">
            <text:p>204</text:p>
          </table:table-cell>
          <table:table-cell office:value-type="float" office:value="2712" calcext:value-type="float">
            <text:p>2712</text:p>
          </table:table-cell>
          <table:table-cell office:value-type="float" office:value="1325" calcext:value-type="float">
            <text:p>1325</text:p>
          </table:table-cell>
          <table:table-cell office:value-type="float" office:value="2210" calcext:value-type="float">
            <text:p>2210</text:p>
          </table:table-cell>
          <table:table-cell table:number-columns-repeated="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6" calcext:value-type="float">
            <text:p>1056</text:p>
          </table:table-cell>
          <table:table-cell office:value-type="float" office:value="899" calcext:value-type="float">
            <text:p>899</text:p>
          </table:table-cell>
          <table:table-cell office:value-type="float" office:value="2854" calcext:value-type="float">
            <text:p>2854</text:p>
          </table:table-cell>
          <table:table-cell office:value-type="float" office:value="205" calcext:value-type="float">
            <text:p>205</text:p>
          </table:table-cell>
          <table:table-cell office:value-type="float" office:value="2550" calcext:value-type="float">
            <text:p>2550</text:p>
          </table:table-cell>
          <table:table-cell office:value-type="float" office:value="2860" calcext:value-type="float">
            <text:p>2860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47" calcext:value-type="float">
            <text:p>947</text:p>
          </table:table-cell>
          <table:table-cell office:value-type="float" office:value="1020" calcext:value-type="float">
            <text:p>1020</text:p>
          </table:table-cell>
          <table:table-cell office:value-type="float" office:value="3431" calcext:value-type="float">
            <text:p>3431</text:p>
          </table:table-cell>
          <table:table-cell office:value-type="float" office:value="206" calcext:value-type="float">
            <text:p>206</text:p>
          </table:table-cell>
          <table:table-cell office:value-type="float" office:value="2382" calcext:value-type="float">
            <text:p>2382</text:p>
          </table:table-cell>
          <table:table-cell office:value-type="float" office:value="3327" calcext:value-type="float">
            <text:p>3327</text:p>
          </table:table-cell>
          <table:table-cell office:value-type="float" office:value="2165" calcext:value-type="float">
            <text:p>2165</text:p>
          </table:table-cell>
          <table:table-cell table:number-columns-repeated="2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53" calcext:value-type="float">
            <text:p>853</text:p>
          </table:table-cell>
          <table:table-cell office:value-type="float" office:value="2610" calcext:value-type="float">
            <text:p>2610</text:p>
          </table:table-cell>
          <table:table-cell office:value-type="float" office:value="2143" calcext:value-type="float">
            <text:p>2143</text:p>
          </table:table-cell>
          <table:table-cell office:value-type="float" office:value="207" calcext:value-type="float">
            <text:p>207</text:p>
          </table:table-cell>
          <table:table-cell office:value-type="float" office:value="2210" calcext:value-type="float">
            <text:p>2210</text:p>
          </table:table-cell>
          <table:table-cell office:value-type="float" office:value="2079" calcext:value-type="float">
            <text:p>2079</text:p>
          </table:table-cell>
          <table:table-cell office:value-type="float" office:value="1806" calcext:value-type="float">
            <text:p>1806</text:p>
          </table:table-cell>
          <table:table-cell table:number-columns-repeated="2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83" calcext:value-type="float">
            <text:p>783</text:p>
          </table:table-cell>
          <table:table-cell office:value-type="float" office:value="3477" calcext:value-type="float">
            <text:p>3477</text:p>
          </table:table-cell>
          <table:table-cell office:value-type="float" office:value="777" calcext:value-type="float">
            <text:p>777</text:p>
          </table:table-cell>
          <table:table-cell office:value-type="float" office:value="208" calcext:value-type="float">
            <text:p>208</text:p>
          </table:table-cell>
          <table:table-cell office:value-type="float" office:value="2035" calcext:value-type="float">
            <text:p>2035</text:p>
          </table:table-cell>
          <table:table-cell office:value-type="float" office:value="841" calcext:value-type="float">
            <text:p>841</text:p>
          </table:table-cell>
          <table:table-cell office:value-type="float" office:value="1834" calcext:value-type="float">
            <text:p>1834</text:p>
          </table:table-cell>
          <table:table-cell table:number-columns-repeated="2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31" calcext:value-type="float">
            <text:p>731</text:p>
          </table:table-cell>
          <table:table-cell office:value-type="float" office:value="2421" calcext:value-type="float">
            <text:p>2421</text:p>
          </table:table-cell>
          <table:table-cell office:value-type="float" office:value="1215" calcext:value-type="float">
            <text:p>1215</text:p>
          </table:table-cell>
          <table:table-cell office:value-type="float" office:value="209" calcext:value-type="float">
            <text:p>209</text:p>
          </table:table-cell>
          <table:table-cell office:value-type="float" office:value="1861" calcext:value-type="float">
            <text:p>1861</text:p>
          </table:table-cell>
          <table:table-cell office:value-type="float" office:value="1324" calcext:value-type="float">
            <text:p>1324</text:p>
          </table:table-cell>
          <table:table-cell office:value-type="float" office:value="2210" calcext:value-type="float">
            <text:p>2210</text:p>
          </table:table-cell>
          <table:table-cell table:number-columns-repeated="2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02" calcext:value-type="float">
            <text:p>702</text:p>
          </table:table-cell>
          <table:table-cell office:value-type="float" office:value="901" calcext:value-type="float">
            <text:p>901</text:p>
          </table:table-cell>
          <table:table-cell office:value-type="float" office:value="2858" calcext:value-type="float">
            <text:p>2858</text:p>
          </table:table-cell>
          <table:table-cell office:value-type="float" office:value="210" calcext:value-type="float">
            <text:p>210</text:p>
          </table:table-cell>
          <table:table-cell office:value-type="float" office:value="1689" calcext:value-type="float">
            <text:p>1689</text:p>
          </table:table-cell>
          <table:table-cell office:value-type="float" office:value="2860" calcext:value-type="float">
            <text:p>2860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94" calcext:value-type="float">
            <text:p>694</text:p>
          </table:table-cell>
          <table:table-cell office:value-type="float" office:value="1018" calcext:value-type="float">
            <text:p>1018</text:p>
          </table:table-cell>
          <table:table-cell office:value-type="float" office:value="3429" calcext:value-type="float">
            <text:p>3429</text:p>
          </table:table-cell>
          <table:table-cell office:value-type="float" office:value="211" calcext:value-type="float">
            <text:p>211</text:p>
          </table:table-cell>
          <table:table-cell office:value-type="float" office:value="1525" calcext:value-type="float">
            <text:p>1525</text:p>
          </table:table-cell>
          <table:table-cell office:value-type="float" office:value="3326" calcext:value-type="float">
            <text:p>3326</text:p>
          </table:table-cell>
          <table:table-cell office:value-type="float" office:value="2165" calcext:value-type="float">
            <text:p>2165</text:p>
          </table:table-cell>
          <table:table-cell table:number-columns-repeated="2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06" calcext:value-type="float">
            <text:p>706</text:p>
          </table:table-cell>
          <table:table-cell office:value-type="float" office:value="2609" calcext:value-type="float">
            <text:p>2609</text:p>
          </table:table-cell>
          <table:table-cell office:value-type="float" office:value="2142" calcext:value-type="float">
            <text:p>2142</text:p>
          </table:table-cell>
          <table:table-cell office:value-type="float" office:value="212" calcext:value-type="float">
            <text:p>212</text:p>
          </table:table-cell>
          <table:table-cell office:value-type="float" office:value="1370" calcext:value-type="float">
            <text:p>1370</text:p>
          </table:table-cell>
          <table:table-cell office:value-type="float" office:value="2079" calcext:value-type="float">
            <text:p>2079</text:p>
          </table:table-cell>
          <table:table-cell office:value-type="float" office:value="1807" calcext:value-type="float">
            <text:p>1807</text:p>
          </table:table-cell>
          <table:table-cell table:number-columns-repeated="2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35" calcext:value-type="float">
            <text:p>735</text:p>
          </table:table-cell>
          <table:table-cell office:value-type="float" office:value="3476" calcext:value-type="float">
            <text:p>3476</text:p>
          </table:table-cell>
          <table:table-cell office:value-type="float" office:value="775" calcext:value-type="float">
            <text:p>775</text:p>
          </table:table-cell>
          <table:table-cell office:value-type="float" office:value="213" calcext:value-type="float">
            <text:p>213</text:p>
          </table:table-cell>
          <table:table-cell office:value-type="float" office:value="1224" calcext:value-type="float">
            <text:p>1224</text:p>
          </table:table-cell>
          <table:table-cell office:value-type="float" office:value="841" calcext:value-type="float">
            <text:p>841</text:p>
          </table:table-cell>
          <table:table-cell office:value-type="float" office:value="1835" calcext:value-type="float">
            <text:p>1835</text:p>
          </table:table-cell>
          <table:table-cell table:number-columns-repeated="2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94" calcext:value-type="float">
            <text:p>794</text:p>
          </table:table-cell>
          <table:table-cell office:value-type="float" office:value="2427" calcext:value-type="float">
            <text:p>2427</text:p>
          </table:table-cell>
          <table:table-cell office:value-type="float" office:value="1222" calcext:value-type="float">
            <text:p>1222</text:p>
          </table:table-cell>
          <table:table-cell office:value-type="float" office:value="214" calcext:value-type="float">
            <text:p>214</text:p>
          </table:table-cell>
          <table:table-cell office:value-type="float" office:value="1092" calcext:value-type="float">
            <text:p>1092</text:p>
          </table:table-cell>
          <table:table-cell office:value-type="float" office:value="1323" calcext:value-type="float">
            <text:p>1323</text:p>
          </table:table-cell>
          <table:table-cell office:value-type="float" office:value="2210" calcext:value-type="float">
            <text:p>2210</text:p>
          </table:table-cell>
          <table:table-cell table:number-columns-repeated="2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68" calcext:value-type="float">
            <text:p>868</text:p>
          </table:table-cell>
          <table:table-cell office:value-type="float" office:value="901" calcext:value-type="float">
            <text:p>901</text:p>
          </table:table-cell>
          <table:table-cell office:value-type="float" office:value="2862" calcext:value-type="float">
            <text:p>2862</text:p>
          </table:table-cell>
          <table:table-cell office:value-type="float" office:value="215" calcext:value-type="float">
            <text:p>215</text:p>
          </table:table-cell>
          <table:table-cell office:value-type="float" office:value="977" calcext:value-type="float">
            <text:p>977</text:p>
          </table:table-cell>
          <table:table-cell office:value-type="float" office:value="2858" calcext:value-type="float">
            <text:p>2858</text:p>
          </table:table-cell>
          <table:table-cell office:value-type="float" office:value="2413" calcext:value-type="float">
            <text:p>2413</text:p>
          </table:table-cell>
          <table:table-cell table:number-columns-repeated="2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64" calcext:value-type="float">
            <text:p>964</text:p>
          </table:table-cell>
          <table:table-cell office:value-type="float" office:value="1017" calcext:value-type="float">
            <text:p>1017</text:p>
          </table:table-cell>
          <table:table-cell office:value-type="float" office:value="3431" calcext:value-type="float">
            <text:p>3431</text:p>
          </table:table-cell>
          <table:table-cell office:value-type="float" office:value="216" calcext:value-type="float">
            <text:p>216</text:p>
          </table:table-cell>
          <table:table-cell office:value-type="float" office:value="882" calcext:value-type="float">
            <text:p>882</text:p>
          </table:table-cell>
          <table:table-cell office:value-type="float" office:value="3328" calcext:value-type="float">
            <text:p>3328</text:p>
          </table:table-cell>
          <table:table-cell office:value-type="float" office:value="2163" calcext:value-type="float">
            <text:p>2163</text:p>
          </table:table-cell>
          <table:table-cell table:number-columns-repeated="2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77" calcext:value-type="float">
            <text:p>1077</text:p>
          </table:table-cell>
          <table:table-cell office:value-type="float" office:value="2611" calcext:value-type="float">
            <text:p>2611</text:p>
          </table:table-cell>
          <table:table-cell office:value-type="float" office:value="2140" calcext:value-type="float">
            <text:p>2140</text:p>
          </table:table-cell>
          <table:table-cell office:value-type="float" office:value="217" calcext:value-type="float">
            <text:p>217</text:p>
          </table:table-cell>
          <table:table-cell office:value-type="float" office:value="803" calcext:value-type="float">
            <text:p>803</text:p>
          </table:table-cell>
          <table:table-cell office:value-type="float" office:value="2080" calcext:value-type="float">
            <text:p>2080</text:p>
          </table:table-cell>
          <table:table-cell office:value-type="float" office:value="1807" calcext:value-type="float">
            <text:p>1807</text:p>
          </table:table-cell>
          <table:table-cell table:number-columns-repeated="2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04" calcext:value-type="float">
            <text:p>1204</text:p>
          </table:table-cell>
          <table:table-cell office:value-type="float" office:value="3484" calcext:value-type="float">
            <text:p>3484</text:p>
          </table:table-cell>
          <table:table-cell office:value-type="float" office:value="774" calcext:value-type="float">
            <text:p>774</text:p>
          </table:table-cell>
          <table:table-cell office:value-type="float" office:value="218" calcext:value-type="float">
            <text:p>218</text:p>
          </table:table-cell>
          <table:table-cell office:value-type="float" office:value="744" calcext:value-type="float">
            <text:p>744</text:p>
          </table:table-cell>
          <table:table-cell office:value-type="float" office:value="840" calcext:value-type="float">
            <text:p>840</text:p>
          </table:table-cell>
          <table:table-cell office:value-type="float" office:value="1837" calcext:value-type="float">
            <text:p>1837</text:p>
          </table:table-cell>
          <table:table-cell table:number-columns-repeated="2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348" calcext:value-type="float">
            <text:p>1348</text:p>
          </table:table-cell>
          <table:table-cell office:value-type="float" office:value="2419" calcext:value-type="float">
            <text:p>2419</text:p>
          </table:table-cell>
          <table:table-cell office:value-type="float" office:value="1222" calcext:value-type="float">
            <text:p>1222</text:p>
          </table:table-cell>
          <table:table-cell office:value-type="float" office:value="219" calcext:value-type="float">
            <text:p>219</text:p>
          </table:table-cell>
          <table:table-cell office:value-type="float" office:value="705" calcext:value-type="float">
            <text:p>705</text:p>
          </table:table-cell>
          <table:table-cell office:value-type="float" office:value="1320" calcext:value-type="float">
            <text:p>1320</text:p>
          </table:table-cell>
          <table:table-cell office:value-type="float" office:value="2210" calcext:value-type="float">
            <text:p>2210</text:p>
          </table:table-cell>
          <table:table-cell table:number-columns-repeated="2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05" calcext:value-type="float">
            <text:p>1505</text:p>
          </table:table-cell>
          <table:table-cell office:value-type="float" office:value="903" calcext:value-type="float">
            <text:p>903</text:p>
          </table:table-cell>
          <table:table-cell office:value-type="float" office:value="2863" calcext:value-type="float">
            <text:p>2863</text:p>
          </table:table-cell>
          <table:table-cell office:value-type="float" office:value="220" calcext:value-type="float">
            <text:p>220</text:p>
          </table:table-cell>
          <table:table-cell office:value-type="float" office:value="691" calcext:value-type="float">
            <text:p>691</text:p>
          </table:table-cell>
          <table:table-cell office:value-type="float" office:value="2858" calcext:value-type="float">
            <text:p>2858</text:p>
          </table:table-cell>
          <table:table-cell office:value-type="float" office:value="2413" calcext:value-type="float">
            <text:p>2413</text:p>
          </table:table-cell>
          <table:table-cell table:number-columns-repeated="2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673" calcext:value-type="float">
            <text:p>1673</text:p>
          </table:table-cell>
          <table:table-cell office:value-type="float" office:value="1016" calcext:value-type="float">
            <text:p>1016</text:p>
          </table:table-cell>
          <table:table-cell office:value-type="float" office:value="3429" calcext:value-type="float">
            <text:p>3429</text:p>
          </table:table-cell>
          <table:table-cell office:value-type="float" office:value="221" calcext:value-type="float">
            <text:p>221</text:p>
          </table:table-cell>
          <table:table-cell office:value-type="float" office:value="696" calcext:value-type="float">
            <text:p>696</text:p>
          </table:table-cell>
          <table:table-cell office:value-type="float" office:value="3328" calcext:value-type="float">
            <text:p>3328</text:p>
          </table:table-cell>
          <table:table-cell office:value-type="float" office:value="2163" calcext:value-type="float">
            <text:p>2163</text:p>
          </table:table-cell>
          <table:table-cell table:number-columns-repeated="2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841" calcext:value-type="float">
            <text:p>1841</text:p>
          </table:table-cell>
          <table:table-cell office:value-type="float" office:value="2606" calcext:value-type="float">
            <text:p>2606</text:p>
          </table:table-cell>
          <table:table-cell office:value-type="float" office:value="2144" calcext:value-type="float">
            <text:p>2144</text:p>
          </table:table-cell>
          <table:table-cell office:value-type="float" office:value="222" calcext:value-type="float">
            <text:p>222</text:p>
          </table:table-cell>
          <table:table-cell office:value-type="float" office:value="725" calcext:value-type="float">
            <text:p>725</text:p>
          </table:table-cell>
          <table:table-cell office:value-type="float" office:value="2081" calcext:value-type="float">
            <text:p>2081</text:p>
          </table:table-cell>
          <table:table-cell office:value-type="float" office:value="1805" calcext:value-type="float">
            <text:p>1805</text:p>
          </table:table-cell>
          <table:table-cell table:number-columns-repeated="2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15" calcext:value-type="float">
            <text:p>2015</text:p>
          </table:table-cell>
          <table:table-cell office:value-type="float" office:value="3479" calcext:value-type="float">
            <text:p>3479</text:p>
          </table:table-cell>
          <table:table-cell office:value-type="float" office:value="774" calcext:value-type="float">
            <text:p>774</text:p>
          </table:table-cell>
          <table:table-cell office:value-type="float" office:value="223" calcext:value-type="float">
            <text:p>223</text:p>
          </table:table-cell>
          <table:table-cell office:value-type="float" office:value="776" calcext:value-type="float">
            <text:p>776</text:p>
          </table:table-cell>
          <table:table-cell office:value-type="float" office:value="842" calcext:value-type="float">
            <text:p>842</text:p>
          </table:table-cell>
          <table:table-cell office:value-type="float" office:value="1836" calcext:value-type="float">
            <text:p>1836</text:p>
          </table:table-cell>
          <table:table-cell table:number-columns-repeated="2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187" calcext:value-type="float">
            <text:p>2187</text:p>
          </table:table-cell>
          <table:table-cell office:value-type="float" office:value="2422" calcext:value-type="float">
            <text:p>2422</text:p>
          </table:table-cell>
          <table:table-cell office:value-type="float" office:value="1222" calcext:value-type="float">
            <text:p>1222</text:p>
          </table:table-cell>
          <table:table-cell office:value-type="float" office:value="224" calcext:value-type="float">
            <text:p>224</text:p>
          </table:table-cell>
          <table:table-cell office:value-type="float" office:value="847" calcext:value-type="float">
            <text:p>847</text:p>
          </table:table-cell>
          <table:table-cell office:value-type="float" office:value="1321" calcext:value-type="float">
            <text:p>1321</text:p>
          </table:table-cell>
          <table:table-cell office:value-type="float" office:value="2212" calcext:value-type="float">
            <text:p>2212</text:p>
          </table:table-cell>
          <table:table-cell table:number-columns-repeated="2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364" calcext:value-type="float">
            <text:p>2364</text:p>
          </table:table-cell>
          <table:table-cell office:value-type="float" office:value="903" calcext:value-type="float">
            <text:p>903</text:p>
          </table:table-cell>
          <table:table-cell office:value-type="float" office:value="2861" calcext:value-type="float">
            <text:p>2861</text:p>
          </table:table-cell>
          <table:table-cell office:value-type="float" office:value="225" calcext:value-type="float">
            <text:p>225</text:p>
          </table:table-cell>
          <table:table-cell office:value-type="float" office:value="937" calcext:value-type="float">
            <text:p>937</text:p>
          </table:table-cell>
          <table:table-cell office:value-type="float" office:value="2859" calcext:value-type="float">
            <text:p>2859</text:p>
          </table:table-cell>
          <table:table-cell office:value-type="float" office:value="2413" calcext:value-type="float">
            <text:p>2413</text:p>
          </table:table-cell>
          <table:table-cell table:number-columns-repeated="2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536" calcext:value-type="float">
            <text:p>2536</text:p>
          </table:table-cell>
          <table:table-cell office:value-type="float" office:value="1018" calcext:value-type="float">
            <text:p>1018</text:p>
          </table:table-cell>
          <table:table-cell office:value-type="float" office:value="3430" calcext:value-type="float">
            <text:p>3430</text:p>
          </table:table-cell>
          <table:table-cell office:value-type="float" office:value="226" calcext:value-type="float">
            <text:p>226</text:p>
          </table:table-cell>
          <table:table-cell office:value-type="float" office:value="1045" calcext:value-type="float">
            <text:p>1045</text:p>
          </table:table-cell>
          <table:table-cell office:value-type="float" office:value="3328" calcext:value-type="float">
            <text:p>3328</text:p>
          </table:table-cell>
          <table:table-cell office:value-type="float" office:value="2164" calcext:value-type="float">
            <text:p>2164</text:p>
          </table:table-cell>
          <table:table-cell table:number-columns-repeated="2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694" calcext:value-type="float">
            <text:p>2694</text:p>
          </table:table-cell>
          <table:table-cell office:value-type="float" office:value="2604" calcext:value-type="float">
            <text:p>2604</text:p>
          </table:table-cell>
          <table:table-cell office:value-type="float" office:value="2136" calcext:value-type="float">
            <text:p>2136</text:p>
          </table:table-cell>
          <table:table-cell office:value-type="float" office:value="227" calcext:value-type="float">
            <text:p>227</text:p>
          </table:table-cell>
          <table:table-cell office:value-type="float" office:value="1169" calcext:value-type="float">
            <text:p>1169</text:p>
          </table:table-cell>
          <table:table-cell office:value-type="float" office:value="2081" calcext:value-type="float">
            <text:p>2081</text:p>
          </table:table-cell>
          <table:table-cell office:value-type="float" office:value="1806" calcext:value-type="float">
            <text:p>1806</text:p>
          </table:table-cell>
          <table:table-cell table:number-columns-repeated="2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852" calcext:value-type="float">
            <text:p>2852</text:p>
          </table:table-cell>
          <table:table-cell office:value-type="float" office:value="3480" calcext:value-type="float">
            <text:p>3480</text:p>
          </table:table-cell>
          <table:table-cell office:value-type="float" office:value="774" calcext:value-type="float">
            <text:p>774</text:p>
          </table:table-cell>
          <table:table-cell office:value-type="float" office:value="228" calcext:value-type="float">
            <text:p>228</text:p>
          </table:table-cell>
          <table:table-cell office:value-type="float" office:value="1309" calcext:value-type="float">
            <text:p>1309</text:p>
          </table:table-cell>
          <table:table-cell office:value-type="float" office:value="841" calcext:value-type="float">
            <text:p>841</text:p>
          </table:table-cell>
          <table:table-cell office:value-type="float" office:value="1837" calcext:value-type="float">
            <text:p>1837</text:p>
          </table:table-cell>
          <table:table-cell table:number-columns-repeated="2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986" calcext:value-type="float">
            <text:p>2986</text:p>
          </table:table-cell>
          <table:table-cell office:value-type="float" office:value="2425" calcext:value-type="float">
            <text:p>2425</text:p>
          </table:table-cell>
          <table:table-cell office:value-type="float" office:value="1228" calcext:value-type="float">
            <text:p>1228</text:p>
          </table:table-cell>
          <table:table-cell office:value-type="float" office:value="229" calcext:value-type="float">
            <text:p>229</text:p>
          </table:table-cell>
          <table:table-cell office:value-type="float" office:value="1458" calcext:value-type="float">
            <text:p>1458</text:p>
          </table:table-cell>
          <table:table-cell office:value-type="float" office:value="1321" calcext:value-type="float">
            <text:p>1321</text:p>
          </table:table-cell>
          <table:table-cell office:value-type="float" office:value="2212" calcext:value-type="float">
            <text:p>2212</text:p>
          </table:table-cell>
          <table:table-cell table:number-columns-repeated="2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112" calcext:value-type="float">
            <text:p>3112</text:p>
          </table:table-cell>
          <table:table-cell office:value-type="float" office:value="901" calcext:value-type="float">
            <text:p>901</text:p>
          </table:table-cell>
          <table:table-cell office:value-type="float" office:value="2871" calcext:value-type="float">
            <text:p>2871</text:p>
          </table:table-cell>
          <table:table-cell office:value-type="float" office:value="230" calcext:value-type="float">
            <text:p>230</text:p>
          </table:table-cell>
          <table:table-cell office:value-type="float" office:value="1620" calcext:value-type="float">
            <text:p>1620</text:p>
          </table:table-cell>
          <table:table-cell office:value-type="float" office:value="2858" calcext:value-type="float">
            <text:p>2858</text:p>
          </table:table-cell>
          <table:table-cell office:value-type="float" office:value="2411" calcext:value-type="float">
            <text:p>2411</text:p>
          </table:table-cell>
          <table:table-cell table:number-columns-repeated="2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223" calcext:value-type="float">
            <text:p>3223</text:p>
          </table:table-cell>
          <table:table-cell office:value-type="float" office:value="1014" calcext:value-type="float">
            <text:p>1014</text:p>
          </table:table-cell>
          <table:table-cell office:value-type="float" office:value="3427" calcext:value-type="float">
            <text:p>3427</text:p>
          </table:table-cell>
          <table:table-cell office:value-type="float" office:value="231" calcext:value-type="float">
            <text:p>231</text:p>
          </table:table-cell>
          <table:table-cell office:value-type="float" office:value="1789" calcext:value-type="float">
            <text:p>1789</text:p>
          </table:table-cell>
          <table:table-cell office:value-type="float" office:value="3328" calcext:value-type="float">
            <text:p>3328</text:p>
          </table:table-cell>
          <table:table-cell office:value-type="float" office:value="2161" calcext:value-type="float">
            <text:p>2161</text:p>
          </table:table-cell>
          <table:table-cell table:number-columns-repeated="2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314" calcext:value-type="float">
            <text:p>3314</text:p>
          </table:table-cell>
          <table:table-cell office:value-type="float" office:value="2607" calcext:value-type="float">
            <text:p>2607</text:p>
          </table:table-cell>
          <table:table-cell office:value-type="float" office:value="2129" calcext:value-type="float">
            <text:p>2129</text:p>
          </table:table-cell>
          <table:table-cell office:value-type="float" office:value="232" calcext:value-type="float">
            <text:p>232</text:p>
          </table:table-cell>
          <table:table-cell office:value-type="float" office:value="1964" calcext:value-type="float">
            <text:p>1964</text:p>
          </table:table-cell>
          <table:table-cell office:value-type="float" office:value="2082" calcext:value-type="float">
            <text:p>2082</text:p>
          </table:table-cell>
          <table:table-cell office:value-type="float" office:value="1805" calcext:value-type="float">
            <text:p>1805</text:p>
          </table:table-cell>
          <table:table-cell table:number-columns-repeated="2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392" calcext:value-type="float">
            <text:p>3392</text:p>
          </table:table-cell>
          <table:table-cell office:value-type="float" office:value="3477" calcext:value-type="float">
            <text:p>3477</text:p>
          </table:table-cell>
          <table:table-cell office:value-type="float" office:value="769" calcext:value-type="float">
            <text:p>769</text:p>
          </table:table-cell>
          <table:table-cell office:value-type="float" office:value="233" calcext:value-type="float">
            <text:p>233</text:p>
          </table:table-cell>
          <table:table-cell office:value-type="float" office:value="2138" calcext:value-type="float">
            <text:p>2138</text:p>
          </table:table-cell>
          <table:table-cell office:value-type="float" office:value="841" calcext:value-type="float">
            <text:p>841</text:p>
          </table:table-cell>
          <table:table-cell office:value-type="float" office:value="1838" calcext:value-type="float">
            <text:p>1838</text:p>
          </table:table-cell>
          <table:table-cell table:number-columns-repeated="2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442" calcext:value-type="float">
            <text:p>3442</text:p>
          </table:table-cell>
          <table:table-cell office:value-type="float" office:value="2423" calcext:value-type="float">
            <text:p>2423</text:p>
          </table:table-cell>
          <table:table-cell office:value-type="float" office:value="1226" calcext:value-type="float">
            <text:p>1226</text:p>
          </table:table-cell>
          <table:table-cell office:value-type="float" office:value="234" calcext:value-type="float">
            <text:p>234</text:p>
          </table:table-cell>
          <table:table-cell office:value-type="float" office:value="2312" calcext:value-type="float">
            <text:p>2312</text:p>
          </table:table-cell>
          <table:table-cell office:value-type="float" office:value="1322" calcext:value-type="float">
            <text:p>1322</text:p>
          </table:table-cell>
          <table:table-cell office:value-type="float" office:value="2214" calcext:value-type="float">
            <text:p>2214</text:p>
          </table:table-cell>
          <table:table-cell table:number-columns-repeated="2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476" calcext:value-type="float">
            <text:p>3476</text:p>
          </table:table-cell>
          <table:table-cell office:value-type="float" office:value="899" calcext:value-type="float">
            <text:p>899</text:p>
          </table:table-cell>
          <table:table-cell office:value-type="float" office:value="2870" calcext:value-type="float">
            <text:p>2870</text:p>
          </table:table-cell>
          <table:table-cell office:value-type="float" office:value="235" calcext:value-type="float">
            <text:p>235</text:p>
          </table:table-cell>
          <table:table-cell office:value-type="float" office:value="2482" calcext:value-type="float">
            <text:p>2482</text:p>
          </table:table-cell>
          <table:table-cell office:value-type="float" office:value="2857" calcext:value-type="float">
            <text:p>2857</text:p>
          </table:table-cell>
          <table:table-cell office:value-type="float" office:value="2413" calcext:value-type="float">
            <text:p>2413</text:p>
          </table:table-cell>
          <table:table-cell table:number-columns-repeated="2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484" calcext:value-type="float">
            <text:p>3484</text:p>
          </table:table-cell>
          <table:table-cell office:value-type="float" office:value="1014" calcext:value-type="float">
            <text:p>1014</text:p>
          </table:table-cell>
          <table:table-cell office:value-type="float" office:value="3423" calcext:value-type="float">
            <text:p>3423</text:p>
          </table:table-cell>
          <table:table-cell office:value-type="float" office:value="236" calcext:value-type="float">
            <text:p>236</text:p>
          </table:table-cell>
          <table:table-cell office:value-type="float" office:value="2648" calcext:value-type="float">
            <text:p>2648</text:p>
          </table:table-cell>
          <table:table-cell office:value-type="float" office:value="3328" calcext:value-type="float">
            <text:p>3328</text:p>
          </table:table-cell>
          <table:table-cell office:value-type="float" office:value="2161" calcext:value-type="float">
            <text:p>2161</text:p>
          </table:table-cell>
          <table:table-cell table:number-columns-repeated="2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472" calcext:value-type="float">
            <text:p>3472</text:p>
          </table:table-cell>
          <table:table-cell office:value-type="float" office:value="2604" calcext:value-type="float">
            <text:p>2604</text:p>
          </table:table-cell>
          <table:table-cell office:value-type="float" office:value="2134" calcext:value-type="float">
            <text:p>2134</text:p>
          </table:table-cell>
          <table:table-cell office:value-type="float" office:value="237" calcext:value-type="float">
            <text:p>237</text:p>
          </table:table-cell>
          <table:table-cell office:value-type="float" office:value="2804" calcext:value-type="float">
            <text:p>2804</text:p>
          </table:table-cell>
          <table:table-cell office:value-type="float" office:value="2081" calcext:value-type="float">
            <text:p>2081</text:p>
          </table:table-cell>
          <table:table-cell office:value-type="float" office:value="1806" calcext:value-type="float">
            <text:p>1806</text:p>
          </table:table-cell>
          <table:table-cell table:number-columns-repeated="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437" calcext:value-type="float">
            <text:p>3437</text:p>
          </table:table-cell>
          <table:table-cell office:value-type="float" office:value="3479" calcext:value-type="float">
            <text:p>3479</text:p>
          </table:table-cell>
          <table:table-cell office:value-type="float" office:value="768" calcext:value-type="float">
            <text:p>768</text:p>
          </table:table-cell>
          <table:table-cell office:value-type="float" office:value="238" calcext:value-type="float">
            <text:p>238</text:p>
          </table:table-cell>
          <table:table-cell office:value-type="float" office:value="2948" calcext:value-type="float">
            <text:p>2948</text:p>
          </table:table-cell>
          <table:table-cell office:value-type="float" office:value="842" calcext:value-type="float">
            <text:p>842</text:p>
          </table:table-cell>
          <table:table-cell office:value-type="float" office:value="1837" calcext:value-type="float">
            <text:p>1837</text:p>
          </table:table-cell>
          <table:table-cell table:number-columns-repeated="2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383" calcext:value-type="float">
            <text:p>3383</text:p>
          </table:table-cell>
          <table:table-cell office:value-type="float" office:value="2424" calcext:value-type="float">
            <text:p>2424</text:p>
          </table:table-cell>
          <table:table-cell office:value-type="float" office:value="1230" calcext:value-type="float">
            <text:p>1230</text:p>
          </table:table-cell>
          <table:table-cell office:value-type="float" office:value="239" calcext:value-type="float">
            <text:p>239</text:p>
          </table:table-cell>
          <table:table-cell office:value-type="float" office:value="3080" calcext:value-type="float">
            <text:p>3080</text:p>
          </table:table-cell>
          <table:table-cell office:value-type="float" office:value="1320" calcext:value-type="float">
            <text:p>1320</text:p>
          </table:table-cell>
          <table:table-cell office:value-type="float" office:value="2213" calcext:value-type="float">
            <text:p>2213</text:p>
          </table:table-cell>
          <table:table-cell table:number-columns-repeated="2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305" calcext:value-type="float">
            <text:p>3305</text:p>
          </table:table-cell>
          <table:table-cell office:value-type="float" office:value="904" calcext:value-type="float">
            <text:p>904</text:p>
          </table:table-cell>
          <table:table-cell office:value-type="float" office:value="2872" calcext:value-type="float">
            <text:p>2872</text:p>
          </table:table-cell>
          <table:table-cell office:value-type="float" office:value="240" calcext:value-type="float">
            <text:p>240</text:p>
          </table:table-cell>
          <table:table-cell office:value-type="float" office:value="3195" calcext:value-type="float">
            <text:p>3195</text:p>
          </table:table-cell>
          <table:table-cell office:value-type="float" office:value="2858" calcext:value-type="float">
            <text:p>2858</text:p>
          </table:table-cell>
          <table:table-cell office:value-type="float" office:value="2413" calcext:value-type="float">
            <text:p>2413</text:p>
          </table:table-cell>
          <table:table-cell table:number-columns-repeated="2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206" calcext:value-type="float">
            <text:p>3206</text:p>
          </table:table-cell>
          <table:table-cell office:value-type="float" office:value="1014" calcext:value-type="float">
            <text:p>1014</text:p>
          </table:table-cell>
          <table:table-cell office:value-type="float" office:value="3427" calcext:value-type="float">
            <text:p>3427</text:p>
          </table:table-cell>
          <table:table-cell office:value-type="float" office:value="241" calcext:value-type="float">
            <text:p>241</text:p>
          </table:table-cell>
          <table:table-cell office:value-type="float" office:value="3293" calcext:value-type="float">
            <text:p>3293</text:p>
          </table:table-cell>
          <table:table-cell office:value-type="float" office:value="3329" calcext:value-type="float">
            <text:p>3329</text:p>
          </table:table-cell>
          <table:table-cell office:value-type="float" office:value="2162" calcext:value-type="float">
            <text:p>2162</text:p>
          </table:table-cell>
          <table:table-cell table:number-columns-repeated="2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92" calcext:value-type="float">
            <text:p>3092</text:p>
          </table:table-cell>
          <table:table-cell office:value-type="float" office:value="2605" calcext:value-type="float">
            <text:p>2605</text:p>
          </table:table-cell>
          <table:table-cell office:value-type="float" office:value="2128" calcext:value-type="float">
            <text:p>2128</text:p>
          </table:table-cell>
          <table:table-cell office:value-type="float" office:value="242" calcext:value-type="float">
            <text:p>242</text:p>
          </table:table-cell>
          <table:table-cell office:value-type="float" office:value="3371" calcext:value-type="float">
            <text:p>3371</text:p>
          </table:table-cell>
          <table:table-cell office:value-type="float" office:value="2084" calcext:value-type="float">
            <text:p>2084</text:p>
          </table:table-cell>
          <table:table-cell office:value-type="float" office:value="1807" calcext:value-type="float">
            <text:p>1807</text:p>
          </table:table-cell>
          <table:table-cell table:number-columns-repeated="2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965" calcext:value-type="float">
            <text:p>2965</text:p>
          </table:table-cell>
          <table:table-cell office:value-type="float" office:value="3476" calcext:value-type="float">
            <text:p>3476</text:p>
          </table:table-cell>
          <table:table-cell office:value-type="float" office:value="771" calcext:value-type="float">
            <text:p>771</text:p>
          </table:table-cell>
          <table:table-cell office:value-type="float" office:value="243" calcext:value-type="float">
            <text:p>243</text:p>
          </table:table-cell>
          <table:table-cell office:value-type="float" office:value="3428" calcext:value-type="float">
            <text:p>3428</text:p>
          </table:table-cell>
          <table:table-cell office:value-type="float" office:value="842" calcext:value-type="float">
            <text:p>842</text:p>
          </table:table-cell>
          <table:table-cell office:value-type="float" office:value="1838" calcext:value-type="float">
            <text:p>1838</text:p>
          </table:table-cell>
          <table:table-cell table:number-columns-repeated="2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826" calcext:value-type="float">
            <text:p>2826</text:p>
          </table:table-cell>
          <table:table-cell office:value-type="float" office:value="2433" calcext:value-type="float">
            <text:p>2433</text:p>
          </table:table-cell>
          <table:table-cell office:value-type="float" office:value="1234" calcext:value-type="float">
            <text:p>1234</text:p>
          </table:table-cell>
          <table:table-cell office:value-type="float" office:value="244" calcext:value-type="float">
            <text:p>244</text:p>
          </table:table-cell>
          <table:table-cell office:value-type="float" office:value="3468" calcext:value-type="float">
            <text:p>3468</text:p>
          </table:table-cell>
          <table:table-cell office:value-type="float" office:value="1319" calcext:value-type="float">
            <text:p>1319</text:p>
          </table:table-cell>
          <table:table-cell office:value-type="float" office:value="2214" calcext:value-type="float">
            <text:p>2214</text:p>
          </table:table-cell>
          <table:table-cell table:number-columns-repeated="2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670" calcext:value-type="float">
            <text:p>2670</text:p>
          </table:table-cell>
          <table:table-cell office:value-type="float" office:value="907" calcext:value-type="float">
            <text:p>907</text:p>
          </table:table-cell>
          <table:table-cell office:value-type="float" office:value="2873" calcext:value-type="float">
            <text:p>2873</text:p>
          </table:table-cell>
          <table:table-cell office:value-type="float" office:value="245" calcext:value-type="float">
            <text:p>245</text:p>
          </table:table-cell>
          <table:table-cell office:value-type="float" office:value="3481" calcext:value-type="float">
            <text:p>3481</text:p>
          </table:table-cell>
          <table:table-cell office:value-type="float" office:value="2856" calcext:value-type="float">
            <text:p>2856</text:p>
          </table:table-cell>
          <table:table-cell office:value-type="float" office:value="2413" calcext:value-type="float">
            <text:p>2413</text:p>
          </table:table-cell>
          <table:table-cell table:number-columns-repeated="2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00" calcext:value-type="float">
            <text:p>2500</text:p>
          </table:table-cell>
          <table:table-cell office:value-type="float" office:value="1016" calcext:value-type="float">
            <text:p>1016</text:p>
          </table:table-cell>
          <table:table-cell office:value-type="float" office:value="3423" calcext:value-type="float">
            <text:p>3423</text:p>
          </table:table-cell>
          <table:table-cell office:value-type="float" office:value="246" calcext:value-type="float">
            <text:p>246</text:p>
          </table:table-cell>
          <table:table-cell office:value-type="float" office:value="3475" calcext:value-type="float">
            <text:p>3475</text:p>
          </table:table-cell>
          <table:table-cell office:value-type="float" office:value="3329" calcext:value-type="float">
            <text:p>3329</text:p>
          </table:table-cell>
          <table:table-cell office:value-type="float" office:value="2159" calcext:value-type="float">
            <text:p>2159</text:p>
          </table:table-cell>
          <table:table-cell table:number-columns-repeated="2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331" calcext:value-type="float">
            <text:p>2331</text:p>
          </table:table-cell>
          <table:table-cell office:value-type="float" office:value="2604" calcext:value-type="float">
            <text:p>2604</text:p>
          </table:table-cell>
          <table:table-cell office:value-type="float" office:value="2125" calcext:value-type="float">
            <text:p>2125</text:p>
          </table:table-cell>
          <table:table-cell office:value-type="float" office:value="247" calcext:value-type="float">
            <text:p>247</text:p>
          </table:table-cell>
          <table:table-cell office:value-type="float" office:value="3447" calcext:value-type="float">
            <text:p>3447</text:p>
          </table:table-cell>
          <table:table-cell office:value-type="float" office:value="2085" calcext:value-type="float">
            <text:p>2085</text:p>
          </table:table-cell>
          <table:table-cell office:value-type="float" office:value="1804" calcext:value-type="float">
            <text:p>1804</text:p>
          </table:table-cell>
          <table:table-cell table:number-columns-repeated="2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163" calcext:value-type="float">
            <text:p>2163</text:p>
          </table:table-cell>
          <table:table-cell office:value-type="float" office:value="3476" calcext:value-type="float">
            <text:p>3476</text:p>
          </table:table-cell>
          <table:table-cell office:value-type="float" office:value="771" calcext:value-type="float">
            <text:p>771</text:p>
          </table:table-cell>
          <table:table-cell office:value-type="float" office:value="248" calcext:value-type="float">
            <text:p>248</text:p>
          </table:table-cell>
          <table:table-cell office:value-type="float" office:value="3398" calcext:value-type="float">
            <text:p>3398</text:p>
          </table:table-cell>
          <table:table-cell office:value-type="float" office:value="842" calcext:value-type="float">
            <text:p>842</text:p>
          </table:table-cell>
          <table:table-cell office:value-type="float" office:value="1839" calcext:value-type="float">
            <text:p>1839</text:p>
          </table:table-cell>
          <table:table-cell table:number-columns-repeated="2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988" calcext:value-type="float">
            <text:p>1988</text:p>
          </table:table-cell>
          <table:table-cell office:value-type="float" office:value="2423" calcext:value-type="float">
            <text:p>2423</text:p>
          </table:table-cell>
          <table:table-cell office:value-type="float" office:value="1234" calcext:value-type="float">
            <text:p>1234</text:p>
          </table:table-cell>
          <table:table-cell office:value-type="float" office:value="249" calcext:value-type="float">
            <text:p>249</text:p>
          </table:table-cell>
          <table:table-cell office:value-type="float" office:value="3326" calcext:value-type="float">
            <text:p>3326</text:p>
          </table:table-cell>
          <table:table-cell office:value-type="float" office:value="1318" calcext:value-type="float">
            <text:p>1318</text:p>
          </table:table-cell>
          <table:table-cell office:value-type="float" office:value="2215" calcext:value-type="float">
            <text:p>2215</text:p>
          </table:table-cell>
          <table:table-cell table:number-columns-repeated="2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812" calcext:value-type="float">
            <text:p>1812</text:p>
          </table:table-cell>
          <table:table-cell office:value-type="float" office:value="905" calcext:value-type="float">
            <text:p>905</text:p>
          </table:table-cell>
          <table:table-cell office:value-type="float" office:value="2871" calcext:value-type="float">
            <text:p>2871</text:p>
          </table:table-cell>
          <table:table-cell office:value-type="float" office:value="250" calcext:value-type="float">
            <text:p>250</text:p>
          </table:table-cell>
          <table:table-cell office:value-type="float" office:value="3236" calcext:value-type="float">
            <text:p>3236</text:p>
          </table:table-cell>
          <table:table-cell office:value-type="float" office:value="2857" calcext:value-type="float">
            <text:p>2857</text:p>
          </table:table-cell>
          <table:table-cell office:value-type="float" office:value="2412" calcext:value-type="float">
            <text:p>2412</text:p>
          </table:table-cell>
          <table:table-cell table:number-columns-repeated="2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644" calcext:value-type="float">
            <text:p>1644</text:p>
          </table:table-cell>
          <table:table-cell office:value-type="float" office:value="1012" calcext:value-type="float">
            <text:p>1012</text:p>
          </table:table-cell>
          <table:table-cell office:value-type="float" office:value="3425" calcext:value-type="float">
            <text:p>3425</text:p>
          </table:table-cell>
          <table:table-cell office:value-type="float" office:value="251" calcext:value-type="float">
            <text:p>251</text:p>
          </table:table-cell>
          <table:table-cell office:value-type="float" office:value="3128" calcext:value-type="float">
            <text:p>3128</text:p>
          </table:table-cell>
          <table:table-cell office:value-type="float" office:value="3329" calcext:value-type="float">
            <text:p>3329</text:p>
          </table:table-cell>
          <table:table-cell office:value-type="float" office:value="2159" calcext:value-type="float">
            <text:p>2159</text:p>
          </table:table-cell>
          <table:table-cell table:number-columns-repeated="2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76" calcext:value-type="float">
            <text:p>1476</text:p>
          </table:table-cell>
          <table:table-cell office:value-type="float" office:value="2601" calcext:value-type="float">
            <text:p>2601</text:p>
          </table:table-cell>
          <table:table-cell office:value-type="float" office:value="2123" calcext:value-type="float">
            <text:p>2123</text:p>
          </table:table-cell>
          <table:table-cell office:value-type="float" office:value="252" calcext:value-type="float">
            <text:p>252</text:p>
          </table:table-cell>
          <table:table-cell office:value-type="float" office:value="3005" calcext:value-type="float">
            <text:p>3005</text:p>
          </table:table-cell>
          <table:table-cell office:value-type="float" office:value="2084" calcext:value-type="float">
            <text:p>2084</text:p>
          </table:table-cell>
          <table:table-cell office:value-type="float" office:value="1805" calcext:value-type="float">
            <text:p>1805</text:p>
          </table:table-cell>
          <table:table-cell table:number-columns-repeated="2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27" calcext:value-type="float">
            <text:p>1327</text:p>
          </table:table-cell>
          <table:table-cell office:value-type="float" office:value="3480" calcext:value-type="float">
            <text:p>3480</text:p>
          </table:table-cell>
          <table:table-cell office:value-type="float" office:value="769" calcext:value-type="float">
            <text:p>769</text:p>
          </table:table-cell>
          <table:table-cell office:value-type="float" office:value="253" calcext:value-type="float">
            <text:p>253</text:p>
          </table:table-cell>
          <table:table-cell office:value-type="float" office:value="2864" calcext:value-type="float">
            <text:p>2864</text:p>
          </table:table-cell>
          <table:table-cell office:value-type="float" office:value="843" calcext:value-type="float">
            <text:p>843</text:p>
          </table:table-cell>
          <table:table-cell office:value-type="float" office:value="1838" calcext:value-type="float">
            <text:p>1838</text:p>
          </table:table-cell>
          <table:table-cell table:number-columns-repeated="2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82" calcext:value-type="float">
            <text:p>1182</text:p>
          </table:table-cell>
          <table:table-cell office:value-type="float" office:value="2431" calcext:value-type="float">
            <text:p>2431</text:p>
          </table:table-cell>
          <table:table-cell office:value-type="float" office:value="1237" calcext:value-type="float">
            <text:p>1237</text:p>
          </table:table-cell>
          <table:table-cell office:value-type="float" office:value="254" calcext:value-type="float">
            <text:p>254</text:p>
          </table:table-cell>
          <table:table-cell office:value-type="float" office:value="2713" calcext:value-type="float">
            <text:p>2713</text:p>
          </table:table-cell>
          <table:table-cell office:value-type="float" office:value="1319" calcext:value-type="float">
            <text:p>1319</text:p>
          </table:table-cell>
          <table:table-cell office:value-type="float" office:value="2214" calcext:value-type="float">
            <text:p>2214</text:p>
          </table:table-cell>
          <table:table-cell table:number-columns-repeated="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56" calcext:value-type="float">
            <text:p>1056</text:p>
          </table:table-cell>
          <table:table-cell office:value-type="float" office:value="902" calcext:value-type="float">
            <text:p>902</text:p>
          </table:table-cell>
          <table:table-cell office:value-type="float" office:value="2878" calcext:value-type="float">
            <text:p>2878</text:p>
          </table:table-cell>
          <table:table-cell office:value-type="float" office:value="255" calcext:value-type="float">
            <text:p>255</text:p>
          </table:table-cell>
          <table:table-cell office:value-type="float" office:value="2553" calcext:value-type="float">
            <text:p>2553</text:p>
          </table:table-cell>
          <table:table-cell office:value-type="float" office:value="2855" calcext:value-type="float">
            <text:p>2855</text:p>
          </table:table-cell>
          <table:table-cell office:value-type="float" office:value="2412" calcext:value-type="float">
            <text:p>2412</text:p>
          </table:table-cell>
          <table:table-cell table:number-columns-repeated="2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47" calcext:value-type="float">
            <text:p>947</text:p>
          </table:table-cell>
          <table:table-cell office:value-type="float" office:value="1008" calcext:value-type="float">
            <text:p>1008</text:p>
          </table:table-cell>
          <table:table-cell office:value-type="float" office:value="3423" calcext:value-type="float">
            <text:p>3423</text:p>
          </table:table-cell>
          <table:table-cell office:value-type="float" office:value="256" calcext:value-type="float">
            <text:p>256</text:p>
          </table:table-cell>
          <table:table-cell office:value-type="float" office:value="2384" calcext:value-type="float">
            <text:p>2384</text:p>
          </table:table-cell>
          <table:table-cell office:value-type="float" office:value="3330" calcext:value-type="float">
            <text:p>3330</text:p>
          </table:table-cell>
          <table:table-cell office:value-type="float" office:value="2159" calcext:value-type="float">
            <text:p>2159</text:p>
          </table:table-cell>
          <table:table-cell table:number-columns-repeated="2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59" calcext:value-type="float">
            <text:p>859</text:p>
          </table:table-cell>
          <table:table-cell office:value-type="float" office:value="2605" calcext:value-type="float">
            <text:p>2605</text:p>
          </table:table-cell>
          <table:table-cell office:value-type="float" office:value="2122" calcext:value-type="float">
            <text:p>2122</text:p>
          </table:table-cell>
          <table:table-cell office:value-type="float" office:value="257" calcext:value-type="float">
            <text:p>257</text:p>
          </table:table-cell>
          <table:table-cell office:value-type="float" office:value="2209" calcext:value-type="float">
            <text:p>2209</text:p>
          </table:table-cell>
          <table:table-cell office:value-type="float" office:value="2086" calcext:value-type="float">
            <text:p>2086</text:p>
          </table:table-cell>
          <table:table-cell office:value-type="float" office:value="1806" calcext:value-type="float">
            <text:p>1806</text:p>
          </table:table-cell>
          <table:table-cell table:number-columns-repeated="2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81" calcext:value-type="float">
            <text:p>781</text:p>
          </table:table-cell>
          <table:table-cell office:value-type="float" office:value="3478" calcext:value-type="float">
            <text:p>3478</text:p>
          </table:table-cell>
          <table:table-cell office:value-type="float" office:value="763" calcext:value-type="float">
            <text:p>763</text:p>
          </table:table-cell>
          <table:table-cell office:value-type="float" office:value="258" calcext:value-type="float">
            <text:p>258</text:p>
          </table:table-cell>
          <table:table-cell office:value-type="float" office:value="2034" calcext:value-type="float">
            <text:p>2034</text:p>
          </table:table-cell>
          <table:table-cell office:value-type="float" office:value="844" calcext:value-type="float">
            <text:p>844</text:p>
          </table:table-cell>
          <table:table-cell office:value-type="float" office:value="1840" calcext:value-type="float">
            <text:p>1840</text:p>
          </table:table-cell>
          <table:table-cell table:number-columns-repeated="2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32" calcext:value-type="float">
            <text:p>732</text:p>
          </table:table-cell>
          <table:table-cell office:value-type="float" office:value="2428" calcext:value-type="float">
            <text:p>2428</text:p>
          </table:table-cell>
          <table:table-cell office:value-type="float" office:value="1236" calcext:value-type="float">
            <text:p>1236</text:p>
          </table:table-cell>
          <table:table-cell office:value-type="float" office:value="259" calcext:value-type="float">
            <text:p>259</text:p>
          </table:table-cell>
          <table:table-cell office:value-type="float" office:value="1861" calcext:value-type="float">
            <text:p>1861</text:p>
          </table:table-cell>
          <table:table-cell office:value-type="float" office:value="1318" calcext:value-type="float">
            <text:p>1318</text:p>
          </table:table-cell>
          <table:table-cell office:value-type="float" office:value="2216" calcext:value-type="float">
            <text:p>2216</text:p>
          </table:table-cell>
          <table:table-cell table:number-columns-repeated="2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00" calcext:value-type="float">
            <text:p>700</text:p>
          </table:table-cell>
          <table:table-cell office:value-type="float" office:value="901" calcext:value-type="float">
            <text:p>901</text:p>
          </table:table-cell>
          <table:table-cell office:value-type="float" office:value="2884" calcext:value-type="float">
            <text:p>2884</text:p>
          </table:table-cell>
          <table:table-cell office:value-type="float" office:value="260" calcext:value-type="float">
            <text:p>260</text:p>
          </table:table-cell>
          <table:table-cell office:value-type="float" office:value="1689" calcext:value-type="float">
            <text:p>1689</text:p>
          </table:table-cell>
          <table:table-cell office:value-type="float" office:value="2856" calcext:value-type="float">
            <text:p>2856</text:p>
          </table:table-cell>
          <table:table-cell office:value-type="float" office:value="2413" calcext:value-type="float">
            <text:p>2413</text:p>
          </table:table-cell>
          <table:table-cell table:number-columns-repeated="2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92" calcext:value-type="float">
            <text:p>692</text:p>
          </table:table-cell>
          <table:table-cell office:value-type="float" office:value="1012" calcext:value-type="float">
            <text:p>1012</text:p>
          </table:table-cell>
          <table:table-cell office:value-type="float" office:value="3427" calcext:value-type="float">
            <text:p>3427</text:p>
          </table:table-cell>
          <table:table-cell office:value-type="float" office:value="261" calcext:value-type="float">
            <text:p>261</text:p>
          </table:table-cell>
          <table:table-cell office:value-type="float" office:value="1525" calcext:value-type="float">
            <text:p>1525</text:p>
          </table:table-cell>
          <table:table-cell office:value-type="float" office:value="3329" calcext:value-type="float">
            <text:p>3329</text:p>
          </table:table-cell>
          <table:table-cell office:value-type="float" office:value="2159" calcext:value-type="float">
            <text:p>2159</text:p>
          </table:table-cell>
          <table:table-cell table:number-columns-repeated="2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03" calcext:value-type="float">
            <text:p>703</text:p>
          </table:table-cell>
          <table:table-cell office:value-type="float" office:value="2601" calcext:value-type="float">
            <text:p>2601</text:p>
          </table:table-cell>
          <table:table-cell office:value-type="float" office:value="2119" calcext:value-type="float">
            <text:p>2119</text:p>
          </table:table-cell>
          <table:table-cell office:value-type="float" office:value="262" calcext:value-type="float">
            <text:p>262</text:p>
          </table:table-cell>
          <table:table-cell office:value-type="float" office:value="1369" calcext:value-type="float">
            <text:p>1369</text:p>
          </table:table-cell>
          <table:table-cell office:value-type="float" office:value="2085" calcext:value-type="float">
            <text:p>2085</text:p>
          </table:table-cell>
          <table:table-cell office:value-type="float" office:value="1803" calcext:value-type="float">
            <text:p>1803</text:p>
          </table:table-cell>
          <table:table-cell table:number-columns-repeated="2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36" calcext:value-type="float">
            <text:p>736</text:p>
          </table:table-cell>
          <table:table-cell office:value-type="float" office:value="3478" calcext:value-type="float">
            <text:p>3478</text:p>
          </table:table-cell>
          <table:table-cell office:value-type="float" office:value="766" calcext:value-type="float">
            <text:p>766</text:p>
          </table:table-cell>
          <table:table-cell office:value-type="float" office:value="263" calcext:value-type="float">
            <text:p>263</text:p>
          </table:table-cell>
          <table:table-cell office:value-type="float" office:value="1226" calcext:value-type="float">
            <text:p>1226</text:p>
          </table:table-cell>
          <table:table-cell office:value-type="float" office:value="842" calcext:value-type="float">
            <text:p>842</text:p>
          </table:table-cell>
          <table:table-cell office:value-type="float" office:value="1838" calcext:value-type="float">
            <text:p>1838</text:p>
          </table:table-cell>
          <table:table-cell table:number-columns-repeated="2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93" calcext:value-type="float">
            <text:p>793</text:p>
          </table:table-cell>
          <table:table-cell office:value-type="float" office:value="2428" calcext:value-type="float">
            <text:p>2428</text:p>
          </table:table-cell>
          <table:table-cell office:value-type="float" office:value="1241" calcext:value-type="float">
            <text:p>1241</text:p>
          </table:table-cell>
          <table:table-cell office:value-type="float" office:value="264" calcext:value-type="float">
            <text:p>264</text:p>
          </table:table-cell>
          <table:table-cell office:value-type="float" office:value="1093" calcext:value-type="float">
            <text:p>1093</text:p>
          </table:table-cell>
          <table:table-cell office:value-type="float" office:value="1319" calcext:value-type="float">
            <text:p>1319</text:p>
          </table:table-cell>
          <table:table-cell office:value-type="float" office:value="2216" calcext:value-type="float">
            <text:p>2216</text:p>
          </table:table-cell>
          <table:table-cell table:number-columns-repeated="2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66" calcext:value-type="float">
            <text:p>866</text:p>
          </table:table-cell>
          <table:table-cell office:value-type="float" office:value="906" calcext:value-type="float">
            <text:p>906</text:p>
          </table:table-cell>
          <table:table-cell office:value-type="float" office:value="2882" calcext:value-type="float">
            <text:p>2882</text:p>
          </table:table-cell>
          <table:table-cell office:value-type="float" office:value="265" calcext:value-type="float">
            <text:p>265</text:p>
          </table:table-cell>
          <table:table-cell office:value-type="float" office:value="979" calcext:value-type="float">
            <text:p>979</text:p>
          </table:table-cell>
          <table:table-cell office:value-type="float" office:value="2854" calcext:value-type="float">
            <text:p>2854</text:p>
          </table:table-cell>
          <table:table-cell office:value-type="float" office:value="2413" calcext:value-type="float">
            <text:p>2413</text:p>
          </table:table-cell>
          <table:table-cell table:number-columns-repeated="2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60" calcext:value-type="float">
            <text:p>960</text:p>
          </table:table-cell>
          <table:table-cell office:value-type="float" office:value="1011" calcext:value-type="float">
            <text:p>1011</text:p>
          </table:table-cell>
          <table:table-cell office:value-type="float" office:value="3424" calcext:value-type="float">
            <text:p>3424</text:p>
          </table:table-cell>
          <table:table-cell office:value-type="float" office:value="266" calcext:value-type="float">
            <text:p>266</text:p>
          </table:table-cell>
          <table:table-cell office:value-type="float" office:value="880" calcext:value-type="float">
            <text:p>880</text:p>
          </table:table-cell>
          <table:table-cell office:value-type="float" office:value="3328" calcext:value-type="float">
            <text:p>3328</text:p>
          </table:table-cell>
          <table:table-cell office:value-type="float" office:value="2158" calcext:value-type="float">
            <text:p>2158</text:p>
          </table:table-cell>
          <table:table-cell table:number-columns-repeated="2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80" calcext:value-type="float">
            <text:p>1080</text:p>
          </table:table-cell>
          <table:table-cell office:value-type="float" office:value="2601" calcext:value-type="float">
            <text:p>2601</text:p>
          </table:table-cell>
          <table:table-cell office:value-type="float" office:value="2114" calcext:value-type="float">
            <text:p>2114</text:p>
          </table:table-cell>
          <table:table-cell office:value-type="float" office:value="267" calcext:value-type="float">
            <text:p>267</text:p>
          </table:table-cell>
          <table:table-cell office:value-type="float" office:value="803" calcext:value-type="float">
            <text:p>803</text:p>
          </table:table-cell>
          <table:table-cell office:value-type="float" office:value="2087" calcext:value-type="float">
            <text:p>2087</text:p>
          </table:table-cell>
          <table:table-cell office:value-type="float" office:value="1802" calcext:value-type="float">
            <text:p>1802</text:p>
          </table:table-cell>
          <table:table-cell table:number-columns-repeated="2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05" calcext:value-type="float">
            <text:p>1205</text:p>
          </table:table-cell>
          <table:table-cell office:value-type="float" office:value="3476" calcext:value-type="float">
            <text:p>3476</text:p>
          </table:table-cell>
          <table:table-cell office:value-type="float" office:value="768" calcext:value-type="float">
            <text:p>768</text:p>
          </table:table-cell>
          <table:table-cell office:value-type="float" office:value="268" calcext:value-type="float">
            <text:p>268</text:p>
          </table:table-cell>
          <table:table-cell office:value-type="float" office:value="744" calcext:value-type="float">
            <text:p>744</text:p>
          </table:table-cell>
          <table:table-cell office:value-type="float" office:value="843" calcext:value-type="float">
            <text:p>843</text:p>
          </table:table-cell>
          <table:table-cell office:value-type="float" office:value="1840" calcext:value-type="float">
            <text:p>1840</text:p>
          </table:table-cell>
          <table:table-cell table:number-columns-repeated="2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349" calcext:value-type="float">
            <text:p>1349</text:p>
          </table:table-cell>
          <table:table-cell office:value-type="float" office:value="2428" calcext:value-type="float">
            <text:p>2428</text:p>
          </table:table-cell>
          <table:table-cell office:value-type="float" office:value="1241" calcext:value-type="float">
            <text:p>1241</text:p>
          </table:table-cell>
          <table:table-cell office:value-type="float" office:value="269" calcext:value-type="float">
            <text:p>269</text:p>
          </table:table-cell>
          <table:table-cell office:value-type="float" office:value="707" calcext:value-type="float">
            <text:p>707</text:p>
          </table:table-cell>
          <table:table-cell office:value-type="float" office:value="1317" calcext:value-type="float">
            <text:p>1317</text:p>
          </table:table-cell>
          <table:table-cell office:value-type="float" office:value="2217" calcext:value-type="float">
            <text:p>2217</text:p>
          </table:table-cell>
          <table:table-cell table:number-columns-repeated="2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01" calcext:value-type="float">
            <text:p>1501</text:p>
          </table:table-cell>
          <table:table-cell office:value-type="float" office:value="909" calcext:value-type="float">
            <text:p>909</text:p>
          </table:table-cell>
          <table:table-cell office:value-type="float" office:value="2882" calcext:value-type="float">
            <text:p>2882</text:p>
          </table:table-cell>
          <table:table-cell office:value-type="float" office:value="270" calcext:value-type="float">
            <text:p>270</text:p>
          </table:table-cell>
          <table:table-cell office:value-type="float" office:value="691" calcext:value-type="float">
            <text:p>691</text:p>
          </table:table-cell>
          <table:table-cell office:value-type="float" office:value="2855" calcext:value-type="float">
            <text:p>2855</text:p>
          </table:table-cell>
          <table:table-cell office:value-type="float" office:value="2412" calcext:value-type="float">
            <text:p>2412</text:p>
          </table:table-cell>
          <table:table-cell table:number-columns-repeated="2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668" calcext:value-type="float">
            <text:p>1668</text:p>
          </table:table-cell>
          <table:table-cell office:value-type="float" office:value="1008" calcext:value-type="float">
            <text:p>1008</text:p>
          </table:table-cell>
          <table:table-cell office:value-type="float" office:value="3420" calcext:value-type="float">
            <text:p>3420</text:p>
          </table:table-cell>
          <table:table-cell office:value-type="float" office:value="271" calcext:value-type="float">
            <text:p>271</text:p>
          </table:table-cell>
          <table:table-cell office:value-type="float" office:value="699" calcext:value-type="float">
            <text:p>699</text:p>
          </table:table-cell>
          <table:table-cell office:value-type="float" office:value="3330" calcext:value-type="float">
            <text:p>3330</text:p>
          </table:table-cell>
          <table:table-cell office:value-type="float" office:value="2158" calcext:value-type="float">
            <text:p>2158</text:p>
          </table:table-cell>
          <table:table-cell table:number-columns-repeated="2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837" calcext:value-type="float">
            <text:p>1837</text:p>
          </table:table-cell>
          <table:table-cell office:value-type="float" office:value="2601" calcext:value-type="float">
            <text:p>2601</text:p>
          </table:table-cell>
          <table:table-cell office:value-type="float" office:value="2107" calcext:value-type="float">
            <text:p>2107</text:p>
          </table:table-cell>
          <table:table-cell office:value-type="float" office:value="272" calcext:value-type="float">
            <text:p>272</text:p>
          </table:table-cell>
          <table:table-cell office:value-type="float" office:value="726" calcext:value-type="float">
            <text:p>726</text:p>
          </table:table-cell>
          <table:table-cell office:value-type="float" office:value="2087" calcext:value-type="float">
            <text:p>2087</text:p>
          </table:table-cell>
          <table:table-cell office:value-type="float" office:value="1802" calcext:value-type="float">
            <text:p>1802</text:p>
          </table:table-cell>
          <table:table-cell table:number-columns-repeated="2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012" calcext:value-type="float">
            <text:p>2012</text:p>
          </table:table-cell>
          <table:table-cell office:value-type="float" office:value="3477" calcext:value-type="float">
            <text:p>3477</text:p>
          </table:table-cell>
          <table:table-cell office:value-type="float" office:value="766" calcext:value-type="float">
            <text:p>766</text:p>
          </table:table-cell>
          <table:table-cell office:value-type="float" office:value="273" calcext:value-type="float">
            <text:p>273</text:p>
          </table:table-cell>
          <table:table-cell office:value-type="float" office:value="775" calcext:value-type="float">
            <text:p>775</text:p>
          </table:table-cell>
          <table:table-cell office:value-type="float" office:value="843" calcext:value-type="float">
            <text:p>843</text:p>
          </table:table-cell>
          <table:table-cell office:value-type="float" office:value="1842" calcext:value-type="float">
            <text:p>1842</text:p>
          </table:table-cell>
          <table:table-cell table:number-columns-repeated="20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186" calcext:value-type="float">
            <text:p>2186</text:p>
          </table:table-cell>
          <table:table-cell office:value-type="float" office:value="2431" calcext:value-type="float">
            <text:p>2431</text:p>
          </table:table-cell>
          <table:table-cell office:value-type="float" office:value="1241" calcext:value-type="float">
            <text:p>1241</text:p>
          </table:table-cell>
          <table:table-cell office:value-type="float" office:value="274" calcext:value-type="float">
            <text:p>274</text:p>
          </table:table-cell>
          <table:table-cell office:value-type="float" office:value="846" calcext:value-type="float">
            <text:p>846</text:p>
          </table:table-cell>
          <table:table-cell office:value-type="float" office:value="1317" calcext:value-type="float">
            <text:p>1317</text:p>
          </table:table-cell>
          <table:table-cell office:value-type="float" office:value="2217" calcext:value-type="float">
            <text:p>2217</text:p>
          </table:table-cell>
          <table:table-cell table:number-columns-repeated="2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361" calcext:value-type="float">
            <text:p>2361</text:p>
          </table:table-cell>
          <table:table-cell office:value-type="float" office:value="913" calcext:value-type="float">
            <text:p>913</text:p>
          </table:table-cell>
          <table:table-cell office:value-type="float" office:value="2884" calcext:value-type="float">
            <text:p>2884</text:p>
          </table:table-cell>
          <table:table-cell office:value-type="float" office:value="275" calcext:value-type="float">
            <text:p>275</text:p>
          </table:table-cell>
          <table:table-cell office:value-type="float" office:value="937" calcext:value-type="float">
            <text:p>937</text:p>
          </table:table-cell>
          <table:table-cell office:value-type="float" office:value="2853" calcext:value-type="float">
            <text:p>2853</text:p>
          </table:table-cell>
          <table:table-cell office:value-type="float" office:value="2412" calcext:value-type="float">
            <text:p>2412</text:p>
          </table:table-cell>
          <table:table-cell table:number-columns-repeated="2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528" calcext:value-type="float">
            <text:p>2528</text:p>
          </table:table-cell>
          <table:table-cell office:value-type="float" office:value="1011" calcext:value-type="float">
            <text:p>1011</text:p>
          </table:table-cell>
          <table:table-cell office:value-type="float" office:value="3420" calcext:value-type="float">
            <text:p>3420</text:p>
          </table:table-cell>
          <table:table-cell office:value-type="float" office:value="276" calcext:value-type="float">
            <text:p>276</text:p>
          </table:table-cell>
          <table:table-cell office:value-type="float" office:value="1043" calcext:value-type="float">
            <text:p>1043</text:p>
          </table:table-cell>
          <table:table-cell office:value-type="float" office:value="3331" calcext:value-type="float">
            <text:p>3331</text:p>
          </table:table-cell>
          <table:table-cell office:value-type="float" office:value="2156" calcext:value-type="float">
            <text:p>2156</text:p>
          </table:table-cell>
          <table:table-cell table:number-columns-repeated="2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692" calcext:value-type="float">
            <text:p>2692</text:p>
          </table:table-cell>
          <table:table-cell office:value-type="float" office:value="2600" calcext:value-type="float">
            <text:p>2600</text:p>
          </table:table-cell>
          <table:table-cell office:value-type="float" office:value="2109" calcext:value-type="float">
            <text:p>2109</text:p>
          </table:table-cell>
          <table:table-cell office:value-type="float" office:value="277" calcext:value-type="float">
            <text:p>277</text:p>
          </table:table-cell>
          <table:table-cell office:value-type="float" office:value="1168" calcext:value-type="float">
            <text:p>1168</text:p>
          </table:table-cell>
          <table:table-cell office:value-type="float" office:value="2087" calcext:value-type="float">
            <text:p>2087</text:p>
          </table:table-cell>
          <table:table-cell office:value-type="float" office:value="1803" calcext:value-type="float">
            <text:p>1803</text:p>
          </table:table-cell>
          <table:table-cell table:number-columns-repeated="20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850" calcext:value-type="float">
            <text:p>2850</text:p>
          </table:table-cell>
          <table:table-cell office:value-type="float" office:value="3479" calcext:value-type="float">
            <text:p>3479</text:p>
          </table:table-cell>
          <table:table-cell office:value-type="float" office:value="767" calcext:value-type="float">
            <text:p>767</text:p>
          </table:table-cell>
          <table:table-cell office:value-type="float" office:value="278" calcext:value-type="float">
            <text:p>278</text:p>
          </table:table-cell>
          <table:table-cell office:value-type="float" office:value="1307" calcext:value-type="float">
            <text:p>1307</text:p>
          </table:table-cell>
          <table:table-cell office:value-type="float" office:value="843" calcext:value-type="float">
            <text:p>843</text:p>
          </table:table-cell>
          <table:table-cell office:value-type="float" office:value="1840" calcext:value-type="float">
            <text:p>1840</text:p>
          </table:table-cell>
          <table:table-cell table:number-columns-repeated="2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986" calcext:value-type="float">
            <text:p>2986</text:p>
          </table:table-cell>
          <table:table-cell office:value-type="float" office:value="2432" calcext:value-type="float">
            <text:p>2432</text:p>
          </table:table-cell>
          <table:table-cell office:value-type="float" office:value="1248" calcext:value-type="float">
            <text:p>1248</text:p>
          </table:table-cell>
          <table:table-cell office:value-type="float" office:value="279" calcext:value-type="float">
            <text:p>279</text:p>
          </table:table-cell>
          <table:table-cell office:value-type="float" office:value="1459" calcext:value-type="float">
            <text:p>1459</text:p>
          </table:table-cell>
          <table:table-cell office:value-type="float" office:value="1316" calcext:value-type="float">
            <text:p>1316</text:p>
          </table:table-cell>
          <table:table-cell office:value-type="float" office:value="2218" calcext:value-type="float">
            <text:p>2218</text:p>
          </table:table-cell>
          <table:table-cell table:number-columns-repeated="2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117" calcext:value-type="float">
            <text:p>3117</text:p>
          </table:table-cell>
          <table:table-cell office:value-type="float" office:value="905" calcext:value-type="float">
            <text:p>905</text:p>
          </table:table-cell>
          <table:table-cell office:value-type="float" office:value="2887" calcext:value-type="float">
            <text:p>2887</text:p>
          </table:table-cell>
          <table:table-cell office:value-type="float" office:value="280" calcext:value-type="float">
            <text:p>280</text:p>
          </table:table-cell>
          <table:table-cell office:value-type="float" office:value="1621" calcext:value-type="float">
            <text:p>1621</text:p>
          </table:table-cell>
          <table:table-cell office:value-type="float" office:value="2854" calcext:value-type="float">
            <text:p>2854</text:p>
          </table:table-cell>
          <table:table-cell office:value-type="float" office:value="2413" calcext:value-type="float">
            <text:p>2413</text:p>
          </table:table-cell>
          <table:table-cell table:number-columns-repeated="2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226" calcext:value-type="float">
            <text:p>3226</text:p>
          </table:table-cell>
          <table:table-cell office:value-type="float" office:value="1010" calcext:value-type="float">
            <text:p>1010</text:p>
          </table:table-cell>
          <table:table-cell office:value-type="float" office:value="3418" calcext:value-type="float">
            <text:p>3418</text:p>
          </table:table-cell>
          <table:table-cell office:value-type="float" office:value="281" calcext:value-type="float">
            <text:p>281</text:p>
          </table:table-cell>
          <table:table-cell office:value-type="float" office:value="1790" calcext:value-type="float">
            <text:p>1790</text:p>
          </table:table-cell>
          <table:table-cell office:value-type="float" office:value="3331" calcext:value-type="float">
            <text:p>3331</text:p>
          </table:table-cell>
          <table:table-cell office:value-type="float" office:value="2157" calcext:value-type="float">
            <text:p>2157</text:p>
          </table:table-cell>
          <table:table-cell table:number-columns-repeated="2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317" calcext:value-type="float">
            <text:p>3317</text:p>
          </table:table-cell>
          <table:table-cell office:value-type="float" office:value="2601" calcext:value-type="float">
            <text:p>2601</text:p>
          </table:table-cell>
          <table:table-cell office:value-type="float" office:value="2107" calcext:value-type="float">
            <text:p>2107</text:p>
          </table:table-cell>
          <table:table-cell office:value-type="float" office:value="282" calcext:value-type="float">
            <text:p>282</text:p>
          </table:table-cell>
          <table:table-cell office:value-type="float" office:value="1962" calcext:value-type="float">
            <text:p>1962</text:p>
          </table:table-cell>
          <table:table-cell office:value-type="float" office:value="2088" calcext:value-type="float">
            <text:p>2088</text:p>
          </table:table-cell>
          <table:table-cell office:value-type="float" office:value="1803" calcext:value-type="float">
            <text:p>1803</text:p>
          </table:table-cell>
          <table:table-cell table:number-columns-repeated="2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389" calcext:value-type="float">
            <text:p>3389</text:p>
          </table:table-cell>
          <table:table-cell office:value-type="float" office:value="3482" calcext:value-type="float">
            <text:p>3482</text:p>
          </table:table-cell>
          <table:table-cell office:value-type="float" office:value="765" calcext:value-type="float">
            <text:p>765</text:p>
          </table:table-cell>
          <table:table-cell office:value-type="float" office:value="283" calcext:value-type="float">
            <text:p>283</text:p>
          </table:table-cell>
          <table:table-cell office:value-type="float" office:value="2137" calcext:value-type="float">
            <text:p>2137</text:p>
          </table:table-cell>
          <table:table-cell office:value-type="float" office:value="845" calcext:value-type="float">
            <text:p>845</text:p>
          </table:table-cell>
          <table:table-cell office:value-type="float" office:value="1841" calcext:value-type="float">
            <text:p>1841</text:p>
          </table:table-cell>
          <table:table-cell table:number-columns-repeated="20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440" calcext:value-type="float">
            <text:p>3440</text:p>
          </table:table-cell>
          <table:table-cell office:value-type="float" office:value="2433" calcext:value-type="float">
            <text:p>2433</text:p>
          </table:table-cell>
          <table:table-cell office:value-type="float" office:value="1248" calcext:value-type="float">
            <text:p>1248</text:p>
          </table:table-cell>
          <table:table-cell office:value-type="float" office:value="284" calcext:value-type="float">
            <text:p>284</text:p>
          </table:table-cell>
          <table:table-cell office:value-type="float" office:value="2310" calcext:value-type="float">
            <text:p>2310</text:p>
          </table:table-cell>
          <table:table-cell office:value-type="float" office:value="1317" calcext:value-type="float">
            <text:p>1317</text:p>
          </table:table-cell>
          <table:table-cell office:value-type="float" office:value="2218" calcext:value-type="float">
            <text:p>2218</text:p>
          </table:table-cell>
          <table:table-cell table:number-columns-repeated="2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476" calcext:value-type="float">
            <text:p>3476</text:p>
          </table:table-cell>
          <table:table-cell office:value-type="float" office:value="907" calcext:value-type="float">
            <text:p>907</text:p>
          </table:table-cell>
          <table:table-cell office:value-type="float" office:value="2892" calcext:value-type="float">
            <text:p>2892</text:p>
          </table:table-cell>
          <table:table-cell office:value-type="float" office:value="285" calcext:value-type="float">
            <text:p>285</text:p>
          </table:table-cell>
          <table:table-cell office:value-type="float" office:value="2481" calcext:value-type="float">
            <text:p>2481</text:p>
          </table:table-cell>
          <table:table-cell office:value-type="float" office:value="2853" calcext:value-type="float">
            <text:p>2853</text:p>
          </table:table-cell>
          <table:table-cell office:value-type="float" office:value="2413" calcext:value-type="float">
            <text:p>2413</text:p>
          </table:table-cell>
          <table:table-cell table:number-columns-repeated="2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479" calcext:value-type="float">
            <text:p>3479</text:p>
          </table:table-cell>
          <table:table-cell office:value-type="float" office:value="1011" calcext:value-type="float">
            <text:p>1011</text:p>
          </table:table-cell>
          <table:table-cell office:value-type="float" office:value="3419" calcext:value-type="float">
            <text:p>3419</text:p>
          </table:table-cell>
          <table:table-cell office:value-type="float" office:value="286" calcext:value-type="float">
            <text:p>286</text:p>
          </table:table-cell>
          <table:table-cell office:value-type="float" office:value="2647" calcext:value-type="float">
            <text:p>2647</text:p>
          </table:table-cell>
          <table:table-cell office:value-type="float" office:value="3329" calcext:value-type="float">
            <text:p>3329</text:p>
          </table:table-cell>
          <table:table-cell office:value-type="float" office:value="2155" calcext:value-type="float">
            <text:p>2155</text:p>
          </table:table-cell>
          <table:table-cell table:number-columns-repeated="2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469" calcext:value-type="float">
            <text:p>3469</text:p>
          </table:table-cell>
          <table:table-cell office:value-type="float" office:value="2601" calcext:value-type="float">
            <text:p>2601</text:p>
          </table:table-cell>
          <table:table-cell office:value-type="float" office:value="2103" calcext:value-type="float">
            <text:p>2103</text:p>
          </table:table-cell>
          <table:table-cell office:value-type="float" office:value="287" calcext:value-type="float">
            <text:p>287</text:p>
          </table:table-cell>
          <table:table-cell office:value-type="float" office:value="2804" calcext:value-type="float">
            <text:p>2804</text:p>
          </table:table-cell>
          <table:table-cell office:value-type="float" office:value="2090" calcext:value-type="float">
            <text:p>2090</text:p>
          </table:table-cell>
          <table:table-cell office:value-type="float" office:value="1802" calcext:value-type="float">
            <text:p>1802</text:p>
          </table:table-cell>
          <table:table-cell table:number-columns-repeated="2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437" calcext:value-type="float">
            <text:p>3437</text:p>
          </table:table-cell>
          <table:table-cell office:value-type="float" office:value="3482" calcext:value-type="float">
            <text:p>3482</text:p>
          </table:table-cell>
          <table:table-cell office:value-type="float" office:value="762" calcext:value-type="float">
            <text:p>762</text:p>
          </table:table-cell>
          <table:table-cell office:value-type="float" office:value="288" calcext:value-type="float">
            <text:p>288</text:p>
          </table:table-cell>
          <table:table-cell office:value-type="float" office:value="2947" calcext:value-type="float">
            <text:p>2947</text:p>
          </table:table-cell>
          <table:table-cell office:value-type="float" office:value="845" calcext:value-type="float">
            <text:p>845</text:p>
          </table:table-cell>
          <table:table-cell office:value-type="float" office:value="1842" calcext:value-type="float">
            <text:p>1842</text:p>
          </table:table-cell>
          <table:table-cell table:number-columns-repeated="2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380" calcext:value-type="float">
            <text:p>3380</text:p>
          </table:table-cell>
          <table:table-cell office:value-type="float" office:value="2431" calcext:value-type="float">
            <text:p>2431</text:p>
          </table:table-cell>
          <table:table-cell office:value-type="float" office:value="1249" calcext:value-type="float">
            <text:p>1249</text:p>
          </table:table-cell>
          <table:table-cell office:value-type="float" office:value="289" calcext:value-type="float">
            <text:p>289</text:p>
          </table:table-cell>
          <table:table-cell office:value-type="float" office:value="3079" calcext:value-type="float">
            <text:p>3079</text:p>
          </table:table-cell>
          <table:table-cell office:value-type="float" office:value="1316" calcext:value-type="float">
            <text:p>1316</text:p>
          </table:table-cell>
          <table:table-cell office:value-type="float" office:value="2219" calcext:value-type="float">
            <text:p>2219</text:p>
          </table:table-cell>
          <table:table-cell table:number-columns-repeated="2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301" calcext:value-type="float">
            <text:p>3301</text:p>
          </table:table-cell>
          <table:table-cell office:value-type="float" office:value="905" calcext:value-type="float">
            <text:p>905</text:p>
          </table:table-cell>
          <table:table-cell office:value-type="float" office:value="2896" calcext:value-type="float">
            <text:p>2896</text:p>
          </table:table-cell>
          <table:table-cell office:value-type="float" office:value="290" calcext:value-type="float">
            <text:p>290</text:p>
          </table:table-cell>
          <table:table-cell office:value-type="float" office:value="3194" calcext:value-type="float">
            <text:p>3194</text:p>
          </table:table-cell>
          <table:table-cell office:value-type="float" office:value="2852" calcext:value-type="float">
            <text:p>2852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208" calcext:value-type="float">
            <text:p>3208</text:p>
          </table:table-cell>
          <table:table-cell office:value-type="float" office:value="1013" calcext:value-type="float">
            <text:p>1013</text:p>
          </table:table-cell>
          <table:table-cell office:value-type="float" office:value="3417" calcext:value-type="float">
            <text:p>3417</text:p>
          </table:table-cell>
          <table:table-cell office:value-type="float" office:value="291" calcext:value-type="float">
            <text:p>291</text:p>
          </table:table-cell>
          <table:table-cell office:value-type="float" office:value="3292" calcext:value-type="float">
            <text:p>3292</text:p>
          </table:table-cell>
          <table:table-cell office:value-type="float" office:value="3330" calcext:value-type="float">
            <text:p>3330</text:p>
          </table:table-cell>
          <table:table-cell office:value-type="float" office:value="2155" calcext:value-type="float">
            <text:p>2155</text:p>
          </table:table-cell>
          <table:table-cell table:number-columns-repeated="2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097" calcext:value-type="float">
            <text:p>3097</text:p>
          </table:table-cell>
          <table:table-cell office:value-type="float" office:value="2600" calcext:value-type="float">
            <text:p>2600</text:p>
          </table:table-cell>
          <table:table-cell office:value-type="float" office:value="2103" calcext:value-type="float">
            <text:p>2103</text:p>
          </table:table-cell>
          <table:table-cell office:value-type="float" office:value="292" calcext:value-type="float">
            <text:p>292</text:p>
          </table:table-cell>
          <table:table-cell office:value-type="float" office:value="3369" calcext:value-type="float">
            <text:p>3369</text:p>
          </table:table-cell>
          <table:table-cell office:value-type="float" office:value="2092" calcext:value-type="float">
            <text:p>2092</text:p>
          </table:table-cell>
          <table:table-cell office:value-type="float" office:value="1802" calcext:value-type="float">
            <text:p>1802</text:p>
          </table:table-cell>
          <table:table-cell table:number-columns-repeated="2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66" calcext:value-type="float">
            <text:p>2966</text:p>
          </table:table-cell>
          <table:table-cell office:value-type="float" office:value="3475" calcext:value-type="float">
            <text:p>3475</text:p>
          </table:table-cell>
          <table:table-cell office:value-type="float" office:value="764" calcext:value-type="float">
            <text:p>764</text:p>
          </table:table-cell>
          <table:table-cell office:value-type="float" office:value="293" calcext:value-type="float">
            <text:p>293</text:p>
          </table:table-cell>
          <table:table-cell office:value-type="float" office:value="3428" calcext:value-type="float">
            <text:p>3428</text:p>
          </table:table-cell>
          <table:table-cell office:value-type="float" office:value="843" calcext:value-type="float">
            <text:p>843</text:p>
          </table:table-cell>
          <table:table-cell office:value-type="float" office:value="1842" calcext:value-type="float">
            <text:p>1842</text:p>
          </table:table-cell>
          <table:table-cell table:number-columns-repeated="2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823" calcext:value-type="float">
            <text:p>2823</text:p>
          </table:table-cell>
          <table:table-cell office:value-type="float" office:value="2432" calcext:value-type="float">
            <text:p>2432</text:p>
          </table:table-cell>
          <table:table-cell office:value-type="float" office:value="1250" calcext:value-type="float">
            <text:p>1250</text:p>
          </table:table-cell>
          <table:table-cell office:value-type="float" office:value="294" calcext:value-type="float">
            <text:p>294</text:p>
          </table:table-cell>
          <table:table-cell office:value-type="float" office:value="3467" calcext:value-type="float">
            <text:p>3467</text:p>
          </table:table-cell>
          <table:table-cell office:value-type="float" office:value="1314" calcext:value-type="float">
            <text:p>1314</text:p>
          </table:table-cell>
          <table:table-cell office:value-type="float" office:value="2220" calcext:value-type="float">
            <text:p>2220</text:p>
          </table:table-cell>
          <table:table-cell table:number-columns-repeated="2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668" calcext:value-type="float">
            <text:p>2668</text:p>
          </table:table-cell>
          <table:table-cell office:value-type="float" office:value="908" calcext:value-type="float">
            <text:p>908</text:p>
          </table:table-cell>
          <table:table-cell office:value-type="float" office:value="2897" calcext:value-type="float">
            <text:p>2897</text:p>
          </table:table-cell>
          <table:table-cell office:value-type="float" office:value="295" calcext:value-type="float">
            <text:p>295</text:p>
          </table:table-cell>
          <table:table-cell office:value-type="float" office:value="3482" calcext:value-type="float">
            <text:p>3482</text:p>
          </table:table-cell>
          <table:table-cell office:value-type="float" office:value="2851" calcext:value-type="float">
            <text:p>2851</text:p>
          </table:table-cell>
          <table:table-cell office:value-type="float" office:value="2412" calcext:value-type="float">
            <text:p>2412</text:p>
          </table:table-cell>
          <table:table-cell table:number-columns-repeated="2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505" calcext:value-type="float">
            <text:p>2505</text:p>
          </table:table-cell>
          <table:table-cell office:value-type="float" office:value="1007" calcext:value-type="float">
            <text:p>1007</text:p>
          </table:table-cell>
          <table:table-cell office:value-type="float" office:value="3419" calcext:value-type="float">
            <text:p>3419</text:p>
          </table:table-cell>
          <table:table-cell office:value-type="float" office:value="296" calcext:value-type="float">
            <text:p>296</text:p>
          </table:table-cell>
          <table:table-cell office:value-type="float" office:value="3477" calcext:value-type="float">
            <text:p>3477</text:p>
          </table:table-cell>
          <table:table-cell office:value-type="float" office:value="3331" calcext:value-type="float">
            <text:p>3331</text:p>
          </table:table-cell>
          <table:table-cell office:value-type="float" office:value="2154" calcext:value-type="float">
            <text:p>2154</text:p>
          </table:table-cell>
          <table:table-cell table:number-columns-repeated="20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335" calcext:value-type="float">
            <text:p>2335</text:p>
          </table:table-cell>
          <table:table-cell office:value-type="float" office:value="2596" calcext:value-type="float">
            <text:p>2596</text:p>
          </table:table-cell>
          <table:table-cell office:value-type="float" office:value="2097" calcext:value-type="float">
            <text:p>2097</text:p>
          </table:table-cell>
          <table:table-cell office:value-type="float" office:value="297" calcext:value-type="float">
            <text:p>297</text:p>
          </table:table-cell>
          <table:table-cell office:value-type="float" office:value="3447" calcext:value-type="float">
            <text:p>3447</text:p>
          </table:table-cell>
          <table:table-cell office:value-type="float" office:value="2090" calcext:value-type="float">
            <text:p>2090</text:p>
          </table:table-cell>
          <table:table-cell office:value-type="float" office:value="1803" calcext:value-type="float">
            <text:p>1803</text:p>
          </table:table-cell>
          <table:table-cell table:number-columns-repeated="2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160" calcext:value-type="float">
            <text:p>2160</text:p>
          </table:table-cell>
          <table:table-cell office:value-type="float" office:value="3477" calcext:value-type="float">
            <text:p>3477</text:p>
          </table:table-cell>
          <table:table-cell office:value-type="float" office:value="759" calcext:value-type="float">
            <text:p>759</text:p>
          </table:table-cell>
          <table:table-cell office:value-type="float" office:value="298" calcext:value-type="float">
            <text:p>298</text:p>
          </table:table-cell>
          <table:table-cell office:value-type="float" office:value="3397" calcext:value-type="float">
            <text:p>3397</text:p>
          </table:table-cell>
          <table:table-cell office:value-type="float" office:value="845" calcext:value-type="float">
            <text:p>845</text:p>
          </table:table-cell>
          <table:table-cell office:value-type="float" office:value="1843" calcext:value-type="float">
            <text:p>1843</text:p>
          </table:table-cell>
          <table:table-cell table:number-columns-repeated="2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985" calcext:value-type="float">
            <text:p>1985</text:p>
          </table:table-cell>
          <table:table-cell office:value-type="float" office:value="2432" calcext:value-type="float">
            <text:p>2432</text:p>
          </table:table-cell>
          <table:table-cell office:value-type="float" office:value="1254" calcext:value-type="float">
            <text:p>1254</text:p>
          </table:table-cell>
          <table:table-cell office:value-type="float" office:value="299" calcext:value-type="float">
            <text:p>299</text:p>
          </table:table-cell>
          <table:table-cell office:value-type="float" office:value="3327" calcext:value-type="float">
            <text:p>3327</text:p>
          </table:table-cell>
          <table:table-cell office:value-type="float" office:value="1314" calcext:value-type="float">
            <text:p>1314</text:p>
          </table:table-cell>
          <table:table-cell office:value-type="float" office:value="2220" calcext:value-type="float">
            <text:p>2220</text:p>
          </table:table-cell>
          <table:table-cell table:number-columns-repeated="2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907" calcext:value-type="float">
            <text:p>907</text:p>
          </table:table-cell>
          <table:table-cell office:value-type="float" office:value="2895" calcext:value-type="float">
            <text:p>2895</text:p>
          </table:table-cell>
          <table:table-cell office:value-type="float" office:value="300" calcext:value-type="float">
            <text:p>300</text:p>
          </table:table-cell>
          <table:table-cell office:value-type="float" office:value="3237" calcext:value-type="float">
            <text:p>3237</text:p>
          </table:table-cell>
          <table:table-cell office:value-type="float" office:value="2854" calcext:value-type="float">
            <text:p>2854</text:p>
          </table:table-cell>
          <table:table-cell office:value-type="float" office:value="2415" calcext:value-type="float">
            <text:p>2415</text:p>
          </table:table-cell>
          <table:table-cell table:number-columns-repeated="2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643" calcext:value-type="float">
            <text:p>1643</text:p>
          </table:table-cell>
          <table:table-cell office:value-type="float" office:value="1015" calcext:value-type="float">
            <text:p>1015</text:p>
          </table:table-cell>
          <table:table-cell office:value-type="float" office:value="3416" calcext:value-type="float">
            <text:p>3416</text:p>
          </table:table-cell>
          <table:table-cell table:number-columns-repeated="2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78" calcext:value-type="float">
            <text:p>1478</text:p>
          </table:table-cell>
          <table:table-cell office:value-type="float" office:value="2604" calcext:value-type="float">
            <text:p>2604</text:p>
          </table:table-cell>
          <table:table-cell office:value-type="float" office:value="2095" calcext:value-type="float">
            <text:p>2095</text:p>
          </table:table-cell>
          <table:table-cell table:number-columns-repeated="2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323" calcext:value-type="float">
            <text:p>1323</text:p>
          </table:table-cell>
          <table:table-cell office:value-type="float" office:value="3480" calcext:value-type="float">
            <text:p>3480</text:p>
          </table:table-cell>
          <table:table-cell office:value-type="float" office:value="759" calcext:value-type="float">
            <text:p>759</text:p>
          </table:table-cell>
          <table:table-cell table:number-columns-repeated="2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84" calcext:value-type="float">
            <text:p>1184</text:p>
          </table:table-cell>
          <table:table-cell office:value-type="float" office:value="2436" calcext:value-type="float">
            <text:p>2436</text:p>
          </table:table-cell>
          <table:table-cell office:value-type="float" office:value="1257" calcext:value-type="float">
            <text:p>1257</text:p>
          </table:table-cell>
          <table:table-cell table:number-columns-repeated="2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56" calcext:value-type="float">
            <text:p>1056</text:p>
          </table:table-cell>
          <table:table-cell office:value-type="float" office:value="908" calcext:value-type="float">
            <text:p>908</text:p>
          </table:table-cell>
          <table:table-cell office:value-type="float" office:value="2900" calcext:value-type="float">
            <text:p>2900</text:p>
          </table:table-cell>
          <table:table-cell table:number-columns-repeated="2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43" calcext:value-type="float">
            <text:p>943</text:p>
          </table:table-cell>
          <table:table-cell office:value-type="float" office:value="1008" calcext:value-type="float">
            <text:p>1008</text:p>
          </table:table-cell>
          <table:table-cell office:value-type="float" office:value="3415" calcext:value-type="float">
            <text:p>3415</text:p>
          </table:table-cell>
          <table:table-cell table:number-columns-repeated="2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57" calcext:value-type="float">
            <text:p>857</text:p>
          </table:table-cell>
          <table:table-cell office:value-type="float" office:value="2600" calcext:value-type="float">
            <text:p>2600</text:p>
          </table:table-cell>
          <table:table-cell office:value-type="float" office:value="2093" calcext:value-type="float">
            <text:p>2093</text:p>
          </table:table-cell>
          <table:table-cell table:number-columns-repeated="2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80" calcext:value-type="float">
            <text:p>780</text:p>
          </table:table-cell>
          <table:table-cell office:value-type="float" office:value="3481" calcext:value-type="float">
            <text:p>3481</text:p>
          </table:table-cell>
          <table:table-cell office:value-type="float" office:value="761" calcext:value-type="float">
            <text:p>761</text:p>
          </table:table-cell>
          <table:table-cell table:number-columns-repeated="2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28" calcext:value-type="float">
            <text:p>728</text:p>
          </table:table-cell>
          <table:table-cell office:value-type="float" office:value="2436" calcext:value-type="float">
            <text:p>2436</text:p>
          </table:table-cell>
          <table:table-cell office:value-type="float" office:value="1259" calcext:value-type="float">
            <text:p>1259</text:p>
          </table:table-cell>
          <table:table-cell table:number-columns-repeated="2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99" calcext:value-type="float">
            <text:p>699</text:p>
          </table:table-cell>
          <table:table-cell office:value-type="float" office:value="911" calcext:value-type="float">
            <text:p>911</text:p>
          </table:table-cell>
          <table:table-cell office:value-type="float" office:value="2901" calcext:value-type="float">
            <text:p>2901</text:p>
          </table:table-cell>
          <table:table-cell table:number-columns-repeated="2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88" calcext:value-type="float">
            <text:p>688</text:p>
          </table:table-cell>
          <table:table-cell office:value-type="float" office:value="1007" calcext:value-type="float">
            <text:p>1007</text:p>
          </table:table-cell>
          <table:table-cell office:value-type="float" office:value="3416" calcext:value-type="float">
            <text:p>3416</text:p>
          </table:table-cell>
          <table:table-cell table:number-columns-repeated="2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01" calcext:value-type="float">
            <text:p>701</text:p>
          </table:table-cell>
          <table:table-cell office:value-type="float" office:value="2596" calcext:value-type="float">
            <text:p>2596</text:p>
          </table:table-cell>
          <table:table-cell office:value-type="float" office:value="2092" calcext:value-type="float">
            <text:p>2092</text:p>
          </table:table-cell>
          <table:table-cell table:number-columns-repeated="2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37" calcext:value-type="float">
            <text:p>737</text:p>
          </table:table-cell>
          <table:table-cell office:value-type="float" office:value="3481" calcext:value-type="float">
            <text:p>3481</text:p>
          </table:table-cell>
          <table:table-cell office:value-type="float" office:value="759" calcext:value-type="float">
            <text:p>75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94" calcext:value-type="float">
            <text:p>794</text:p>
          </table:table-cell>
          <table:table-cell office:value-type="float" office:value="2437" calcext:value-type="float">
            <text:p>2437</text:p>
          </table:table-cell>
          <table:table-cell office:value-type="float" office:value="1260" calcext:value-type="float">
            <text:p>126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70" calcext:value-type="float">
            <text:p>870</text:p>
          </table:table-cell>
          <table:table-cell office:value-type="float" office:value="909" calcext:value-type="float">
            <text:p>909</text:p>
          </table:table-cell>
          <table:table-cell office:value-type="float" office:value="2909" calcext:value-type="float">
            <text:p>290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62" calcext:value-type="float">
            <text:p>962</text:p>
          </table:table-cell>
          <table:table-cell office:value-type="float" office:value="1005" calcext:value-type="float">
            <text:p>1005</text:p>
          </table:table-cell>
          <table:table-cell office:value-type="float" office:value="3409" calcext:value-type="float">
            <text:p>340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74" calcext:value-type="float">
            <text:p>1074</text:p>
          </table:table-cell>
          <table:table-cell office:value-type="float" office:value="2598" calcext:value-type="float">
            <text:p>2598</text:p>
          </table:table-cell>
          <table:table-cell office:value-type="float" office:value="2090" calcext:value-type="float">
            <text:p>209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202" calcext:value-type="float">
            <text:p>1202</text:p>
          </table:table-cell>
          <table:table-cell office:value-type="float" office:value="3480" calcext:value-type="float">
            <text:p>3480</text:p>
          </table:table-cell>
          <table:table-cell office:value-type="float" office:value="756" calcext:value-type="float">
            <text:p>756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345" calcext:value-type="float">
            <text:p>1345</text:p>
          </table:table-cell>
          <table:table-cell office:value-type="float" office:value="2431" calcext:value-type="float">
            <text:p>2431</text:p>
          </table:table-cell>
          <table:table-cell office:value-type="float" office:value="1258" calcext:value-type="float">
            <text:p>1258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00" calcext:value-type="float">
            <text:p>1500</text:p>
          </table:table-cell>
          <table:table-cell office:value-type="float" office:value="907" calcext:value-type="float">
            <text:p>907</text:p>
          </table:table-cell>
          <table:table-cell office:value-type="float" office:value="2904" calcext:value-type="float">
            <text:p>290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68" calcext:value-type="float">
            <text:p>1668</text:p>
          </table:table-cell>
          <table:table-cell office:value-type="float" office:value="1005" calcext:value-type="float">
            <text:p>1005</text:p>
          </table:table-cell>
          <table:table-cell office:value-type="float" office:value="3415" calcext:value-type="float">
            <text:p>341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37" calcext:value-type="float">
            <text:p>1837</text:p>
          </table:table-cell>
          <table:table-cell office:value-type="float" office:value="2591" calcext:value-type="float">
            <text:p>2591</text:p>
          </table:table-cell>
          <table:table-cell office:value-type="float" office:value="2087" calcext:value-type="float">
            <text:p>2087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12" calcext:value-type="float">
            <text:p>2012</text:p>
          </table:table-cell>
          <table:table-cell office:value-type="float" office:value="3476" calcext:value-type="float">
            <text:p>3476</text:p>
          </table:table-cell>
          <table:table-cell office:value-type="float" office:value="759" calcext:value-type="float">
            <text:p>75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186" calcext:value-type="float">
            <text:p>2186</text:p>
          </table:table-cell>
          <table:table-cell office:value-type="float" office:value="2436" calcext:value-type="float">
            <text:p>2436</text:p>
          </table:table-cell>
          <table:table-cell office:value-type="float" office:value="1264" calcext:value-type="float">
            <text:p>126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64" calcext:value-type="float">
            <text:p>2364</text:p>
          </table:table-cell>
          <table:table-cell office:value-type="float" office:value="913" calcext:value-type="float">
            <text:p>913</text:p>
          </table:table-cell>
          <table:table-cell office:value-type="float" office:value="2905" calcext:value-type="float">
            <text:p>290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527" calcext:value-type="float">
            <text:p>2527</text:p>
          </table:table-cell>
          <table:table-cell office:value-type="float" office:value="1007" calcext:value-type="float">
            <text:p>1007</text:p>
          </table:table-cell>
          <table:table-cell office:value-type="float" office:value="3412" calcext:value-type="float">
            <text:p>341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693" calcext:value-type="float">
            <text:p>2693</text:p>
          </table:table-cell>
          <table:table-cell office:value-type="float" office:value="2598" calcext:value-type="float">
            <text:p>2598</text:p>
          </table:table-cell>
          <table:table-cell office:value-type="float" office:value="2088" calcext:value-type="float">
            <text:p>2088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847" calcext:value-type="float">
            <text:p>2847</text:p>
          </table:table-cell>
          <table:table-cell office:value-type="float" office:value="3479" calcext:value-type="float">
            <text:p>3479</text:p>
          </table:table-cell>
          <table:table-cell office:value-type="float" office:value="756" calcext:value-type="float">
            <text:p>756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985" calcext:value-type="float">
            <text:p>2985</text:p>
          </table:table-cell>
          <table:table-cell office:value-type="float" office:value="2439" calcext:value-type="float">
            <text:p>2439</text:p>
          </table:table-cell>
          <table:table-cell office:value-type="float" office:value="1267" calcext:value-type="float">
            <text:p>1267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110" calcext:value-type="float">
            <text:p>3110</text:p>
          </table:table-cell>
          <table:table-cell office:value-type="float" office:value="909" calcext:value-type="float">
            <text:p>909</text:p>
          </table:table-cell>
          <table:table-cell office:value-type="float" office:value="2907" calcext:value-type="float">
            <text:p>2907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228" calcext:value-type="float">
            <text:p>3228</text:p>
          </table:table-cell>
          <table:table-cell office:value-type="float" office:value="1007" calcext:value-type="float">
            <text:p>1007</text:p>
          </table:table-cell>
          <table:table-cell office:value-type="float" office:value="3412" calcext:value-type="float">
            <text:p>341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15" calcext:value-type="float">
            <text:p>3315</text:p>
          </table:table-cell>
          <table:table-cell office:value-type="float" office:value="2597" calcext:value-type="float">
            <text:p>2597</text:p>
          </table:table-cell>
          <table:table-cell office:value-type="float" office:value="2081" calcext:value-type="float">
            <text:p>2081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87" calcext:value-type="float">
            <text:p>3387</text:p>
          </table:table-cell>
          <table:table-cell office:value-type="float" office:value="3478" calcext:value-type="float">
            <text:p>3478</text:p>
          </table:table-cell>
          <table:table-cell office:value-type="float" office:value="753" calcext:value-type="float">
            <text:p>75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445" calcext:value-type="float">
            <text:p>3445</text:p>
          </table:table-cell>
          <table:table-cell office:value-type="float" office:value="2437" calcext:value-type="float">
            <text:p>2437</text:p>
          </table:table-cell>
          <table:table-cell office:value-type="float" office:value="1266" calcext:value-type="float">
            <text:p>1266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476" calcext:value-type="float">
            <text:p>3476</text:p>
          </table:table-cell>
          <table:table-cell office:value-type="float" office:value="911" calcext:value-type="float">
            <text:p>911</text:p>
          </table:table-cell>
          <table:table-cell office:value-type="float" office:value="2914" calcext:value-type="float">
            <text:p>291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486" calcext:value-type="float">
            <text:p>3486</text:p>
          </table:table-cell>
          <table:table-cell office:value-type="float" office:value="1006" calcext:value-type="float">
            <text:p>1006</text:p>
          </table:table-cell>
          <table:table-cell office:value-type="float" office:value="3410" calcext:value-type="float">
            <text:p>341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470" calcext:value-type="float">
            <text:p>3470</text:p>
          </table:table-cell>
          <table:table-cell office:value-type="float" office:value="2591" calcext:value-type="float">
            <text:p>2591</text:p>
          </table:table-cell>
          <table:table-cell office:value-type="float" office:value="2080" calcext:value-type="float">
            <text:p>208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432" calcext:value-type="float">
            <text:p>3432</text:p>
          </table:table-cell>
          <table:table-cell office:value-type="float" office:value="3477" calcext:value-type="float">
            <text:p>3477</text:p>
          </table:table-cell>
          <table:table-cell office:value-type="float" office:value="755" calcext:value-type="float">
            <text:p>75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80" calcext:value-type="float">
            <text:p>3380</text:p>
          </table:table-cell>
          <table:table-cell office:value-type="float" office:value="2440" calcext:value-type="float">
            <text:p>2440</text:p>
          </table:table-cell>
          <table:table-cell office:value-type="float" office:value="1274" calcext:value-type="float">
            <text:p>127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03" calcext:value-type="float">
            <text:p>3303</text:p>
          </table:table-cell>
          <table:table-cell office:value-type="float" office:value="908" calcext:value-type="float">
            <text:p>908</text:p>
          </table:table-cell>
          <table:table-cell office:value-type="float" office:value="2913" calcext:value-type="float">
            <text:p>291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211" calcext:value-type="float">
            <text:p>3211</text:p>
          </table:table-cell>
          <table:table-cell office:value-type="float" office:value="1005" calcext:value-type="float">
            <text:p>1005</text:p>
          </table:table-cell>
          <table:table-cell office:value-type="float" office:value="3412" calcext:value-type="float">
            <text:p>341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098" calcext:value-type="float">
            <text:p>3098</text:p>
          </table:table-cell>
          <table:table-cell office:value-type="float" office:value="2591" calcext:value-type="float">
            <text:p>2591</text:p>
          </table:table-cell>
          <table:table-cell office:value-type="float" office:value="2077" calcext:value-type="float">
            <text:p>2077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966" calcext:value-type="float">
            <text:p>2966</text:p>
          </table:table-cell>
          <table:table-cell office:value-type="float" office:value="3479" calcext:value-type="float">
            <text:p>3479</text:p>
          </table:table-cell>
          <table:table-cell office:value-type="float" office:value="754" calcext:value-type="float">
            <text:p>75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824" calcext:value-type="float">
            <text:p>2824</text:p>
          </table:table-cell>
          <table:table-cell office:value-type="float" office:value="2444" calcext:value-type="float">
            <text:p>2444</text:p>
          </table:table-cell>
          <table:table-cell office:value-type="float" office:value="1274" calcext:value-type="float">
            <text:p>127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73" calcext:value-type="float">
            <text:p>2673</text:p>
          </table:table-cell>
          <table:table-cell office:value-type="float" office:value="912" calcext:value-type="float">
            <text:p>912</text:p>
          </table:table-cell>
          <table:table-cell office:value-type="float" office:value="2916" calcext:value-type="float">
            <text:p>2916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508" calcext:value-type="float">
            <text:p>2508</text:p>
          </table:table-cell>
          <table:table-cell office:value-type="float" office:value="1004" calcext:value-type="float">
            <text:p>1004</text:p>
          </table:table-cell>
          <table:table-cell office:value-type="float" office:value="3412" calcext:value-type="float">
            <text:p>341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336" calcext:value-type="float">
            <text:p>2336</text:p>
          </table:table-cell>
          <table:table-cell office:value-type="float" office:value="2594" calcext:value-type="float">
            <text:p>2594</text:p>
          </table:table-cell>
          <table:table-cell office:value-type="float" office:value="2072" calcext:value-type="float">
            <text:p>207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165" calcext:value-type="float">
            <text:p>2165</text:p>
          </table:table-cell>
          <table:table-cell office:value-type="float" office:value="3480" calcext:value-type="float">
            <text:p>3480</text:p>
          </table:table-cell>
          <table:table-cell office:value-type="float" office:value="753" calcext:value-type="float">
            <text:p>75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988" calcext:value-type="float">
            <text:p>1988</text:p>
          </table:table-cell>
          <table:table-cell office:value-type="float" office:value="2436" calcext:value-type="float">
            <text:p>2436</text:p>
          </table:table-cell>
          <table:table-cell office:value-type="float" office:value="1277" calcext:value-type="float">
            <text:p>1277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11" calcext:value-type="float">
            <text:p>1811</text:p>
          </table:table-cell>
          <table:table-cell office:value-type="float" office:value="911" calcext:value-type="float">
            <text:p>911</text:p>
          </table:table-cell>
          <table:table-cell office:value-type="float" office:value="2920" calcext:value-type="float">
            <text:p>292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639" calcext:value-type="float">
            <text:p>1639</text:p>
          </table:table-cell>
          <table:table-cell office:value-type="float" office:value="1003" calcext:value-type="float">
            <text:p>1003</text:p>
          </table:table-cell>
          <table:table-cell office:value-type="float" office:value="3412" calcext:value-type="float">
            <text:p>341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81" calcext:value-type="float">
            <text:p>1481</text:p>
          </table:table-cell>
          <table:table-cell office:value-type="float" office:value="2597" calcext:value-type="float">
            <text:p>2597</text:p>
          </table:table-cell>
          <table:table-cell office:value-type="float" office:value="2067" calcext:value-type="float">
            <text:p>2067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331" calcext:value-type="float">
            <text:p>1331</text:p>
          </table:table-cell>
          <table:table-cell office:value-type="float" office:value="3481" calcext:value-type="float">
            <text:p>3481</text:p>
          </table:table-cell>
          <table:table-cell office:value-type="float" office:value="752" calcext:value-type="float">
            <text:p>75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85" calcext:value-type="float">
            <text:p>1185</text:p>
          </table:table-cell>
          <table:table-cell office:value-type="float" office:value="2438" calcext:value-type="float">
            <text:p>2438</text:p>
          </table:table-cell>
          <table:table-cell office:value-type="float" office:value="1280" calcext:value-type="float">
            <text:p>128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55" calcext:value-type="float">
            <text:p>1055</text:p>
          </table:table-cell>
          <table:table-cell office:value-type="float" office:value="910" calcext:value-type="float">
            <text:p>910</text:p>
          </table:table-cell>
          <table:table-cell office:value-type="float" office:value="2923" calcext:value-type="float">
            <text:p>292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48" calcext:value-type="float">
            <text:p>948</text:p>
          </table:table-cell>
          <table:table-cell office:value-type="float" office:value="1003" calcext:value-type="float">
            <text:p>1003</text:p>
          </table:table-cell>
          <table:table-cell office:value-type="float" office:value="3408" calcext:value-type="float">
            <text:p>3408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57" calcext:value-type="float">
            <text:p>857</text:p>
          </table:table-cell>
          <table:table-cell office:value-type="float" office:value="2591" calcext:value-type="float">
            <text:p>2591</text:p>
          </table:table-cell>
          <table:table-cell office:value-type="float" office:value="2072" calcext:value-type="float">
            <text:p>207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81" calcext:value-type="float">
            <text:p>781</text:p>
          </table:table-cell>
          <table:table-cell office:value-type="float" office:value="3477" calcext:value-type="float">
            <text:p>3477</text:p>
          </table:table-cell>
          <table:table-cell office:value-type="float" office:value="753" calcext:value-type="float">
            <text:p>75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28" calcext:value-type="float">
            <text:p>728</text:p>
          </table:table-cell>
          <table:table-cell office:value-type="float" office:value="2439" calcext:value-type="float">
            <text:p>2439</text:p>
          </table:table-cell>
          <table:table-cell office:value-type="float" office:value="1280" calcext:value-type="float">
            <text:p>128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99" calcext:value-type="float">
            <text:p>699</text:p>
          </table:table-cell>
          <table:table-cell office:value-type="float" office:value="909" calcext:value-type="float">
            <text:p>909</text:p>
          </table:table-cell>
          <table:table-cell office:value-type="float" office:value="2924" calcext:value-type="float">
            <text:p>292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86" calcext:value-type="float">
            <text:p>686</text:p>
          </table:table-cell>
          <table:table-cell office:value-type="float" office:value="1006" calcext:value-type="float">
            <text:p>1006</text:p>
          </table:table-cell>
          <table:table-cell office:value-type="float" office:value="3399" calcext:value-type="float">
            <text:p>339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04" calcext:value-type="float">
            <text:p>704</text:p>
          </table:table-cell>
          <table:table-cell office:value-type="float" office:value="2590" calcext:value-type="float">
            <text:p>2590</text:p>
          </table:table-cell>
          <table:table-cell office:value-type="float" office:value="2066" calcext:value-type="float">
            <text:p>2066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37" calcext:value-type="float">
            <text:p>737</text:p>
          </table:table-cell>
          <table:table-cell office:value-type="float" office:value="3477" calcext:value-type="float">
            <text:p>3477</text:p>
          </table:table-cell>
          <table:table-cell office:value-type="float" office:value="752" calcext:value-type="float">
            <text:p>75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86" calcext:value-type="float">
            <text:p>786</text:p>
          </table:table-cell>
          <table:table-cell office:value-type="float" office:value="2444" calcext:value-type="float">
            <text:p>2444</text:p>
          </table:table-cell>
          <table:table-cell office:value-type="float" office:value="1284" calcext:value-type="float">
            <text:p>128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68" calcext:value-type="float">
            <text:p>868</text:p>
          </table:table-cell>
          <table:table-cell office:value-type="float" office:value="913" calcext:value-type="float">
            <text:p>913</text:p>
          </table:table-cell>
          <table:table-cell office:value-type="float" office:value="2924" calcext:value-type="float">
            <text:p>292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64" calcext:value-type="float">
            <text:p>964</text:p>
          </table:table-cell>
          <table:table-cell office:value-type="float" office:value="1005" calcext:value-type="float">
            <text:p>1005</text:p>
          </table:table-cell>
          <table:table-cell office:value-type="float" office:value="3408" calcext:value-type="float">
            <text:p>3408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74" calcext:value-type="float">
            <text:p>1074</text:p>
          </table:table-cell>
          <table:table-cell office:value-type="float" office:value="2594" calcext:value-type="float">
            <text:p>2594</text:p>
          </table:table-cell>
          <table:table-cell office:value-type="float" office:value="2063" calcext:value-type="float">
            <text:p>206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205" calcext:value-type="float">
            <text:p>1205</text:p>
          </table:table-cell>
          <table:table-cell office:value-type="float" office:value="3479" calcext:value-type="float">
            <text:p>3479</text:p>
          </table:table-cell>
          <table:table-cell office:value-type="float" office:value="750" calcext:value-type="float">
            <text:p>75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347" calcext:value-type="float">
            <text:p>1347</text:p>
          </table:table-cell>
          <table:table-cell office:value-type="float" office:value="2439" calcext:value-type="float">
            <text:p>2439</text:p>
          </table:table-cell>
          <table:table-cell office:value-type="float" office:value="1286" calcext:value-type="float">
            <text:p>1286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501" calcext:value-type="float">
            <text:p>1501</text:p>
          </table:table-cell>
          <table:table-cell office:value-type="float" office:value="913" calcext:value-type="float">
            <text:p>913</text:p>
          </table:table-cell>
          <table:table-cell office:value-type="float" office:value="2927" calcext:value-type="float">
            <text:p>2927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668" calcext:value-type="float">
            <text:p>1668</text:p>
          </table:table-cell>
          <table:table-cell office:value-type="float" office:value="1001" calcext:value-type="float">
            <text:p>1001</text:p>
          </table:table-cell>
          <table:table-cell office:value-type="float" office:value="3408" calcext:value-type="float">
            <text:p>3408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835" calcext:value-type="float">
            <text:p>1835</text:p>
          </table:table-cell>
          <table:table-cell office:value-type="float" office:value="2594" calcext:value-type="float">
            <text:p>2594</text:p>
          </table:table-cell>
          <table:table-cell office:value-type="float" office:value="2063" calcext:value-type="float">
            <text:p>206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005" calcext:value-type="float">
            <text:p>2005</text:p>
          </table:table-cell>
          <table:table-cell office:value-type="float" office:value="3481" calcext:value-type="float">
            <text:p>3481</text:p>
          </table:table-cell>
          <table:table-cell office:value-type="float" office:value="747" calcext:value-type="float">
            <text:p>747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186" calcext:value-type="float">
            <text:p>2186</text:p>
          </table:table-cell>
          <table:table-cell office:value-type="float" office:value="2445" calcext:value-type="float">
            <text:p>2445</text:p>
          </table:table-cell>
          <table:table-cell office:value-type="float" office:value="1290" calcext:value-type="float">
            <text:p>129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363" calcext:value-type="float">
            <text:p>2363</text:p>
          </table:table-cell>
          <table:table-cell office:value-type="float" office:value="913" calcext:value-type="float">
            <text:p>913</text:p>
          </table:table-cell>
          <table:table-cell office:value-type="float" office:value="2925" calcext:value-type="float">
            <text:p>29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32" calcext:value-type="float">
            <text:p>2532</text:p>
          </table:table-cell>
          <table:table-cell office:value-type="float" office:value="1003" calcext:value-type="float">
            <text:p>1003</text:p>
          </table:table-cell>
          <table:table-cell office:value-type="float" office:value="3404" calcext:value-type="float">
            <text:p>340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694" calcext:value-type="float">
            <text:p>2694</text:p>
          </table:table-cell>
          <table:table-cell office:value-type="float" office:value="2588" calcext:value-type="float">
            <text:p>2588</text:p>
          </table:table-cell>
          <table:table-cell office:value-type="float" office:value="2055" calcext:value-type="float">
            <text:p>205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841" calcext:value-type="float">
            <text:p>2841</text:p>
          </table:table-cell>
          <table:table-cell office:value-type="float" office:value="3480" calcext:value-type="float">
            <text:p>3480</text:p>
          </table:table-cell>
          <table:table-cell office:value-type="float" office:value="752" calcext:value-type="float">
            <text:p>75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984" calcext:value-type="float">
            <text:p>2984</text:p>
          </table:table-cell>
          <table:table-cell office:value-type="float" office:value="2442" calcext:value-type="float">
            <text:p>2442</text:p>
          </table:table-cell>
          <table:table-cell office:value-type="float" office:value="1288" calcext:value-type="float">
            <text:p>1288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112" calcext:value-type="float">
            <text:p>3112</text:p>
          </table:table-cell>
          <table:table-cell office:value-type="float" office:value="914" calcext:value-type="float">
            <text:p>914</text:p>
          </table:table-cell>
          <table:table-cell office:value-type="float" office:value="2929" calcext:value-type="float">
            <text:p>292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223" calcext:value-type="float">
            <text:p>3223</text:p>
          </table:table-cell>
          <table:table-cell office:value-type="float" office:value="1004" calcext:value-type="float">
            <text:p>1004</text:p>
          </table:table-cell>
          <table:table-cell office:value-type="float" office:value="3406" calcext:value-type="float">
            <text:p>3406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316" calcext:value-type="float">
            <text:p>3316</text:p>
          </table:table-cell>
          <table:table-cell office:value-type="float" office:value="2590" calcext:value-type="float">
            <text:p>2590</text:p>
          </table:table-cell>
          <table:table-cell office:value-type="float" office:value="2051" calcext:value-type="float">
            <text:p>2051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392" calcext:value-type="float">
            <text:p>3392</text:p>
          </table:table-cell>
          <table:table-cell office:value-type="float" office:value="3477" calcext:value-type="float">
            <text:p>3477</text:p>
          </table:table-cell>
          <table:table-cell office:value-type="float" office:value="749" calcext:value-type="float">
            <text:p>74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444" calcext:value-type="float">
            <text:p>3444</text:p>
          </table:table-cell>
          <table:table-cell office:value-type="float" office:value="2438" calcext:value-type="float">
            <text:p>2438</text:p>
          </table:table-cell>
          <table:table-cell office:value-type="float" office:value="1294" calcext:value-type="float">
            <text:p>129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473" calcext:value-type="float">
            <text:p>3473</text:p>
          </table:table-cell>
          <table:table-cell office:value-type="float" office:value="916" calcext:value-type="float">
            <text:p>916</text:p>
          </table:table-cell>
          <table:table-cell office:value-type="float" office:value="2935" calcext:value-type="float">
            <text:p>293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488" calcext:value-type="float">
            <text:p>3488</text:p>
          </table:table-cell>
          <table:table-cell office:value-type="float" office:value="1001" calcext:value-type="float">
            <text:p>1001</text:p>
          </table:table-cell>
          <table:table-cell office:value-type="float" office:value="3404" calcext:value-type="float">
            <text:p>340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477" calcext:value-type="float">
            <text:p>3477</text:p>
          </table:table-cell>
          <table:table-cell office:value-type="float" office:value="2590" calcext:value-type="float">
            <text:p>2590</text:p>
          </table:table-cell>
          <table:table-cell office:value-type="float" office:value="2050" calcext:value-type="float">
            <text:p>205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439" calcext:value-type="float">
            <text:p>3439</text:p>
          </table:table-cell>
          <table:table-cell office:value-type="float" office:value="3484" calcext:value-type="float">
            <text:p>3484</text:p>
          </table:table-cell>
          <table:table-cell office:value-type="float" office:value="749" calcext:value-type="float">
            <text:p>74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383" calcext:value-type="float">
            <text:p>3383</text:p>
          </table:table-cell>
          <table:table-cell office:value-type="float" office:value="2445" calcext:value-type="float">
            <text:p>2445</text:p>
          </table:table-cell>
          <table:table-cell office:value-type="float" office:value="1294" calcext:value-type="float">
            <text:p>129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305" calcext:value-type="float">
            <text:p>3305</text:p>
          </table:table-cell>
          <table:table-cell office:value-type="float" office:value="913" calcext:value-type="float">
            <text:p>913</text:p>
          </table:table-cell>
          <table:table-cell office:value-type="float" office:value="2934" calcext:value-type="float">
            <text:p>293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214" calcext:value-type="float">
            <text:p>3214</text:p>
          </table:table-cell>
          <table:table-cell office:value-type="float" office:value="999" calcext:value-type="float">
            <text:p>999</text:p>
          </table:table-cell>
          <table:table-cell office:value-type="float" office:value="3402" calcext:value-type="float">
            <text:p>340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095" calcext:value-type="float">
            <text:p>3095</text:p>
          </table:table-cell>
          <table:table-cell office:value-type="float" office:value="2588" calcext:value-type="float">
            <text:p>2588</text:p>
          </table:table-cell>
          <table:table-cell office:value-type="float" office:value="2049" calcext:value-type="float">
            <text:p>204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967" calcext:value-type="float">
            <text:p>2967</text:p>
          </table:table-cell>
          <table:table-cell office:value-type="float" office:value="3481" calcext:value-type="float">
            <text:p>3481</text:p>
          </table:table-cell>
          <table:table-cell office:value-type="float" office:value="745" calcext:value-type="float">
            <text:p>74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830" calcext:value-type="float">
            <text:p>2830</text:p>
          </table:table-cell>
          <table:table-cell office:value-type="float" office:value="2446" calcext:value-type="float">
            <text:p>2446</text:p>
          </table:table-cell>
          <table:table-cell office:value-type="float" office:value="1298" calcext:value-type="float">
            <text:p>1298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674" calcext:value-type="float">
            <text:p>2674</text:p>
          </table:table-cell>
          <table:table-cell office:value-type="float" office:value="911" calcext:value-type="float">
            <text:p>911</text:p>
          </table:table-cell>
          <table:table-cell office:value-type="float" office:value="2932" calcext:value-type="float">
            <text:p>293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506" calcext:value-type="float">
            <text:p>2506</text:p>
          </table:table-cell>
          <table:table-cell office:value-type="float" office:value="1001" calcext:value-type="float">
            <text:p>1001</text:p>
          </table:table-cell>
          <table:table-cell office:value-type="float" office:value="3405" calcext:value-type="float">
            <text:p>340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337" calcext:value-type="float">
            <text:p>2337</text:p>
          </table:table-cell>
          <table:table-cell office:value-type="float" office:value="2589" calcext:value-type="float">
            <text:p>2589</text:p>
          </table:table-cell>
          <table:table-cell office:value-type="float" office:value="2048" calcext:value-type="float">
            <text:p>2048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163" calcext:value-type="float">
            <text:p>2163</text:p>
          </table:table-cell>
          <table:table-cell office:value-type="float" office:value="3480" calcext:value-type="float">
            <text:p>3480</text:p>
          </table:table-cell>
          <table:table-cell office:value-type="float" office:value="746" calcext:value-type="float">
            <text:p>746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990" calcext:value-type="float">
            <text:p>1990</text:p>
          </table:table-cell>
          <table:table-cell office:value-type="float" office:value="2445" calcext:value-type="float">
            <text:p>2445</text:p>
          </table:table-cell>
          <table:table-cell office:value-type="float" office:value="1296" calcext:value-type="float">
            <text:p>1296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15" calcext:value-type="float">
            <text:p>1815</text:p>
          </table:table-cell>
          <table:table-cell office:value-type="float" office:value="916" calcext:value-type="float">
            <text:p>916</text:p>
          </table:table-cell>
          <table:table-cell office:value-type="float" office:value="2940" calcext:value-type="float">
            <text:p>294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639" calcext:value-type="float">
            <text:p>1639</text:p>
          </table:table-cell>
          <table:table-cell office:value-type="float" office:value="999" calcext:value-type="float">
            <text:p>999</text:p>
          </table:table-cell>
          <table:table-cell office:value-type="float" office:value="3398" calcext:value-type="float">
            <text:p>3398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82" calcext:value-type="float">
            <text:p>1482</text:p>
          </table:table-cell>
          <table:table-cell office:value-type="float" office:value="2585" calcext:value-type="float">
            <text:p>2585</text:p>
          </table:table-cell>
          <table:table-cell office:value-type="float" office:value="2039" calcext:value-type="float">
            <text:p>203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328" calcext:value-type="float">
            <text:p>1328</text:p>
          </table:table-cell>
          <table:table-cell office:value-type="float" office:value="3482" calcext:value-type="float">
            <text:p>3482</text:p>
          </table:table-cell>
          <table:table-cell office:value-type="float" office:value="745" calcext:value-type="float">
            <text:p>74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186" calcext:value-type="float">
            <text:p>1186</text:p>
          </table:table-cell>
          <table:table-cell office:value-type="float" office:value="2445" calcext:value-type="float">
            <text:p>2445</text:p>
          </table:table-cell>
          <table:table-cell office:value-type="float" office:value="1301" calcext:value-type="float">
            <text:p>1301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60" calcext:value-type="float">
            <text:p>1060</text:p>
          </table:table-cell>
          <table:table-cell office:value-type="float" office:value="916" calcext:value-type="float">
            <text:p>916</text:p>
          </table:table-cell>
          <table:table-cell office:value-type="float" office:value="2942" calcext:value-type="float">
            <text:p>294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945" calcext:value-type="float">
            <text:p>945</text:p>
          </table:table-cell>
          <table:table-cell office:value-type="float" office:value="1001" calcext:value-type="float">
            <text:p>1001</text:p>
          </table:table-cell>
          <table:table-cell office:value-type="float" office:value="3400" calcext:value-type="float">
            <text:p>340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54" calcext:value-type="float">
            <text:p>854</text:p>
          </table:table-cell>
          <table:table-cell office:value-type="float" office:value="2583" calcext:value-type="float">
            <text:p>2583</text:p>
          </table:table-cell>
          <table:table-cell office:value-type="float" office:value="2040" calcext:value-type="float">
            <text:p>204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787" calcext:value-type="float">
            <text:p>787</text:p>
          </table:table-cell>
          <table:table-cell office:value-type="float" office:value="3479" calcext:value-type="float">
            <text:p>3479</text:p>
          </table:table-cell>
          <table:table-cell office:value-type="float" office:value="743" calcext:value-type="float">
            <text:p>74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728" calcext:value-type="float">
            <text:p>728</text:p>
          </table:table-cell>
          <table:table-cell office:value-type="float" office:value="2447" calcext:value-type="float">
            <text:p>2447</text:p>
          </table:table-cell>
          <table:table-cell office:value-type="float" office:value="1301" calcext:value-type="float">
            <text:p>1301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98" calcext:value-type="float">
            <text:p>698</text:p>
          </table:table-cell>
          <table:table-cell office:value-type="float" office:value="915" calcext:value-type="float">
            <text:p>915</text:p>
          </table:table-cell>
          <table:table-cell office:value-type="float" office:value="2942" calcext:value-type="float">
            <text:p>294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91" calcext:value-type="float">
            <text:p>691</text:p>
          </table:table-cell>
          <table:table-cell office:value-type="float" office:value="998" calcext:value-type="float">
            <text:p>998</text:p>
          </table:table-cell>
          <table:table-cell office:value-type="float" office:value="3399" calcext:value-type="float">
            <text:p>339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03" calcext:value-type="float">
            <text:p>703</text:p>
          </table:table-cell>
          <table:table-cell office:value-type="float" office:value="2586" calcext:value-type="float">
            <text:p>2586</text:p>
          </table:table-cell>
          <table:table-cell office:value-type="float" office:value="2042" calcext:value-type="float">
            <text:p>204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737" calcext:value-type="float">
            <text:p>737</text:p>
          </table:table-cell>
          <table:table-cell office:value-type="float" office:value="3482" calcext:value-type="float">
            <text:p>3482</text:p>
          </table:table-cell>
          <table:table-cell office:value-type="float" office:value="743" calcext:value-type="float">
            <text:p>74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792" calcext:value-type="float">
            <text:p>792</text:p>
          </table:table-cell>
          <table:table-cell office:value-type="float" office:value="2448" calcext:value-type="float">
            <text:p>2448</text:p>
          </table:table-cell>
          <table:table-cell office:value-type="float" office:value="1303" calcext:value-type="float">
            <text:p>130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66" calcext:value-type="float">
            <text:p>866</text:p>
          </table:table-cell>
          <table:table-cell office:value-type="float" office:value="913" calcext:value-type="float">
            <text:p>913</text:p>
          </table:table-cell>
          <table:table-cell office:value-type="float" office:value="2945" calcext:value-type="float">
            <text:p>294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61" calcext:value-type="float">
            <text:p>961</text:p>
          </table:table-cell>
          <table:table-cell office:value-type="float" office:value="997" calcext:value-type="float">
            <text:p>997</text:p>
          </table:table-cell>
          <table:table-cell office:value-type="float" office:value="3397" calcext:value-type="float">
            <text:p>3397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80" calcext:value-type="float">
            <text:p>1080</text:p>
          </table:table-cell>
          <table:table-cell office:value-type="float" office:value="2588" calcext:value-type="float">
            <text:p>2588</text:p>
          </table:table-cell>
          <table:table-cell office:value-type="float" office:value="2036" calcext:value-type="float">
            <text:p>2036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207" calcext:value-type="float">
            <text:p>1207</text:p>
          </table:table-cell>
          <table:table-cell office:value-type="float" office:value="3478" calcext:value-type="float">
            <text:p>3478</text:p>
          </table:table-cell>
          <table:table-cell office:value-type="float" office:value="742" calcext:value-type="float">
            <text:p>74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350" calcext:value-type="float">
            <text:p>1350</text:p>
          </table:table-cell>
          <table:table-cell office:value-type="float" office:value="2457" calcext:value-type="float">
            <text:p>2457</text:p>
          </table:table-cell>
          <table:table-cell office:value-type="float" office:value="1305" calcext:value-type="float">
            <text:p>130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501" calcext:value-type="float">
            <text:p>1501</text:p>
          </table:table-cell>
          <table:table-cell office:value-type="float" office:value="918" calcext:value-type="float">
            <text:p>918</text:p>
          </table:table-cell>
          <table:table-cell office:value-type="float" office:value="2943" calcext:value-type="float">
            <text:p>294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666" calcext:value-type="float">
            <text:p>1666</text:p>
          </table:table-cell>
          <table:table-cell office:value-type="float" office:value="997" calcext:value-type="float">
            <text:p>997</text:p>
          </table:table-cell>
          <table:table-cell office:value-type="float" office:value="3393" calcext:value-type="float">
            <text:p>339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831" calcext:value-type="float">
            <text:p>1831</text:p>
          </table:table-cell>
          <table:table-cell office:value-type="float" office:value="2583" calcext:value-type="float">
            <text:p>2583</text:p>
          </table:table-cell>
          <table:table-cell office:value-type="float" office:value="2036" calcext:value-type="float">
            <text:p>2036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009" calcext:value-type="float">
            <text:p>2009</text:p>
          </table:table-cell>
          <table:table-cell office:value-type="float" office:value="3482" calcext:value-type="float">
            <text:p>3482</text:p>
          </table:table-cell>
          <table:table-cell office:value-type="float" office:value="742" calcext:value-type="float">
            <text:p>74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184" calcext:value-type="float">
            <text:p>2184</text:p>
          </table:table-cell>
          <table:table-cell office:value-type="float" office:value="2449" calcext:value-type="float">
            <text:p>2449</text:p>
          </table:table-cell>
          <table:table-cell office:value-type="float" office:value="1310" calcext:value-type="float">
            <text:p>131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357" calcext:value-type="float">
            <text:p>2357</text:p>
          </table:table-cell>
          <table:table-cell office:value-type="float" office:value="924" calcext:value-type="float">
            <text:p>924</text:p>
          </table:table-cell>
          <table:table-cell office:value-type="float" office:value="2950" calcext:value-type="float">
            <text:p>295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528" calcext:value-type="float">
            <text:p>2528</text:p>
          </table:table-cell>
          <table:table-cell office:value-type="float" office:value="997" calcext:value-type="float">
            <text:p>997</text:p>
          </table:table-cell>
          <table:table-cell office:value-type="float" office:value="3393" calcext:value-type="float">
            <text:p>339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695" calcext:value-type="float">
            <text:p>2695</text:p>
          </table:table-cell>
          <table:table-cell office:value-type="float" office:value="2583" calcext:value-type="float">
            <text:p>2583</text:p>
          </table:table-cell>
          <table:table-cell office:value-type="float" office:value="2032" calcext:value-type="float">
            <text:p>203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843" calcext:value-type="float">
            <text:p>2843</text:p>
          </table:table-cell>
          <table:table-cell office:value-type="float" office:value="3484" calcext:value-type="float">
            <text:p>3484</text:p>
          </table:table-cell>
          <table:table-cell office:value-type="float" office:value="743" calcext:value-type="float">
            <text:p>74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986" calcext:value-type="float">
            <text:p>2986</text:p>
          </table:table-cell>
          <table:table-cell office:value-type="float" office:value="2450" calcext:value-type="float">
            <text:p>2450</text:p>
          </table:table-cell>
          <table:table-cell office:value-type="float" office:value="1313" calcext:value-type="float">
            <text:p>131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113" calcext:value-type="float">
            <text:p>3113</text:p>
          </table:table-cell>
          <table:table-cell office:value-type="float" office:value="916" calcext:value-type="float">
            <text:p>916</text:p>
          </table:table-cell>
          <table:table-cell office:value-type="float" office:value="2950" calcext:value-type="float">
            <text:p>295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222" calcext:value-type="float">
            <text:p>3222</text:p>
          </table:table-cell>
          <table:table-cell office:value-type="float" office:value="999" calcext:value-type="float">
            <text:p>999</text:p>
          </table:table-cell>
          <table:table-cell office:value-type="float" office:value="3394" calcext:value-type="float">
            <text:p>339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315" calcext:value-type="float">
            <text:p>3315</text:p>
          </table:table-cell>
          <table:table-cell office:value-type="float" office:value="2584" calcext:value-type="float">
            <text:p>2584</text:p>
          </table:table-cell>
          <table:table-cell office:value-type="float" office:value="2028" calcext:value-type="float">
            <text:p>2028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389" calcext:value-type="float">
            <text:p>3389</text:p>
          </table:table-cell>
          <table:table-cell office:value-type="float" office:value="3480" calcext:value-type="float">
            <text:p>3480</text:p>
          </table:table-cell>
          <table:table-cell office:value-type="float" office:value="740" calcext:value-type="float">
            <text:p>74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440" calcext:value-type="float">
            <text:p>3440</text:p>
          </table:table-cell>
          <table:table-cell office:value-type="float" office:value="2452" calcext:value-type="float">
            <text:p>2452</text:p>
          </table:table-cell>
          <table:table-cell office:value-type="float" office:value="1311" calcext:value-type="float">
            <text:p>1311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472" calcext:value-type="float">
            <text:p>3472</text:p>
          </table:table-cell>
          <table:table-cell office:value-type="float" office:value="920" calcext:value-type="float">
            <text:p>920</text:p>
          </table:table-cell>
          <table:table-cell office:value-type="float" office:value="2954" calcext:value-type="float">
            <text:p>295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479" calcext:value-type="float">
            <text:p>3479</text:p>
          </table:table-cell>
          <table:table-cell office:value-type="float" office:value="997" calcext:value-type="float">
            <text:p>997</text:p>
          </table:table-cell>
          <table:table-cell office:value-type="float" office:value="3389" calcext:value-type="float">
            <text:p>338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472" calcext:value-type="float">
            <text:p>3472</text:p>
          </table:table-cell>
          <table:table-cell office:value-type="float" office:value="2583" calcext:value-type="float">
            <text:p>2583</text:p>
          </table:table-cell>
          <table:table-cell office:value-type="float" office:value="2024" calcext:value-type="float">
            <text:p>202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437" calcext:value-type="float">
            <text:p>3437</text:p>
          </table:table-cell>
          <table:table-cell office:value-type="float" office:value="3482" calcext:value-type="float">
            <text:p>3482</text:p>
          </table:table-cell>
          <table:table-cell office:value-type="float" office:value="739" calcext:value-type="float">
            <text:p>73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380" calcext:value-type="float">
            <text:p>3380</text:p>
          </table:table-cell>
          <table:table-cell office:value-type="float" office:value="2453" calcext:value-type="float">
            <text:p>2453</text:p>
          </table:table-cell>
          <table:table-cell office:value-type="float" office:value="1315" calcext:value-type="float">
            <text:p>131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301" calcext:value-type="float">
            <text:p>3301</text:p>
          </table:table-cell>
          <table:table-cell office:value-type="float" office:value="919" calcext:value-type="float">
            <text:p>919</text:p>
          </table:table-cell>
          <table:table-cell office:value-type="float" office:value="2954" calcext:value-type="float">
            <text:p>295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212" calcext:value-type="float">
            <text:p>3212</text:p>
          </table:table-cell>
          <table:table-cell office:value-type="float" office:value="997" calcext:value-type="float">
            <text:p>997</text:p>
          </table:table-cell>
          <table:table-cell office:value-type="float" office:value="3395" calcext:value-type="float">
            <text:p>339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101" calcext:value-type="float">
            <text:p>3101</text:p>
          </table:table-cell>
          <table:table-cell office:value-type="float" office:value="2579" calcext:value-type="float">
            <text:p>2579</text:p>
          </table:table-cell>
          <table:table-cell office:value-type="float" office:value="2020" calcext:value-type="float">
            <text:p>202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971" calcext:value-type="float">
            <text:p>2971</text:p>
          </table:table-cell>
          <table:table-cell office:value-type="float" office:value="3482" calcext:value-type="float">
            <text:p>3482</text:p>
          </table:table-cell>
          <table:table-cell office:value-type="float" office:value="740" calcext:value-type="float">
            <text:p>74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828" calcext:value-type="float">
            <text:p>2828</text:p>
          </table:table-cell>
          <table:table-cell office:value-type="float" office:value="2452" calcext:value-type="float">
            <text:p>2452</text:p>
          </table:table-cell>
          <table:table-cell office:value-type="float" office:value="1319" calcext:value-type="float">
            <text:p>131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669" calcext:value-type="float">
            <text:p>2669</text:p>
          </table:table-cell>
          <table:table-cell office:value-type="float" office:value="921" calcext:value-type="float">
            <text:p>921</text:p>
          </table:table-cell>
          <table:table-cell office:value-type="float" office:value="2959" calcext:value-type="float">
            <text:p>295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502" calcext:value-type="float">
            <text:p>2502</text:p>
          </table:table-cell>
          <table:table-cell office:value-type="float" office:value="997" calcext:value-type="float">
            <text:p>997</text:p>
          </table:table-cell>
          <table:table-cell office:value-type="float" office:value="3393" calcext:value-type="float">
            <text:p>339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335" calcext:value-type="float">
            <text:p>2335</text:p>
          </table:table-cell>
          <table:table-cell office:value-type="float" office:value="2581" calcext:value-type="float">
            <text:p>2581</text:p>
          </table:table-cell>
          <table:table-cell office:value-type="float" office:value="2020" calcext:value-type="float">
            <text:p>202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164" calcext:value-type="float">
            <text:p>2164</text:p>
          </table:table-cell>
          <table:table-cell office:value-type="float" office:value="3483" calcext:value-type="float">
            <text:p>3483</text:p>
          </table:table-cell>
          <table:table-cell office:value-type="float" office:value="741" calcext:value-type="float">
            <text:p>741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985" calcext:value-type="float">
            <text:p>1985</text:p>
          </table:table-cell>
          <table:table-cell office:value-type="float" office:value="2452" calcext:value-type="float">
            <text:p>2452</text:p>
          </table:table-cell>
          <table:table-cell office:value-type="float" office:value="1319" calcext:value-type="float">
            <text:p>131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818" calcext:value-type="float">
            <text:p>1818</text:p>
          </table:table-cell>
          <table:table-cell office:value-type="float" office:value="917" calcext:value-type="float">
            <text:p>917</text:p>
          </table:table-cell>
          <table:table-cell office:value-type="float" office:value="2960" calcext:value-type="float">
            <text:p>296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645" calcext:value-type="float">
            <text:p>1645</text:p>
          </table:table-cell>
          <table:table-cell office:value-type="float" office:value="996" calcext:value-type="float">
            <text:p>996</text:p>
          </table:table-cell>
          <table:table-cell office:value-type="float" office:value="3391" calcext:value-type="float">
            <text:p>3391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83" calcext:value-type="float">
            <text:p>1483</text:p>
          </table:table-cell>
          <table:table-cell office:value-type="float" office:value="2581" calcext:value-type="float">
            <text:p>2581</text:p>
          </table:table-cell>
          <table:table-cell office:value-type="float" office:value="2020" calcext:value-type="float">
            <text:p>202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330" calcext:value-type="float">
            <text:p>1330</text:p>
          </table:table-cell>
          <table:table-cell office:value-type="float" office:value="3477" calcext:value-type="float">
            <text:p>3477</text:p>
          </table:table-cell>
          <table:table-cell office:value-type="float" office:value="738" calcext:value-type="float">
            <text:p>738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184" calcext:value-type="float">
            <text:p>1184</text:p>
          </table:table-cell>
          <table:table-cell office:value-type="float" office:value="2454" calcext:value-type="float">
            <text:p>2454</text:p>
          </table:table-cell>
          <table:table-cell office:value-type="float" office:value="1324" calcext:value-type="float">
            <text:p>132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60" calcext:value-type="float">
            <text:p>1060</text:p>
          </table:table-cell>
          <table:table-cell office:value-type="float" office:value="917" calcext:value-type="float">
            <text:p>917</text:p>
          </table:table-cell>
          <table:table-cell office:value-type="float" office:value="2967" calcext:value-type="float">
            <text:p>2967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49" calcext:value-type="float">
            <text:p>949</text:p>
          </table:table-cell>
          <table:table-cell office:value-type="float" office:value="997" calcext:value-type="float">
            <text:p>997</text:p>
          </table:table-cell>
          <table:table-cell office:value-type="float" office:value="3390" calcext:value-type="float">
            <text:p>339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861" calcext:value-type="float">
            <text:p>861</text:p>
          </table:table-cell>
          <table:table-cell office:value-type="float" office:value="2580" calcext:value-type="float">
            <text:p>2580</text:p>
          </table:table-cell>
          <table:table-cell office:value-type="float" office:value="2007" calcext:value-type="float">
            <text:p>2007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84" calcext:value-type="float">
            <text:p>784</text:p>
          </table:table-cell>
          <table:table-cell office:value-type="float" office:value="3479" calcext:value-type="float">
            <text:p>3479</text:p>
          </table:table-cell>
          <table:table-cell office:value-type="float" office:value="736" calcext:value-type="float">
            <text:p>736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30" calcext:value-type="float">
            <text:p>730</text:p>
          </table:table-cell>
          <table:table-cell office:value-type="float" office:value="2456" calcext:value-type="float">
            <text:p>2456</text:p>
          </table:table-cell>
          <table:table-cell office:value-type="float" office:value="1323" calcext:value-type="float">
            <text:p>132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01" calcext:value-type="float">
            <text:p>701</text:p>
          </table:table-cell>
          <table:table-cell office:value-type="float" office:value="920" calcext:value-type="float">
            <text:p>920</text:p>
          </table:table-cell>
          <table:table-cell office:value-type="float" office:value="2966" calcext:value-type="float">
            <text:p>2966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88" calcext:value-type="float">
            <text:p>688</text:p>
          </table:table-cell>
          <table:table-cell office:value-type="float" office:value="998" calcext:value-type="float">
            <text:p>998</text:p>
          </table:table-cell>
          <table:table-cell office:value-type="float" office:value="3389" calcext:value-type="float">
            <text:p>338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00" calcext:value-type="float">
            <text:p>700</text:p>
          </table:table-cell>
          <table:table-cell office:value-type="float" office:value="2585" calcext:value-type="float">
            <text:p>2585</text:p>
          </table:table-cell>
          <table:table-cell office:value-type="float" office:value="2014" calcext:value-type="float">
            <text:p>201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39" calcext:value-type="float">
            <text:p>739</text:p>
          </table:table-cell>
          <table:table-cell office:value-type="float" office:value="3479" calcext:value-type="float">
            <text:p>3479</text:p>
          </table:table-cell>
          <table:table-cell office:value-type="float" office:value="733" calcext:value-type="float">
            <text:p>73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92" calcext:value-type="float">
            <text:p>792</text:p>
          </table:table-cell>
          <table:table-cell office:value-type="float" office:value="2450" calcext:value-type="float">
            <text:p>2450</text:p>
          </table:table-cell>
          <table:table-cell office:value-type="float" office:value="1327" calcext:value-type="float">
            <text:p>1327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866" calcext:value-type="float">
            <text:p>866</text:p>
          </table:table-cell>
          <table:table-cell office:value-type="float" office:value="919" calcext:value-type="float">
            <text:p>919</text:p>
          </table:table-cell>
          <table:table-cell office:value-type="float" office:value="2970" calcext:value-type="float">
            <text:p>297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65" calcext:value-type="float">
            <text:p>965</text:p>
          </table:table-cell>
          <table:table-cell office:value-type="float" office:value="994" calcext:value-type="float">
            <text:p>994</text:p>
          </table:table-cell>
          <table:table-cell office:value-type="float" office:value="3391" calcext:value-type="float">
            <text:p>3391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073" calcext:value-type="float">
            <text:p>1073</text:p>
          </table:table-cell>
          <table:table-cell office:value-type="float" office:value="2578" calcext:value-type="float">
            <text:p>2578</text:p>
          </table:table-cell>
          <table:table-cell office:value-type="float" office:value="2010" calcext:value-type="float">
            <text:p>201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205" calcext:value-type="float">
            <text:p>1205</text:p>
          </table:table-cell>
          <table:table-cell office:value-type="float" office:value="3483" calcext:value-type="float">
            <text:p>3483</text:p>
          </table:table-cell>
          <table:table-cell office:value-type="float" office:value="734" calcext:value-type="float">
            <text:p>73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349" calcext:value-type="float">
            <text:p>1349</text:p>
          </table:table-cell>
          <table:table-cell office:value-type="float" office:value="2460" calcext:value-type="float">
            <text:p>2460</text:p>
          </table:table-cell>
          <table:table-cell office:value-type="float" office:value="1333" calcext:value-type="float">
            <text:p>133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500" calcext:value-type="float">
            <text:p>1500</text:p>
          </table:table-cell>
          <table:table-cell office:value-type="float" office:value="917" calcext:value-type="float">
            <text:p>917</text:p>
          </table:table-cell>
          <table:table-cell office:value-type="float" office:value="2974" calcext:value-type="float">
            <text:p>297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669" calcext:value-type="float">
            <text:p>1669</text:p>
          </table:table-cell>
          <table:table-cell office:value-type="float" office:value="991" calcext:value-type="float">
            <text:p>991</text:p>
          </table:table-cell>
          <table:table-cell office:value-type="float" office:value="3386" calcext:value-type="float">
            <text:p>3386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836" calcext:value-type="float">
            <text:p>1836</text:p>
          </table:table-cell>
          <table:table-cell office:value-type="float" office:value="2573" calcext:value-type="float">
            <text:p>2573</text:p>
          </table:table-cell>
          <table:table-cell office:value-type="float" office:value="2005" calcext:value-type="float">
            <text:p>200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007" calcext:value-type="float">
            <text:p>2007</text:p>
          </table:table-cell>
          <table:table-cell office:value-type="float" office:value="3483" calcext:value-type="float">
            <text:p>3483</text:p>
          </table:table-cell>
          <table:table-cell office:value-type="float" office:value="733" calcext:value-type="float">
            <text:p>73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184" calcext:value-type="float">
            <text:p>2184</text:p>
          </table:table-cell>
          <table:table-cell office:value-type="float" office:value="2456" calcext:value-type="float">
            <text:p>2456</text:p>
          </table:table-cell>
          <table:table-cell office:value-type="float" office:value="1333" calcext:value-type="float">
            <text:p>133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358" calcext:value-type="float">
            <text:p>2358</text:p>
          </table:table-cell>
          <table:table-cell office:value-type="float" office:value="920" calcext:value-type="float">
            <text:p>920</text:p>
          </table:table-cell>
          <table:table-cell office:value-type="float" office:value="2970" calcext:value-type="float">
            <text:p>297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528" calcext:value-type="float">
            <text:p>2528</text:p>
          </table:table-cell>
          <table:table-cell office:value-type="float" office:value="996" calcext:value-type="float">
            <text:p>996</text:p>
          </table:table-cell>
          <table:table-cell office:value-type="float" office:value="3385" calcext:value-type="float">
            <text:p>338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689" calcext:value-type="float">
            <text:p>2689</text:p>
          </table:table-cell>
          <table:table-cell office:value-type="float" office:value="2577" calcext:value-type="float">
            <text:p>2577</text:p>
          </table:table-cell>
          <table:table-cell office:value-type="float" office:value="2004" calcext:value-type="float">
            <text:p>200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840" calcext:value-type="float">
            <text:p>2840</text:p>
          </table:table-cell>
          <table:table-cell office:value-type="float" office:value="3478" calcext:value-type="float">
            <text:p>3478</text:p>
          </table:table-cell>
          <table:table-cell office:value-type="float" office:value="735" calcext:value-type="float">
            <text:p>73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984" calcext:value-type="float">
            <text:p>2984</text:p>
          </table:table-cell>
          <table:table-cell office:value-type="float" office:value="2456" calcext:value-type="float">
            <text:p>2456</text:p>
          </table:table-cell>
          <table:table-cell office:value-type="float" office:value="1331" calcext:value-type="float">
            <text:p>1331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112" calcext:value-type="float">
            <text:p>3112</text:p>
          </table:table-cell>
          <table:table-cell office:value-type="float" office:value="917" calcext:value-type="float">
            <text:p>917</text:p>
          </table:table-cell>
          <table:table-cell office:value-type="float" office:value="2974" calcext:value-type="float">
            <text:p>297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225" calcext:value-type="float">
            <text:p>3225</text:p>
          </table:table-cell>
          <table:table-cell office:value-type="float" office:value="992" calcext:value-type="float">
            <text:p>992</text:p>
          </table:table-cell>
          <table:table-cell office:value-type="float" office:value="3388" calcext:value-type="float">
            <text:p>3388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318" calcext:value-type="float">
            <text:p>3318</text:p>
          </table:table-cell>
          <table:table-cell office:value-type="float" office:value="2576" calcext:value-type="float">
            <text:p>2576</text:p>
          </table:table-cell>
          <table:table-cell office:value-type="float" office:value="2004" calcext:value-type="float">
            <text:p>200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387" calcext:value-type="float">
            <text:p>3387</text:p>
          </table:table-cell>
          <table:table-cell office:value-type="float" office:value="3477" calcext:value-type="float">
            <text:p>3477</text:p>
          </table:table-cell>
          <table:table-cell office:value-type="float" office:value="731" calcext:value-type="float">
            <text:p>731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443" calcext:value-type="float">
            <text:p>3443</text:p>
          </table:table-cell>
          <table:table-cell office:value-type="float" office:value="2458" calcext:value-type="float">
            <text:p>2458</text:p>
          </table:table-cell>
          <table:table-cell office:value-type="float" office:value="1333" calcext:value-type="float">
            <text:p>133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472" calcext:value-type="float">
            <text:p>3472</text:p>
          </table:table-cell>
          <table:table-cell office:value-type="float" office:value="924" calcext:value-type="float">
            <text:p>924</text:p>
          </table:table-cell>
          <table:table-cell office:value-type="float" office:value="2972" calcext:value-type="float">
            <text:p>297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483" calcext:value-type="float">
            <text:p>3483</text:p>
          </table:table-cell>
          <table:table-cell office:value-type="float" office:value="994" calcext:value-type="float">
            <text:p>994</text:p>
          </table:table-cell>
          <table:table-cell office:value-type="float" office:value="3388" calcext:value-type="float">
            <text:p>3388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469" calcext:value-type="float">
            <text:p>3469</text:p>
          </table:table-cell>
          <table:table-cell office:value-type="float" office:value="2577" calcext:value-type="float">
            <text:p>2577</text:p>
          </table:table-cell>
          <table:table-cell office:value-type="float" office:value="1999" calcext:value-type="float">
            <text:p>199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436" calcext:value-type="float">
            <text:p>3436</text:p>
          </table:table-cell>
          <table:table-cell office:value-type="float" office:value="3480" calcext:value-type="float">
            <text:p>3480</text:p>
          </table:table-cell>
          <table:table-cell office:value-type="float" office:value="732" calcext:value-type="float">
            <text:p>73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380" calcext:value-type="float">
            <text:p>3380</text:p>
          </table:table-cell>
          <table:table-cell office:value-type="float" office:value="2456" calcext:value-type="float">
            <text:p>2456</text:p>
          </table:table-cell>
          <table:table-cell office:value-type="float" office:value="1337" calcext:value-type="float">
            <text:p>1337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302" calcext:value-type="float">
            <text:p>3302</text:p>
          </table:table-cell>
          <table:table-cell office:value-type="float" office:value="919" calcext:value-type="float">
            <text:p>919</text:p>
          </table:table-cell>
          <table:table-cell office:value-type="float" office:value="2978" calcext:value-type="float">
            <text:p>2978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11" calcext:value-type="float">
            <text:p>3211</text:p>
          </table:table-cell>
          <table:table-cell office:value-type="float" office:value="992" calcext:value-type="float">
            <text:p>992</text:p>
          </table:table-cell>
          <table:table-cell office:value-type="float" office:value="3381" calcext:value-type="float">
            <text:p>3381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097" calcext:value-type="float">
            <text:p>3097</text:p>
          </table:table-cell>
          <table:table-cell office:value-type="float" office:value="2575" calcext:value-type="float">
            <text:p>2575</text:p>
          </table:table-cell>
          <table:table-cell office:value-type="float" office:value="2000" calcext:value-type="float">
            <text:p>200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970" calcext:value-type="float">
            <text:p>2970</text:p>
          </table:table-cell>
          <table:table-cell office:value-type="float" office:value="3479" calcext:value-type="float">
            <text:p>3479</text:p>
          </table:table-cell>
          <table:table-cell office:value-type="float" office:value="734" calcext:value-type="float">
            <text:p>73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824" calcext:value-type="float">
            <text:p>2824</text:p>
          </table:table-cell>
          <table:table-cell office:value-type="float" office:value="2462" calcext:value-type="float">
            <text:p>2462</text:p>
          </table:table-cell>
          <table:table-cell office:value-type="float" office:value="1342" calcext:value-type="float">
            <text:p>134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675" calcext:value-type="float">
            <text:p>2675</text:p>
          </table:table-cell>
          <table:table-cell office:value-type="float" office:value="921" calcext:value-type="float">
            <text:p>921</text:p>
          </table:table-cell>
          <table:table-cell office:value-type="float" office:value="2975" calcext:value-type="float">
            <text:p>29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502" calcext:value-type="float">
            <text:p>2502</text:p>
          </table:table-cell>
          <table:table-cell office:value-type="float" office:value="995" calcext:value-type="float">
            <text:p>995</text:p>
          </table:table-cell>
          <table:table-cell office:value-type="float" office:value="3378" calcext:value-type="float">
            <text:p>3378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337" calcext:value-type="float">
            <text:p>2337</text:p>
          </table:table-cell>
          <table:table-cell office:value-type="float" office:value="2575" calcext:value-type="float">
            <text:p>2575</text:p>
          </table:table-cell>
          <table:table-cell office:value-type="float" office:value="1994" calcext:value-type="float">
            <text:p>199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163" calcext:value-type="float">
            <text:p>2163</text:p>
          </table:table-cell>
          <table:table-cell office:value-type="float" office:value="3481" calcext:value-type="float">
            <text:p>3481</text:p>
          </table:table-cell>
          <table:table-cell office:value-type="float" office:value="732" calcext:value-type="float">
            <text:p>73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982" calcext:value-type="float">
            <text:p>1982</text:p>
          </table:table-cell>
          <table:table-cell office:value-type="float" office:value="2461" calcext:value-type="float">
            <text:p>2461</text:p>
          </table:table-cell>
          <table:table-cell office:value-type="float" office:value="1341" calcext:value-type="float">
            <text:p>1341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13" calcext:value-type="float">
            <text:p>1813</text:p>
          </table:table-cell>
          <table:table-cell office:value-type="float" office:value="924" calcext:value-type="float">
            <text:p>924</text:p>
          </table:table-cell>
          <table:table-cell office:value-type="float" office:value="2980" calcext:value-type="float">
            <text:p>2980</text:p>
          </table:table-cell>
          <table:table-cell table:number-columns-repeated="2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8">00/00/0000</text:date>, <text:time style:data-style-name="N2" text:time-value="18:32:27.1005507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2T11:21:46.886298648</meta:creation-date>
    <dc:date>2022-11-28T18:34:16.382932604</dc:date>
    <meta:editing-duration>PT41M11S</meta:editing-duration>
    <meta:editing-cycles>8</meta:editing-cycles>
    <meta:generator>LibreOffice/6.4.7.2$Linux_X86_64 LibreOffice_project/40$Build-2</meta:generator>
    <meta:document-statistic meta:table-count="1" meta:cell-count="3208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0.619cm" svg:height="19.712cm" xlink:href=".." xlink:type="simple" chart:class="chart:line" chart:style-name="ch1">
        <chart:title svg:x="18.731cm" svg:y="0.53cm" chart:style-name="ch2">
          <text:p>ADC for 10kHz</text:p>
        </chart:title>
        <chart:plot-area chart:style-name="ch3" table:cell-range-address="Sheet1.C2:Sheet1.C501" svg:x="0.812cm" svg:y="1.703cm" svg:width="38.995cm" svg:height="17.615cm">
          <chartooo:coordinate-region svg:x="1.804cm" svg:y="1.824cm" svg:width="38.003cm" svg:height="16.4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501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0">
                <text:p>1030</text:p>
                <draw:g>
                  <svg:desc>Sheet1.C2:Sheet1.C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27">
                <text:p>2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35">
                <text:p>26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31">
                <text:p>26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27">
                <text:p>26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23">
                <text:p>26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21">
                <text:p>26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615">
                <text:p>26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23">
                <text:p>24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23">
                <text:p>24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596">
                <text:p>25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596">
                <text:p>25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449">
                <text:p>244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579">
                <text:p>257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77">
                <text:p>257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577">
                <text:p>25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24">
                <text:p>9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817cm" svg:height="14.823cm" xlink:href=".." xlink:type="simple" chart:class="chart:line" chart:style-name="ch1">
        <chart:title svg:x="10.449cm" svg:y="0.432cm" chart:style-name="ch2">
          <text:p>ADC for 1kHz</text:p>
        </chart:title>
        <chart:plot-area chart:style-name="ch3" table:cell-range-address="Sheet1.B2:Sheet1.B501" svg:x="0.476cm" svg:y="1.507cm" svg:width="22.865cm" svg:height="13.02cm">
          <chartooo:coordinate-region svg:x="1.468cm" svg:y="1.628cm" svg:width="21.873cm" svg:height="11.8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01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43">
                <text:p>1643</text:p>
                <draw:g>
                  <svg:desc>Sheet1.B2:Sheet1.B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65">
                <text:p>23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97">
                <text:p>26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51">
                <text:p>28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68">
                <text:p>26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57">
                <text:p>21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85">
                <text:p>34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02">
                <text:p>33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1">
                <text:p>28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17">
                <text:p>33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63">
                <text:p>34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82">
                <text:p>33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22">
                <text:p>28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114">
                <text:p>31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377">
                <text:p>33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207">
                <text:p>32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21">
                <text:p>28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37">
                <text:p>34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206">
                <text:p>32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31">
                <text:p>23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361">
                <text:p>236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117">
                <text:p>31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317">
                <text:p>33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37">
                <text:p>34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68">
                <text:p>26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505">
                <text:p>25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693">
                <text:p>269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985">
                <text:p>298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28">
                <text:p>322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87">
                <text:p>33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211">
                <text:p>32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336">
                <text:p>23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363">
                <text:p>236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439">
                <text:p>34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214">
                <text:p>32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437">
                <text:p>343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212">
                <text:p>321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101">
                <text:p>310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669">
                <text:p>266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689">
                <text:p>268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387">
                <text:p>338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302">
                <text:p>330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211">
                <text:p>321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813">
                <text:p>18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0.183cm" svg:height="19.5cm" xlink:href=".." xlink:type="simple" chart:class="chart:line" chart:style-name="ch1">
        <chart:title svg:x="18.513cm" svg:y="0.526cm" chart:style-name="ch2">
          <text:p>ADC for 40kHz</text:p>
        </chart:title>
        <chart:plot-area chart:style-name="ch3" table:cell-range-address="Sheet1.D2:Sheet1.D501" svg:x="0.803cm" svg:y="1.695cm" svg:width="38.577cm" svg:height="17.415cm">
          <chartooo:coordinate-region svg:x="1.795cm" svg:y="1.816cm" svg:width="37.585cm" svg:height="16.2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501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44">
                <text:p>3444</text:p>
                <draw:g>
                  <svg:desc>Sheet1.D2:Sheet1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46">
                <text:p>2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76">
                <text:p>27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55">
                <text:p>34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82">
                <text:p>27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54">
                <text:p>34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37">
                <text:p>22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82">
                <text:p>27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94">
                <text:p>2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06">
                <text:p>22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04">
                <text:p>28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41">
                <text:p>34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94">
                <text:p>21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39">
                <text:p>34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21">
                <text:p>28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41">
                <text:p>34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39">
                <text:p>34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69">
                <text:p>21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435">
                <text:p>34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51">
                <text:p>28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33">
                <text:p>34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62">
                <text:p>28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23">
                <text:p>21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92">
                <text:p>28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895">
                <text:p>28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15">
                <text:p>34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904">
                <text:p>29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415">
                <text:p>34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923">
                <text:p>29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935">
                <text:p>293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402">
                <text:p>34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398">
                <text:p>339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942">
                <text:p>294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942">
                <text:p>29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945">
                <text:p>29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397">
                <text:p>33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959">
                <text:p>295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974">
                <text:p>297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386">
                <text:p>338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385">
                <text:p>338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974">
                <text:p>297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972">
                <text:p>297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975">
                <text:p>29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378">
                <text:p>337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980">
                <text:p>29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817cm" svg:height="14.823cm" xlink:href=".." xlink:type="simple" chart:class="chart:line" chart:style-name="ch1">
        <chart:title svg:x="10.422cm" svg:y="0.432cm" chart:style-name="ch2">
          <text:p>DMA for 1kHz</text:p>
        </chart:title>
        <chart:plot-area chart:style-name="ch3" table:cell-range-address="Sheet1.F2:Sheet1.F301" svg:x="0.476cm" svg:y="1.507cm" svg:width="22.865cm" svg:height="13.02cm">
          <chartooo:coordinate-region svg:x="1.468cm" svg:y="1.628cm" svg:width="21.873cm" svg:height="11.8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301" chart:class="chart:line"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27">
                <text:p>3027</text:p>
                <draw:g>
                  <svg:desc>Sheet1.F2:Sheet1.F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97">
                <text:p>31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35">
                <text:p>32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11">
                <text:p>27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79">
                <text:p>23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73">
                <text:p>33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66">
                <text:p>34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35">
                <text:p>32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51">
                <text:p>25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81">
                <text:p>23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649">
                <text:p>26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237">
                <text:p>32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49">
                <text:p>26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04">
                <text:p>28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79">
                <text:p>30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66">
                <text:p>34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397">
                <text:p>33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36">
                <text:p>32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04">
                <text:p>28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398">
                <text:p>33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236">
                <text:p>32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3">
                <text:p>255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47">
                <text:p>26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04">
                <text:p>28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79">
                <text:p>307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397">
                <text:p>339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37">
                <text:p>32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484cm" svg:height="20.133cm" xlink:href=".." xlink:type="simple" chart:class="chart:line" chart:style-name="ch1">
        <chart:title svg:x="14.637cm" svg:y="0.538cm" chart:style-name="ch2">
          <text:p>DMA for 10kHz</text:p>
        </chart:title>
        <chart:plot-area chart:style-name="ch3" table:cell-range-address="Sheet1.G2:Sheet1.G301" svg:x="0.649cm" svg:y="1.719cm" svg:width="31.186cm" svg:height="18.012cm">
          <chartooo:coordinate-region svg:x="1.641cm" svg:y="1.84cm" svg:width="30.194cm" svg:height="16.8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301" chart:class="chart:line"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73">
                <text:p>2973</text:p>
                <draw:g>
                  <svg:desc>Sheet1.G2:Sheet1.G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75">
                <text:p>2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75">
                <text:p>2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74">
                <text:p>28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62">
                <text:p>28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62">
                <text:p>28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851">
                <text:p>28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854">
                <text:p>285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484cm" svg:height="20.133cm" xlink:href=".." xlink:type="simple" chart:class="chart:line" chart:style-name="ch1">
        <chart:title svg:x="14.637cm" svg:y="0.538cm" chart:style-name="ch2">
          <text:p>DMA for 40kHz</text:p>
        </chart:title>
        <chart:plot-area chart:style-name="ch3" table:cell-range-address="Sheet1.H2:Sheet1.H302" svg:x="0.649cm" svg:y="1.719cm" svg:width="31.186cm" svg:height="18.012cm">
          <chartooo:coordinate-region svg:x="1.641cm" svg:y="1.84cm" svg:width="30.053cm" svg:height="16.8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302" chart:class="chart:line">
            <chart:data-point chart:repeated="3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1">
                <text:p>2051</text:p>
                <draw:g>
                  <svg:desc>Sheet1.H2:Sheet1.H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94">
                <text:p>21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94">
                <text:p>21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74">
                <text:p>21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57">
                <text:p>21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